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svg:stroke-color="#000000" draw:fill="none" draw:fill-color="#ffffff" fo:min-height="2.816cm"/>
    </style:style>
    <style:style style:name="gr3" style:family="graphic" style:parent-style-name="standard">
      <style:graphic-properties draw:stroke="none" svg:stroke-color="#000000" draw:fill="none" draw:fill-color="#ffffff" fo:min-height="2.945cm"/>
    </style:style>
    <style:style style:name="gr4" style:family="graphic" style:parent-style-name="standard">
      <style:graphic-properties draw:stroke="none" draw:fill="none" fo:min-height="0.713cm"/>
    </style:style>
    <style:style style:name="gr5"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6" style:family="graphic" style:parent-style-name="standard">
      <style:graphic-properties draw:stroke="none" svg:stroke-color="#000000" draw:fill="none" fo:min-height="0.794cm"/>
    </style:style>
    <style:style style:name="gr7" style:family="graphic" style:parent-style-name="standard">
      <style:graphic-properties svg:stroke-color="#000000" draw:fill="solid" draw:fill-color="#ffffff" draw:textarea-horizontal-align="justify" draw:textarea-vertical-align="middle" draw:auto-grow-height="false"/>
    </style:style>
    <style:style style:name="gr8" style:family="graphic" style:parent-style-name="objectwithoutfill">
      <style:graphic-properties svg:stroke-color="#000000" draw:fill="none"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true" fo:min-height="0.475cm" fo:min-width="1cm"/>
    </style:style>
    <style:style style:name="gr10" style:family="graphic" style:parent-style-name="standard">
      <style:graphic-properties svg:stroke-color="#000000" draw:fill="solid" draw:fill-color="#ffffff" draw:textarea-horizontal-align="justify" draw:textarea-vertical-align="middle" draw:auto-grow-height="false"/>
    </style:style>
    <style:style style:name="gr11" style:family="graphic" style:parent-style-name="standard">
      <style:graphic-properties draw:stroke="none" svg:stroke-color="#000000" draw:fill="none" draw:fill-color="#ffffff" draw:textarea-horizontal-align="left" draw:auto-grow-height="true" draw:auto-grow-width="true" fo:min-height="0.413cm" fo:min-width="1.827cm"/>
    </style:style>
    <style:style style:name="gr12" style:family="graphic" style:parent-style-name="standard">
      <style:graphic-properties draw:stroke="none" svg:stroke-color="#000000" draw:fill="none" draw:fill-color="#ffffff" draw:textarea-horizontal-align="left" draw:auto-grow-height="true" draw:auto-grow-width="true" fo:min-height="0.36cm" fo:min-width="0.833cm"/>
    </style:style>
    <style:style style:name="gr13" style:family="graphic" style:parent-style-name="standard">
      <style:graphic-properties draw:stroke="none" svg:stroke-color="#000000" draw:fill="none" draw:fill-color="#ffffff" draw:textarea-horizontal-align="left" draw:auto-grow-height="true" draw:auto-grow-width="true" fo:min-height="0.55cm" fo:min-width="1.382cm"/>
    </style:style>
    <style:style style:name="gr14" style:family="graphic" style:parent-style-name="standard">
      <style:graphic-properties svg:stroke-color="#000000" draw:fill="solid" draw:fill-color="#000000" draw:textarea-horizontal-align="justify" draw:textarea-vertical-align="middle" draw:auto-grow-height="false"/>
    </style:style>
    <style:style style:name="gr15" style:family="graphic" style:parent-style-name="standard">
      <style:graphic-properties svg:stroke-color="#000000" draw:fill="solid" draw:fill-color="#000000" draw:textarea-horizontal-align="justify" draw:textarea-vertical-align="middle" draw:auto-grow-height="false" fo:min-height="0cm"/>
    </style:style>
    <style:style style:name="gr16" style:family="graphic" style:parent-style-name="standard">
      <style:graphic-properties draw:stroke="none" svg:stroke-color="#000000" draw:fill="none" draw:fill-color="#ffffff" draw:textarea-horizontal-align="left" draw:auto-grow-height="true" draw:auto-grow-width="true" fo:min-height="0.45cm" fo:min-width="0.836cm"/>
    </style:style>
    <style:style style:name="gr17" style:family="graphic" style:parent-style-name="standard">
      <style:graphic-properties draw:stroke="none" svg:stroke-color="#000000" draw:fill="none" draw:fill-color="#ffffff" draw:textarea-horizontal-align="left" draw:auto-grow-height="true" draw:auto-grow-width="true" fo:min-height="0.35cm" fo:min-width="2.106cm"/>
    </style:style>
    <style:style style:name="gr18" style:family="graphic" style:parent-style-name="standard">
      <style:graphic-properties draw:stroke="none" svg:stroke-color="#000000" draw:fill="none" draw:fill-color="#ffffff" draw:textarea-horizontal-align="left" draw:auto-grow-height="true" draw:auto-grow-width="true" fo:min-height="0.239cm" fo:min-width="1.076cm"/>
    </style:style>
    <style:style style:name="gr19" style:family="graphic" style:parent-style-name="standard">
      <style:graphic-properties draw:stroke="none" svg:stroke-color="#000000" draw:fill="none" draw:fill-color="#ffffff" draw:textarea-horizontal-align="left" draw:auto-grow-height="true" draw:auto-grow-width="true" fo:min-height="0.25cm" fo:min-width="1.365cm"/>
    </style:style>
    <style:style style:name="gr20" style:family="graphic" style:parent-style-name="standard">
      <style:graphic-properties draw:stroke="none" svg:stroke-color="#000000" draw:fill="none" draw:fill-color="#ffffff" draw:textarea-horizontal-align="left" draw:auto-grow-height="true" draw:auto-grow-width="true" fo:min-height="0.45cm" fo:min-width="1.082cm"/>
    </style:style>
    <style:style style:name="gr21" style:family="graphic" style:parent-style-name="standard">
      <style:graphic-properties draw:stroke="none" svg:stroke-color="#000000" draw:fill="none" draw:fill-color="#ffffff" draw:textarea-horizontal-align="left" draw:auto-grow-height="true" draw:auto-grow-width="true" fo:min-height="0.45cm" fo:min-width="0.707cm"/>
    </style:style>
    <style:style style:name="gr22" style:family="graphic" style:parent-style-name="standard">
      <style:graphic-properties draw:stroke="none" svg:stroke-color="#000000" draw:fill="none" draw:fill-color="#ffffff" draw:textarea-horizontal-align="left" draw:auto-grow-height="true" draw:auto-grow-width="true" fo:min-height="0.257cm" fo:min-width="0.836cm"/>
    </style:style>
    <style:style style:name="gr23" style:family="graphic" style:parent-style-name="standard">
      <style:graphic-properties draw:stroke="solid" draw:stroke-dash="Ultrafine_20_Dashed" svg:stroke-color="#000000" draw:fill="solid" draw:fill-color="#000000" draw:textarea-horizontal-align="justify" draw:textarea-vertical-align="middle" draw:auto-grow-height="false"/>
    </style:style>
    <style:style style:name="gr24" style:family="graphic" style:parent-style-name="standard">
      <style:graphic-properties draw:stroke="none" svg:stroke-color="#000000" draw:fill="none" draw:fill-color="#ffffff" draw:textarea-horizontal-align="left" draw:auto-grow-height="true" draw:auto-grow-width="true" fo:min-height="0.45cm" fo:min-width="4.366cm"/>
    </style:style>
    <style:style style:name="gr25" style:family="graphic" style:parent-style-name="standard">
      <style:graphic-properties draw:stroke="none" svg:stroke-color="#000000" draw:fill="none" draw:fill-color="#ffffff" draw:textarea-horizontal-align="left" draw:auto-grow-height="true" draw:auto-grow-width="true" fo:min-height="0.45cm" fo:min-width="1.247cm"/>
    </style:style>
    <style:style style:name="gr26" style:family="graphic" style:parent-style-name="standard">
      <style:graphic-properties draw:stroke="none" svg:stroke-color="#000000" draw:fill="none" draw:fill-color="#ffffff" draw:textarea-horizontal-align="left" draw:auto-grow-height="true" draw:auto-grow-width="true" fo:min-height="0.581cm" fo:min-width="1.827cm"/>
    </style:style>
    <style:style style:name="gr27" style:family="graphic" style:parent-style-name="standard">
      <style:graphic-properties draw:stroke="none" svg:stroke-color="#000000" draw:fill="none" draw:fill-color="#ffffff" draw:textarea-horizontal-align="left" draw:auto-grow-height="true" draw:auto-grow-width="false" fo:min-height="0.15cm" fo:min-width="0cm"/>
    </style:style>
    <style:style style:name="gr28" style:family="graphic" style:parent-style-name="standard">
      <style:graphic-properties draw:stroke="none" svg:stroke-color="#000000" draw:fill="none" draw:fill-color="#ffffff" draw:textarea-horizontal-align="left" draw:auto-grow-height="true" draw:auto-grow-width="false" fo:min-height="0.219cm" fo:min-width="0cm"/>
    </style:style>
    <style:style style:name="gr29" style:family="graphic" style:parent-style-name="standard">
      <style:graphic-properties draw:stroke="none" svg:stroke-color="#000000" draw:fill="none" draw:fill-color="#ffffff" draw:textarea-horizontal-align="left" draw:auto-grow-height="true" draw:auto-grow-width="false" fo:min-height="0.637cm" fo:min-width="0cm"/>
    </style:style>
    <style:style style:name="gr30" style:family="graphic" style:parent-style-name="standard">
      <style:graphic-properties draw:stroke="none" svg:stroke-color="#000000" draw:fill="none" draw:fill-color="#ffffff" draw:textarea-horizontal-align="left" draw:auto-grow-height="true" draw:auto-grow-width="false" fo:min-height="8.25cm" fo:min-width="0cm"/>
    </style:style>
    <style:style style:name="gr31" style:family="graphic" style:parent-style-name="standard">
      <style:graphic-properties draw:stroke="none" svg:stroke-color="#000000" draw:fill="none" draw:fill-color="#ffffff" fo:min-height="3.6cm"/>
    </style:style>
    <style:style style:name="gr32" style:family="graphic" style:parent-style-name="objectwithoutfill">
      <style:graphic-properties draw:fill="none" draw:textarea-vertical-align="middle"/>
    </style:style>
    <style:style style:name="gr33" style:family="graphic" style:parent-style-name="objectwithoutfill">
      <style:graphic-properties draw:marker-end="Arrow" draw:marker-end-width="0.3cm" draw:fill="none" draw:textarea-vertical-align="middle"/>
    </style:style>
    <style:style style:name="gr34" style:family="graphic" style:parent-style-name="standard">
      <style:graphic-properties draw:stroke="none" svg:stroke-color="#000000" draw:fill="none" draw:fill-color="#ffffff" draw:textarea-horizontal-align="left" draw:auto-grow-height="true" draw:auto-grow-width="true" fo:min-height="0.475cm" fo:min-width="1.1cm"/>
    </style:style>
    <style:style style:name="gr35" style:family="graphic" style:parent-style-name="standard">
      <style:graphic-properties draw:stroke="none" svg:stroke-color="#000000" draw:fill="none" draw:fill-color="#ffffff" fo:min-height="0.475cm"/>
    </style:style>
    <style:style style:name="gr36" style:family="graphic" style:parent-style-name="standard">
      <style:graphic-properties draw:stroke="none" draw:fill="none" fo:min-height="0.794cm"/>
    </style:style>
    <style:style style:name="gr37" style:family="graphic" style:parent-style-name="standard">
      <style:graphic-properties draw:stroke="none" svg:stroke-color="#000000" draw:fill="none" draw:fill-color="#ffffff" draw:textarea-horizontal-align="left" draw:auto-grow-height="true" draw:auto-grow-width="true" fo:min-height="0.45cm" fo:min-width="1cm"/>
    </style:style>
    <style:style style:name="gr38" style:family="graphic" style:parent-style-name="standard">
      <style:graphic-properties draw:stroke="none" svg:stroke-color="#000000" draw:fill="none" draw:fill-color="#ffffff" draw:textarea-horizontal-align="left" draw:auto-grow-height="true" draw:auto-grow-width="true" fo:min-height="0.395cm" fo:min-width="1cm"/>
    </style:style>
    <style:style style:name="gr39" style:family="graphic" style:parent-style-name="standard">
      <style:graphic-properties draw:stroke="none" svg:stroke-color="#000000" draw:fill="none" draw:fill-color="#ffffff" draw:textarea-horizontal-align="left" draw:auto-grow-height="true" draw:auto-grow-width="true" fo:min-height="0.395cm" fo:min-width="1.78cm"/>
    </style:style>
    <style:style style:name="gr40" style:family="graphic" style:parent-style-name="objectwithoutfill">
      <style:graphic-properties draw:stroke="solid" draw:stroke-dash="Fine_20_Dashed" draw:fill="none" draw:textarea-vertical-align="middle"/>
    </style:style>
    <style:style style:name="gr41" style:family="graphic" style:parent-style-name="standard">
      <style:graphic-properties draw:stroke="none" svg:stroke-color="#000000" draw:fill="none" draw:fill-color="#ffffff" draw:textarea-horizontal-align="left" draw:auto-grow-height="true" draw:auto-grow-width="true" fo:min-height="0.319cm" fo:min-width="2.858cm"/>
    </style:style>
    <style:style style:name="gr42" style:family="graphic" style:parent-style-name="standard">
      <style:graphic-properties draw:stroke="none" svg:stroke-color="#000000" draw:fill="none" draw:fill-color="#ffffff" fo:min-height="0.35cm"/>
    </style:style>
    <style:style style:name="gr43" style:family="graphic" style:parent-style-name="standard">
      <style:graphic-properties draw:stroke="none" svg:stroke-color="#000000" draw:fill="none" draw:fill-color="#ffffff" fo:min-height="0.45cm"/>
    </style:style>
    <style:style style:name="gr44" style:family="graphic" style:parent-style-name="standard">
      <style:graphic-properties draw:stroke="none" svg:stroke-color="#000000" draw:fill="none" draw:fill-color="#ffffff" draw:textarea-horizontal-align="left" draw:auto-grow-height="true" draw:auto-grow-width="true" fo:min-height="0.419cm" fo:min-width="2.858cm"/>
    </style:style>
    <style:style style:name="gr45" style:family="graphic" style:parent-style-name="objectwithoutfill">
      <style:graphic-properties draw:stroke="solid" draw:stroke-dash="Ultrafine_20_Dashed" draw:fill="none" draw:textarea-vertical-align="middle"/>
    </style:style>
    <style:style style:name="gr46" style:family="graphic" style:parent-style-name="standard">
      <style:graphic-properties draw:stroke="none" svg:stroke-color="#000000" draw:fill="none" draw:fill-color="#ffffff" draw:textarea-horizontal-align="left" draw:auto-grow-height="true" draw:auto-grow-width="true" fo:min-height="0.45cm" fo:min-width="1.17cm"/>
    </style:style>
    <style:style style:name="gr47" style:family="graphic" style:parent-style-name="standard">
      <style:graphic-properties draw:stroke="none" svg:stroke-color="#000000" draw:fill="none" draw:fill-color="#ffffff" draw:textarea-horizontal-align="left" draw:auto-grow-height="true" draw:auto-grow-width="true" fo:min-height="0.45cm" fo:min-width="2.322cm"/>
    </style:style>
    <style:style style:name="gr48" style:family="graphic" style:parent-style-name="standard">
      <style:graphic-properties draw:stroke="none" svg:stroke-color="#000000" draw:fill="none" draw:fill-color="#ffffff" draw:textarea-horizontal-align="left" draw:auto-grow-height="true" draw:auto-grow-width="true" fo:min-height="0.45cm" fo:min-width="2.301cm"/>
    </style:style>
    <style:style style:name="gr49" style:family="graphic" style:parent-style-name="standard">
      <style:graphic-properties draw:stroke="none" svg:stroke-color="#000000" draw:fill="none" draw:fill-color="#ffffff" draw:textarea-horizontal-align="left" draw:auto-grow-height="true" draw:auto-grow-width="true" fo:min-height="0.36cm" fo:min-width="1.327cm"/>
    </style:style>
    <style:style style:name="gr50" style:family="graphic" style:parent-style-name="standard">
      <style:graphic-properties draw:stroke="none" svg:stroke-color="#000000" draw:fill="none" draw:fill-color="#ffffff" draw:textarea-horizontal-align="left" draw:auto-grow-height="true" draw:auto-grow-width="true" fo:min-height="0.395cm" fo:min-width="1.991cm"/>
    </style:style>
    <style:style style:name="gr51" style:family="graphic" style:parent-style-name="standard">
      <style:graphic-properties draw:stroke="none" svg:stroke-color="#000000" draw:fill="none" draw:fill-color="#ffffff" draw:textarea-horizontal-align="left" draw:auto-grow-height="true" draw:auto-grow-width="true" fo:min-height="0.477cm" fo:min-width="0.734cm"/>
    </style:style>
    <style:style style:name="gr52" style:family="graphic" style:parent-style-name="standard">
      <style:graphic-properties draw:stroke="none" svg:stroke-color="#000000" draw:fill="none" draw:fill-color="#ffffff" draw:textarea-horizontal-align="left" draw:auto-grow-height="true" draw:auto-grow-width="true" fo:min-height="0.795cm" fo:min-width="2.44cm"/>
    </style:style>
    <style:style style:name="gr53" style:family="graphic" style:parent-style-name="standard">
      <style:graphic-properties svg:stroke-color="#000000" draw:fill-color="#ffffff" draw:textarea-vertical-align="middle"/>
    </style:style>
    <style:style style:name="gr54" style:family="graphic" style:parent-style-name="standard">
      <style:graphic-properties svg:stroke-color="#000000" draw:fill-color="#ffffff" draw:textarea-vertical-align="middle"/>
    </style:style>
    <style:style style:name="gr55" style:family="graphic" style:parent-style-name="standard">
      <style:graphic-properties draw:stroke="none" svg:stroke-color="#000000" draw:fill="none" draw:fill-color="#ffffff" draw:textarea-horizontal-align="left" draw:auto-grow-height="true" draw:auto-grow-width="true" fo:min-height="0.931cm" fo:min-width="1.698cm"/>
    </style:style>
    <style:style style:name="gr56" style:family="graphic" style:parent-style-name="standard">
      <style:graphic-properties draw:stroke="none" svg:stroke-color="#000000" draw:fill="none" draw:fill-color="#ffffff" draw:textarea-horizontal-align="left" draw:auto-grow-height="true" draw:auto-grow-width="true" fo:min-height="0.25cm" fo:min-width="0cm"/>
    </style:style>
    <style:style style:name="gr57" style:family="graphic" style:parent-style-name="standard">
      <style:graphic-properties draw:stroke="none" svg:stroke-color="#000000" draw:fill="none" draw:fill-color="#ffffff" draw:textarea-horizontal-align="left" draw:auto-grow-height="true" draw:auto-grow-width="true" fo:min-height="0.15cm" fo:min-width="6.606cm"/>
    </style:style>
    <style:style style:name="gr58" style:family="graphic" style:parent-style-name="standard">
      <style:graphic-properties draw:stroke="none" svg:stroke-color="#000000" draw:fill="none" draw:fill-color="#ffffff" draw:textarea-horizontal-align="left" draw:auto-grow-height="true" draw:auto-grow-width="true" fo:min-height="0.302cm" fo:min-width="4.647cm"/>
    </style:style>
    <style:style style:name="gr59" style:family="graphic" style:parent-style-name="standard">
      <style:graphic-properties draw:stroke="none" svg:stroke-color="#000000" draw:fill="none" draw:fill-color="#ffffff" draw:textarea-horizontal-align="left" draw:auto-grow-height="true" draw:auto-grow-width="true" fo:min-height="0.27cm" fo:min-width="2.46cm"/>
    </style:style>
    <style:style style:name="gr60" style:family="graphic" style:parent-style-name="standard">
      <style:graphic-properties draw:stroke="none" svg:stroke-color="#000000" draw:fill="none" draw:fill-color="#ffffff" draw:textarea-horizontal-align="left" draw:auto-grow-height="true" draw:auto-grow-width="true" fo:min-height="0.302cm" fo:min-width="2.312cm"/>
    </style:style>
    <style:style style:name="gr61" style:family="graphic" style:parent-style-name="standard">
      <style:graphic-properties draw:stroke="none" svg:stroke-color="#000000" draw:fill="none" draw:fill-color="#ffffff" draw:textarea-horizontal-align="left" draw:auto-grow-height="true" draw:auto-grow-width="true" fo:min-height="0.27cm" fo:min-width="3.356cm"/>
    </style:style>
    <style:style style:name="gr62" style:family="graphic" style:parent-style-name="standard">
      <style:graphic-properties draw:stroke="none" svg:stroke-color="#000000" draw:fill="none" draw:fill-color="#ffffff" draw:textarea-horizontal-align="left" draw:auto-grow-height="true" draw:auto-grow-width="true" fo:min-height="0.27cm" fo:min-width="4.755cm"/>
    </style:style>
    <style:style style:name="gr63" style:family="graphic" style:parent-style-name="standard">
      <style:graphic-properties draw:stroke="none" svg:stroke-color="#000000" draw:fill="none" draw:fill-color="#ffffff" draw:textarea-horizontal-align="left" draw:auto-grow-height="true" draw:auto-grow-width="true" fo:min-height="0.269cm" fo:min-width="3.341cm"/>
    </style:style>
    <style:style style:name="gr64" style:family="graphic" style:parent-style-name="standard">
      <style:graphic-properties draw:stroke="none" svg:stroke-color="#000000" draw:fill="none" draw:fill-color="#ffffff" draw:textarea-horizontal-align="left" draw:auto-grow-height="true" draw:auto-grow-width="true" fo:min-height="0.27cm" fo:min-width="4.786cm"/>
    </style:style>
    <style:style style:name="gr65" style:family="graphic" style:parent-style-name="standard">
      <style:graphic-properties draw:stroke="none" svg:stroke-color="#000000" draw:fill="none" draw:fill-color="#ffffff" draw:textarea-horizontal-align="left" draw:auto-grow-height="true" draw:auto-grow-width="true" fo:min-height="0.42cm" fo:min-width="0.342cm"/>
    </style:style>
    <style:style style:name="gr66" style:family="graphic" style:parent-style-name="standard">
      <style:graphic-properties draw:stroke="none" svg:stroke-color="#000000" draw:fill="none" draw:fill-color="#ffffff" draw:textarea-horizontal-align="left" draw:auto-grow-height="true" draw:auto-grow-width="true" fo:min-height="0.576cm" fo:min-width="0.932cm"/>
    </style:style>
    <style:style style:name="gr67" style:family="graphic" style:parent-style-name="standard">
      <style:graphic-properties draw:stroke="none" svg:stroke-color="#000000" draw:fill="none" draw:fill-color="#ffffff" draw:textarea-horizontal-align="left" draw:auto-grow-height="true" draw:auto-grow-width="true" fo:min-height="0.323cm" fo:min-width="0.977cm"/>
    </style:style>
    <style:style style:name="gr68" style:family="graphic" style:parent-style-name="standard">
      <style:graphic-properties draw:stroke="none" svg:stroke-color="#000000" draw:fill="none" draw:fill-color="#ffffff" draw:textarea-horizontal-align="left" draw:auto-grow-height="true" draw:auto-grow-width="false" fo:min-height="0.302cm" fo:min-width="2.836cm"/>
    </style:style>
    <style:style style:name="gr69" style:family="graphic" style:parent-style-name="standard">
      <style:graphic-properties draw:stroke="none" svg:stroke-color="#000000" draw:fill="none" draw:fill-color="#ffffff" draw:textarea-horizontal-align="left" draw:auto-grow-height="true" draw:auto-grow-width="true" fo:min-height="0.63cm" fo:min-width="3.23cm"/>
    </style:style>
    <style:style style:name="gr70" style:family="graphic" style:parent-style-name="standard">
      <style:graphic-properties draw:stroke="none" svg:stroke-color="#000000" draw:fill="none" draw:fill-color="#ffffff" draw:textarea-horizontal-align="left" draw:auto-grow-height="true" draw:auto-grow-width="true" fo:min-height="0.692cm" fo:min-width="1.811cm"/>
    </style:style>
    <style:style style:name="gr71" style:family="graphic" style:parent-style-name="standard">
      <style:graphic-properties draw:stroke="none" svg:stroke-color="#000000" draw:fill="none" draw:fill-color="#ffffff" draw:textarea-horizontal-align="left" draw:auto-grow-height="true" draw:auto-grow-width="true" fo:min-height="0.693cm" fo:min-width="1.794cm"/>
    </style:style>
    <style:style style:name="gr72" style:family="graphic" style:parent-style-name="standard">
      <style:graphic-properties draw:stroke="none" svg:stroke-color="#000000" draw:fill="none" draw:fill-color="#ffffff" draw:textarea-horizontal-align="left" draw:auto-grow-height="true" draw:auto-grow-width="true" fo:min-height="0.513cm" fo:min-width="2.492cm"/>
    </style:style>
    <style:style style:name="gr73" style:family="graphic" style:parent-style-name="standard">
      <style:graphic-properties draw:stroke="none" svg:stroke-color="#000000" draw:fill="none" draw:fill-color="#ffffff" draw:textarea-horizontal-align="left" draw:auto-grow-height="true" draw:auto-grow-width="true" fo:min-height="0.513cm" fo:min-width="2.512cm"/>
    </style:style>
    <style:style style:name="gr74" style:family="graphic" style:parent-style-name="standard">
      <style:graphic-properties draw:stroke="none" svg:stroke-color="#000000" draw:fill="none" draw:fill-color="#ffffff" draw:textarea-horizontal-align="left" draw:auto-grow-height="true" draw:auto-grow-width="false" fo:min-height="0.413cm" fo:min-width="0.966cm"/>
    </style:style>
    <style:style style:name="gr75" style:family="graphic" style:parent-style-name="standard">
      <style:graphic-properties draw:stroke="none" svg:stroke-color="#000000" draw:fill="none" draw:fill-color="#ffffff" draw:textarea-horizontal-align="left" draw:auto-grow-height="true" draw:auto-grow-width="false" fo:min-height="0.513cm" fo:min-width="0.953cm"/>
    </style:style>
    <style:style style:name="gr76" style:family="graphic" style:parent-style-name="standard">
      <style:graphic-properties draw:stroke="none" svg:stroke-color="#000000" draw:fill="none" draw:fill-color="#ffffff" draw:textarea-horizontal-align="left" draw:auto-grow-height="true" draw:auto-grow-width="true" fo:min-height="0.511cm" fo:min-width="3.246cm"/>
    </style:style>
    <style:style style:name="gr77" style:family="graphic" style:parent-style-name="standard">
      <style:graphic-properties draw:stroke="none" svg:stroke-color="#000000" draw:fill="none" draw:fill-color="#ffffff" draw:textarea-horizontal-align="left" draw:auto-grow-height="true" draw:auto-grow-width="true" fo:min-height="0.564cm" fo:min-width="1.821cm"/>
    </style:style>
    <style:style style:name="gr78" style:family="graphic" style:parent-style-name="standard">
      <style:graphic-properties draw:stroke="none" svg:stroke-color="#000000" draw:fill="none" draw:fill-color="#ffffff" draw:textarea-horizontal-align="left" draw:auto-grow-height="true" draw:auto-grow-width="true" fo:min-height="0.567cm" fo:min-width="1.804cm"/>
    </style:style>
    <style:style style:name="gr79" style:family="graphic" style:parent-style-name="standard">
      <style:graphic-properties draw:stroke="none" svg:stroke-color="#000000" draw:fill="none" draw:fill-color="#ffffff" draw:textarea-horizontal-align="left" draw:auto-grow-height="true" draw:auto-grow-width="true" fo:min-height="0.411cm" fo:min-width="2.506cm"/>
    </style:style>
    <style:style style:name="gr80" style:family="graphic" style:parent-style-name="standard">
      <style:graphic-properties draw:stroke="none" svg:stroke-color="#000000" draw:fill="none" draw:fill-color="#ffffff" draw:textarea-horizontal-align="left" draw:auto-grow-height="true" draw:auto-grow-width="true" fo:min-height="0.41cm" fo:min-width="2.525cm"/>
    </style:style>
    <style:style style:name="gr81" style:family="graphic" style:parent-style-name="standard">
      <style:graphic-properties draw:stroke="none" svg:stroke-color="#000000" draw:fill="none" draw:fill-color="#ffffff" draw:textarea-horizontal-align="left" draw:auto-grow-height="true" draw:auto-grow-width="false" fo:min-height="4.55cm" fo:min-width="0cm"/>
    </style:style>
    <style:style style:name="gr82" style:family="graphic" style:parent-style-name="standard">
      <style:graphic-properties draw:stroke="none" svg:stroke-color="#000000" draw:fill="none" draw:fill-color="#ffffff" draw:textarea-horizontal-align="left" draw:auto-grow-height="true" draw:auto-grow-width="false" fo:min-height="1.209cm" fo:min-width="2.892cm"/>
    </style:style>
    <style:style style:name="gr83" style:family="graphic" style:parent-style-name="standard">
      <style:graphic-properties draw:stroke="none" svg:stroke-color="#000000" draw:fill="none" draw:fill-color="#ffffff" draw:textarea-horizontal-align="left" draw:auto-grow-height="true" draw:auto-grow-width="true" fo:min-height="0.875cm" fo:min-width="1.865cm"/>
    </style:style>
    <style:style style:name="gr84" style:family="graphic" style:parent-style-name="standard">
      <style:graphic-properties draw:stroke="none" svg:stroke-color="#000000" draw:fill="none" draw:fill-color="#ffffff" draw:textarea-horizontal-align="left" draw:auto-grow-height="true" draw:auto-grow-width="true" fo:min-height="0.319cm" fo:min-width="0.624cm"/>
    </style:style>
    <style:style style:name="gr85" style:family="graphic" style:parent-style-name="standard">
      <style:graphic-properties draw:stroke="none" svg:stroke-color="#000000" draw:fill="none" draw:fill-color="#ffffff" draw:textarea-horizontal-align="left" draw:auto-grow-height="true" draw:auto-grow-width="true" fo:min-height="0.63cm" fo:min-width="3.181cm"/>
    </style:style>
    <style:style style:name="P1" style:family="paragraph">
      <style:paragraph-properties fo:margin-left="0cm" fo:margin-right="0cm" fo:line-height="150%" fo:text-align="center" fo:text-indent="0cm"/>
    </style:style>
    <style:style style:name="P2" style:family="paragraph">
      <style:paragraph-properties fo:margin-left="0cm" fo:margin-right="0cm" fo:line-height="150%" fo:text-align="start" fo:text-indent="0cm"/>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font-size="20pt" style:font-size-asian="20pt" style:font-size-complex="20pt"/>
    </style:style>
    <style:style style:name="P5" style:family="paragraph">
      <style:paragraph-properties fo:margin-left="0cm" fo:margin-right="0cm" fo:text-indent="0cm"/>
      <style:text-properties fo:font-weight="bold" style:font-weight-asian="bold" style:font-weight-complex="bold"/>
    </style:style>
    <style:style style:name="P6" style:family="paragraph">
      <style:paragraph-properties fo:margin-left="0cm" fo:margin-right="0cm" fo:text-indent="0cm"/>
      <style:text-properties fo:font-size="17pt" style:font-size-asian="17pt" style:font-size-complex="17pt"/>
    </style:style>
    <style:style style:name="P7" style:family="paragraph">
      <style:paragraph-properties fo:text-align="center"/>
    </style:style>
    <style:style style:name="P8" style:family="paragraph">
      <style:paragraph-properties fo:text-align="center"/>
      <style:text-properties fo:font-size="20pt" fo:font-weight="bold" style:font-size-asian="20pt" style:font-weight-asian="normal" style:font-size-complex="20pt" style:font-weight-complex="normal"/>
    </style:style>
    <style:style style:name="P9" style:family="paragraph">
      <style:paragraph-properties fo:text-align="center"/>
      <style:text-properties fo:font-size="9pt"/>
    </style:style>
    <style:style style:name="P10" style:family="paragraph">
      <style:text-properties fo:font-size="9pt" style:font-size-asian="10pt" style:font-size-complex="10pt"/>
    </style:style>
    <style:style style:name="P11" style:family="paragraph">
      <style:text-properties fo:font-size="9pt" style:font-size-asian="6pt" style:font-size-complex="6pt"/>
    </style:style>
    <style:style style:name="P12" style:family="paragraph">
      <style:text-properties fo:font-size="9pt" style:font-size-asian="8pt" style:font-size-complex="8pt"/>
    </style:style>
    <style:style style:name="P13" style:family="paragraph">
      <style:paragraph-properties fo:text-align="center"/>
      <style:text-properties fo:font-size="9pt" style:font-size-asian="10pt" style:font-size-complex="10pt"/>
    </style:style>
    <style:style style:name="P14" style:family="paragraph">
      <style:text-properties fo:font-size="9pt" fo:font-weight="normal" style:font-size-asian="10pt" style:font-weight-asian="normal" style:font-size-complex="10pt" style:font-weight-complex="normal"/>
    </style:style>
    <style:style style:name="P15" style:family="paragraph">
      <style:text-properties fo:font-size="7pt" style:font-size-asian="7pt" style:font-size-complex="7pt"/>
    </style:style>
    <style:style style:name="P16" style:family="paragraph">
      <style:text-properties fo:font-size="8pt" style:font-size-asian="8pt" style:font-size-complex="8pt"/>
    </style:style>
    <style:style style:name="P17" style:family="paragraph">
      <style:text-properties fo:font-size="8pt"/>
    </style:style>
    <style:style style:name="P18" style:family="paragraph">
      <style:text-properties fo:font-size="12pt" style:font-size-asian="12pt" style:font-size-complex="12pt"/>
    </style:style>
    <style:style style:name="P19" style:family="paragraph">
      <style:text-properties fo:font-size="6pt" style:font-size-asian="6pt" style:font-size-complex="6pt"/>
    </style:style>
    <style:style style:name="P20" style:family="paragraph">
      <style:text-properties fo:font-size="12pt" style:font-size-asian="10pt" style:font-size-complex="10pt"/>
    </style:style>
    <style:style style:name="P21" style:family="paragraph">
      <style:paragraph-properties fo:text-align="center"/>
      <style:text-properties fo:font-size="12pt" style:font-size-asian="10pt" style:font-size-complex="10pt"/>
    </style:style>
    <style:style style:name="P22" style:family="paragraph">
      <style:paragraph-properties fo:text-align="center"/>
      <style:text-properties fo:font-size="12pt" fo:font-weight="normal" style:font-size-asian="12pt" style:font-weight-asian="normal" style:font-size-complex="12pt" style:font-weight-complex="normal"/>
    </style:style>
    <style:style style:name="P23" style:family="paragraph">
      <style:paragraph-properties fo:text-align="center"/>
      <style:text-properties fo:font-size="20pt" fo:font-weight="bold" style:font-size-asian="20pt" style:font-weight-asian="bold" style:font-size-complex="20pt" style:font-weight-complex="bold"/>
    </style:style>
    <style:style style:name="P24" style:family="paragraph">
      <style:paragraph-properties fo:text-align="center"/>
      <style:text-properties fo:font-size="9pt" style:font-size-asian="8pt" style:font-size-complex="8pt"/>
    </style:style>
    <style:style style:name="P25" style:family="paragraph">
      <style:paragraph-properties fo:text-align="center"/>
      <style:text-properties fo:font-size="9pt" fo:font-weight="normal" style:font-size-asian="8pt" style:font-weight-asian="normal" style:font-size-complex="8pt" style:font-weight-complex="normal"/>
    </style:style>
    <style:style style:name="P26" style:family="paragraph">
      <style:paragraph-properties fo:text-align="center"/>
      <style:text-properties fo:font-size="8pt" style:font-size-asian="8pt" style:font-size-complex="8pt"/>
    </style:style>
    <style:style style:name="P27" style:family="paragraph">
      <style:text-properties fo:font-size="15pt" style:font-size-asian="15pt" style:font-size-complex="15pt"/>
    </style:style>
    <style:style style:name="P28" style:family="paragraph">
      <style:paragraph-properties fo:margin-left="0cm" fo:margin-right="0cm" fo:text-align="center" fo:text-indent="0cm"/>
    </style:style>
    <style:style style:name="P29" style:family="paragraph">
      <style:paragraph-properties fo:margin-left="0cm" fo:margin-right="0cm" fo:text-align="center" fo:text-indent="0cm"/>
      <style:text-properties fo:font-size="7pt" style:font-size-asian="7pt" style:font-size-complex="7pt"/>
    </style:style>
    <style:style style:name="P30" style:family="paragraph">
      <style:text-properties fo:font-size="10pt" style:font-size-asian="10pt" style:font-size-complex="10pt"/>
    </style:style>
    <style:style style:name="P31" style:family="paragraph">
      <style:paragraph-properties fo:text-align="center"/>
      <style:text-properties fo:font-size="10pt" style:font-size-asian="10pt" style:font-size-complex="10pt"/>
    </style:style>
    <style:style style:name="P32" style:family="paragraph">
      <style:text-properties fo:font-size="8.5pt" style:font-size-asian="8.5pt" style:font-size-complex="8.5pt"/>
    </style:style>
    <style:style style:name="P33" style:family="paragraph">
      <style:text-properties fo:font-size="9pt" style:font-size-asian="9pt" style:font-size-complex="9pt"/>
    </style:style>
    <style:style style:name="P34" style:family="paragraph">
      <style:paragraph-properties fo:margin-left="0cm" fo:margin-right="0cm" fo:text-indent="0cm"/>
      <style:text-properties fo:font-size="11pt" style:font-size-asian="11pt" style:font-size-complex="11pt"/>
    </style:style>
    <style:style style:name="T1" style:family="text">
      <style:text-properties fo:font-size="24pt" fo:font-weight="bold" style:font-size-asian="24pt" style:font-weight-asian="bold" style:font-size-complex="24pt" style:font-weight-complex="bold"/>
    </style:style>
    <style:style style:name="T2" style:family="text">
      <style:text-properties fo:font-size="22pt" style:text-underline-style="solid" style:text-underline-width="auto" style:text-underline-color="font-color" fo:font-weight="bold" style:font-size-asian="22pt" style:font-weight-asian="bold" style:font-size-complex="22pt" style:font-weight-complex="bold"/>
    </style:style>
    <style:style style:name="T3" style:family="text">
      <style:text-properties fo:font-weight="bold" style:font-weight-asian="bold" style:font-weight-complex="bold"/>
    </style:style>
    <style:style style:name="T4" style:family="text">
      <style:text-properties fo:font-size="17pt" fo:font-weight="bold" style:font-size-asian="17pt" style:font-weight-asian="bold" style:font-size-complex="17pt" style:font-weight-complex="bold"/>
    </style:style>
    <style:style style:name="T5" style:family="text">
      <style:text-properties fo:font-size="17pt" style:font-size-asian="17pt" style:font-size-complex="17pt"/>
    </style:style>
    <style:style style:name="T6" style:family="text">
      <style:text-properties fo:font-size="17pt" style:text-underline-style="solid" style:text-underline-width="auto" style:text-underline-color="font-color" style:font-size-asian="17pt" style:font-size-complex="17pt"/>
    </style:style>
    <style:style style:name="T7" style:family="text">
      <style:text-properties fo:font-size="17pt" style:text-underline-style="none" style:font-size-asian="17pt" style:font-size-complex="17pt"/>
    </style:style>
    <style:style style:name="T8" style:family="text">
      <style:text-properties fo:font-size="20pt" fo:font-weight="bold" style:font-size-asian="20pt" style:font-weight-asian="normal" style:font-size-complex="20pt" style:font-weight-complex="normal"/>
    </style:style>
    <style:style style:name="T9" style:family="text">
      <style:text-properties fo:font-size="9pt" style:font-size-asian="12pt" style:font-size-complex="12pt"/>
    </style:style>
    <style:style style:name="T10" style:family="text">
      <style:text-properties fo:font-size="9pt"/>
    </style:style>
    <style:style style:name="T11" style:family="text">
      <style:text-properties fo:font-size="9pt" style:font-size-asian="6pt" style:font-size-complex="6pt"/>
    </style:style>
    <style:style style:name="T12" style:family="text">
      <style:text-properties fo:font-size="9pt" style:font-size-asian="10pt" style:font-size-complex="10pt"/>
    </style:style>
    <style:style style:name="T13" style:family="text">
      <style:text-properties fo:font-size="7pt" style:font-size-asian="7pt" style:font-size-complex="7pt"/>
    </style:style>
    <style:style style:name="T14" style:family="text">
      <style:text-properties fo:font-size="8pt" style:font-size-asian="8pt" style:font-size-complex="8pt"/>
    </style:style>
    <style:style style:name="T15" style:family="text">
      <style:text-properties fo:font-size="8pt"/>
    </style:style>
    <style:style style:name="T16" style:family="text">
      <style:text-properties fo:font-size="12pt" style:font-size-asian="12pt" style:font-size-complex="12pt"/>
    </style:style>
    <style:style style:name="T17" style:family="text">
      <style:text-properties fo:font-size="12pt" fo:font-style="italic" style:font-size-asian="12pt" style:font-style-asian="italic" style:font-size-complex="12pt" style:font-style-complex="italic"/>
    </style:style>
    <style:style style:name="T18" style:family="text">
      <style:text-properties fo:font-size="12pt" fo:font-style="normal" style:font-size-asian="12pt" style:font-style-asian="normal" style:font-size-complex="12pt" style:font-style-complex="normal"/>
    </style:style>
    <style:style style:name="T1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0"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1" style:family="text">
      <style:text-properties fo:font-size="6pt" style:font-size-asian="6pt" style:font-size-complex="6pt"/>
    </style:style>
    <style:style style:name="T22" style:family="text">
      <style:text-properties fo:font-size="12pt" fo:font-weight="normal" style:font-size-asian="12pt" style:font-weight-asian="normal" style:font-size-complex="12pt" style:font-weight-complex="normal"/>
    </style:style>
    <style:style style:name="T23" style:family="text">
      <style:text-properties fo:font-size="20pt" fo:font-weight="bold" style:font-size-asian="20pt" style:font-weight-asian="bold" style:font-size-complex="20pt" style:font-weight-complex="bold"/>
    </style:style>
    <style:style style:name="T24" style:family="text">
      <style:text-properties fo:font-size="9pt" fo:font-weight="normal" style:font-size-asian="10pt" style:font-weight-asian="normal" style:font-size-complex="10pt" style:font-weight-complex="normal"/>
    </style:style>
    <style:style style:name="T25" style:family="text">
      <style:text-properties fo:font-size="9pt" fo:font-weight="normal" style:font-size-asian="8pt" style:font-weight-asian="normal" style:font-size-complex="8pt" style:font-weight-complex="normal"/>
    </style:style>
    <style:style style:name="T26" style:family="text">
      <style:text-properties fo:font-size="9pt" fo:font-weight="normal" style:font-size-asian="6pt" style:font-weight-asian="normal" style:font-size-complex="6pt" style:font-weight-complex="normal"/>
    </style:style>
    <style:style style:name="T27" style:family="text">
      <style:text-properties fo:font-size="15pt" style:font-size-asian="15pt" style:font-size-complex="15pt"/>
    </style:style>
    <style:style style:name="T28" style:family="text">
      <style:text-properties fo:font-size="8pt" fo:font-weight="normal" style:font-size-asian="8pt" style:font-weight-asian="normal" style:font-size-complex="8pt" style:font-weight-complex="normal"/>
    </style:style>
    <style:style style:name="T29" style:family="text">
      <style:text-properties fo:font-size="10pt" style:font-size-asian="10pt" style:font-size-complex="10pt"/>
    </style:style>
    <style:style style:name="T30" style:family="text">
      <style:text-properties fo:font-size="10pt" fo:font-style="italic" style:font-size-asian="10pt" style:font-style-asian="italic" style:font-size-complex="10pt" style:font-style-complex="italic"/>
    </style:style>
    <style:style style:name="T31" style:family="text">
      <style:text-properties fo:font-size="10pt" fo:font-style="normal" style:font-size-asian="10pt" style:font-style-asian="normal" style:font-size-complex="10pt" style:font-style-complex="normal"/>
    </style:style>
    <style:style style:name="T32" style:family="text">
      <style:text-properties fo:font-size="8.5pt" style:font-size-asian="8.5pt" style:font-size-complex="8.5pt"/>
    </style:style>
    <style:style style:name="T33" style:family="text">
      <style:text-properties fo:font-size="9pt" style:font-size-asian="9pt" style:font-size-complex="9pt"/>
    </style:style>
    <style:style style:name="T34" style:family="text">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35"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36" style:family="text">
      <style:text-properties fo:font-size="11pt" style:font-size-asian="11pt" style:font-size-complex="11pt"/>
    </style:style>
    <style:style style:name="T37" style:family="text">
      <style:text-properties fo:font-size="11pt" fo:font-style="italic" style:font-size-asian="11pt" style:font-style-asian="italic" style:font-size-complex="11pt" style:font-style-complex="italic"/>
    </style:style>
    <style:style style:name="T38" style:family="text">
      <style:text-properties fo:font-size="11pt" fo:font-style="normal" style:font-size-asian="11pt" style:font-style-asian="normal" style:font-size-complex="11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12.288cm" svg:height="4.027cm" svg:x="4.6cm" svg:y="10.6cm">
          <draw:text-box>
            <text:p text:style-name="P1"><text:span text:style-name="T1">Compte-Rendu TP Multitâche</text:span></text:p>
            <text:p text:style-name="P1"><text:span text:style-name="T1"/></text:p>
            <text:p text:style-name="P1"><text:span text:style-name="T1">Gestion d'un carrefour</text:span></text:p>
          </draw:text-box>
        </draw:frame>
        <draw:frame draw:style-name="gr2" draw:text-style-name="P2" draw:layer="layout" svg:width="5.6cm" svg:height="3.094cm" svg:x="1.1cm" svg:y="1.206cm">
          <draw:text-box>
            <text:p text:style-name="P2">Loïc TOUZARD</text:p>
            <text:p text:style-name="P2">Gaëtan GOUZI</text:p>
            <text:p text:style-name="P2">B3325</text:p>
          </draw:text-box>
        </draw:frame>
        <draw:frame draw:style-name="gr3" draw:text-style-name="P3" draw:layer="layout" svg:width="8.6cm" svg:height="3.195cm" svg:x="12.5cm" svg:y="1.205cm">
          <draw:text-box>
            <text:p>3 Avril 2015</text:p>
            <text:p>Département Informatique</text:p>
            <text:p>Groupe 3</text:p>
          </draw:text-box>
        </draw:frame>
      </draw:page>
      <draw:page draw:name="page2" draw:style-name="dp1" draw:master-page-name="Standard">
        <draw:frame draw:style-name="gr1" draw:text-style-name="P1" draw:layer="layout" svg:width="12.288cm" svg:height="2.611cm" svg:x="4.7cm" svg:y="4.973cm">
          <draw:text-box>
            <text:p text:style-name="P1"><text:span text:style-name="T1">Compte-Rendu TP Multitâche</text:span></text:p>
            <text:p text:style-name="P1"><text:span text:style-name="T1">Gestion d'un carrefour</text:span></text:p>
          </draw:text-box>
        </draw:frame>
        <draw:frame draw:style-name="gr2" draw:text-style-name="P2" draw:layer="layout" svg:width="5.6cm" svg:height="3.094cm" svg:x="1.1cm" svg:y="1.206cm">
          <draw:text-box>
            <text:p text:style-name="P2">Loïc TOUZARD</text:p>
            <text:p text:style-name="P2">Gaëtan GOUZI</text:p>
            <text:p text:style-name="P2">B3325</text:p>
          </draw:text-box>
        </draw:frame>
        <draw:frame draw:style-name="gr3" draw:text-style-name="P3" draw:layer="layout" svg:width="8.6cm" svg:height="3.195cm" svg:x="12.5cm" svg:y="1.205cm">
          <draw:text-box>
            <text:p>3 Avril 2015</text:p>
            <text:p>Département Informatique</text:p>
            <text:p>Groupe 3</text:p>
          </draw:text-box>
        </draw:frame>
        <draw:frame draw:style-name="gr1" draw:text-style-name="P4" draw:layer="layout" svg:width="17.301cm" svg:height="19.605cm" svg:x="1.299cm" svg:y="8.2cm">
          <draw:text-box>
            <text:p text:style-name="P3"><text:span text:style-name="T2">Sommaire :</text:span></text:p>
            <text:p text:style-name="P3"/>
            <text:p text:style-name="P3">I.<text:tab/>Différences entre la version finale et la version originale</text:p>
            <text:p text:style-name="P3"/>
            <text:p text:style-name="P3">II.<text:tab/>Tâche Mère (Étudiant responsable : Gaëtan GOUZI)</text:p>
            <text:p text:style-name="P3"><text:tab/>1)<text:tab/>Commentaires</text:p>
            <text:p text:style-name="P3"><text:tab/>2)<text:tab/>Initialisation</text:p>
            <text:p text:style-name="P3"><text:tab/>3)<text:tab/>Moteur</text:p>
            <text:p text:style-name="P3"><text:tab/>4)<text:tab/>Destruction</text:p>
            <text:p text:style-name="P3"/>
            <text:p text:style-name="P3">III.<text:tab/>Tâche Feu (Étudiant responsable : Gaëtan GOUZI)</text:p>
            <text:p text:style-name="P3"><text:tab/>1)<text:tab/>Commentaires</text:p>
            <text:p text:style-name="P3"><text:tab/>2)<text:tab/>Initialisation</text:p>
            <text:p text:style-name="P3"><text:tab/>3)<text:tab/>Moteur</text:p>
            <text:p text:style-name="P3"><text:tab/>4)<text:tab/>Destruction</text:p>
            <text:p text:style-name="P3"/>
            <text:p text:style-name="P3">IV.<text:tab/>Tâche Menu (Étudiant responsable : Loïc TOUZARD)</text:p>
            <text:p text:style-name="P3"><text:tab/>1)<text:tab/>Commentaires</text:p>
            <text:p text:style-name="P3"><text:tab/>2)<text:tab/>Initialisation</text:p>
            <text:p text:style-name="P3"><text:tab/>3)<text:tab/>Moteur</text:p>
            <text:p text:style-name="P3"><text:tab/>4)<text:tab/>Destruction</text:p>
            <text:p text:style-name="P3"/>
            <text:p text:style-name="P3">V.<text:tab/>Tâche Voie (Étudiant responsable : Loïc TOUZARD)</text:p>
            <text:p text:style-name="P3"><text:tab/>1)<text:tab/>Commentaires</text:p>
            <text:p text:style-name="P3"><text:tab/>2)<text:tab/>Initialisation</text:p>
            <text:p text:style-name="P3"><text:tab/>3)<text:tab/>Moteur</text:p>
            <text:p text:style-name="P3"><text:tab/>4)<text:tab/>Destruction</text:p>
          </draw:text-box>
        </draw:frame>
      </draw:page>
      <draw:page draw:name="page3" draw:style-name="dp1" draw:master-page-name="Standard">
        <draw:frame draw:style-name="gr4" draw:text-style-name="P5" draw:layer="layout" svg:width="18.7cm" svg:height="0.963cm" svg:x="1cm" svg:y="6.3cm">
          <draw:text-box>
            <text:p text:style-name="P5"><text:span text:style-name="T3">I.</text:span><text:span text:style-name="T3"><text:tab/></text:span><text:span text:style-name="T3">Différences entre la version finale et la version originale</text:span></text:p>
          </draw:text-box>
        </draw:frame>
        <draw:frame draw:style-name="gr2" draw:text-style-name="P2" draw:layer="layout" svg:width="5.6cm" svg:height="3.094cm" svg:x="1.1cm" svg:y="1.207cm">
          <draw:text-box>
            <text:p text:style-name="P2">Loïc TOUZARD</text:p>
            <text:p text:style-name="P2">Gaëtan GOUZI</text:p>
            <text:p text:style-name="P2">B3325</text:p>
          </draw:text-box>
        </draw:frame>
        <draw:frame draw:style-name="gr3" draw:text-style-name="P3" draw:layer="layout" svg:width="8.6cm" svg:height="3.195cm" svg:x="12.5cm" svg:y="1.206cm">
          <draw:text-box>
            <text:p>3 Avril 2015</text:p>
            <text:p>Département Informatique</text:p>
            <text:p>Groupe 3</text:p>
          </draw:text-box>
        </draw:frame>
        <draw:frame draw:style-name="gr5" draw:text-style-name="P6" draw:layer="layout" svg:width="19.522cm" svg:height="11.019cm" svg:x="0.889cm" svg:y="9.761cm">
          <draw:text-box>
            <text:p text:style-name="P6"><text:span text:style-name="T4">a)</text:span><text:span text:style-name="T5"><text:tab/></text:span><text:span text:style-name="T5">A l 'origine, nous avions prévu que la tâche Feu envoie un signal </text:span></text:p>
            <text:p text:style-name="P6"><text:span text:style-name="T5">à la tâche Voie pour lui indiquer que les feux changent de couleur</text:span></text:p>
            <text:p text:style-name="P6"><text:span text:style-name="T5">(un signal « bascule » qui permet de savoir quel feu est vert et </text:span></text:p>
            <text:p text:style-name="P6"><text:span text:style-name="T5">lequel et rouge).</text:span></text:p>
            <text:p text:style-name="P6"><text:span text:style-name="T5">Cette solution a été abandonnée pour mettre en place une </text:span></text:p>
            <text:p text:style-name="P6"><text:span text:style-name="T5">mémoire partagée qui contient les couleurs courantes relatives à chaque axe (NS et EO). En effet, la gestion de la mémoire partagée (Lecture/Écriture) est plus simple et plus propre que d'utiliser un signal alternatif qui change la valeur des variables une fois sur deux.</text:span></text:p>
            <text:p text:style-name="P6"><text:span text:style-name="T5"/></text:p>
            <text:p text:style-name="P6"><text:span text:style-name="T4">b)</text:span><text:span text:style-name="T5"><text:tab/></text:span><text:span text:style-name="T5">La version original ne prévoyait pas de moyen de communication entre la tâche Menu et la tâche Générateur. Or, les voitures peuvent être crées sans le générateur (génération manuelle par l'utilisateur). Ainsi, la boite aux lettres qui contient les messages permettant de générer les voitures est accessible en lecture par la tâche Voie et en écriture par les tâches Générateur </text:span><text:span text:style-name="T6">et Menu</text:span><text:span text:style-name="T7">.</text:span></text:p>
          </draw:text-box>
        </draw:frame>
      </draw:page>
      <draw:page draw:name="page4" draw:style-name="dp1" draw:master-page-name="Standard">
        <draw:frame draw:style-name="gr6" draw:text-style-name="P8" draw:layer="layout" svg:width="12.309cm" svg:height="1.825cm" svg:x="4.491cm" svg:y="1.075cm">
          <draw:text-box>
            <text:p text:style-name="P7"><text:span text:style-name="T8">Mère</text:span></text:p>
            <text:p text:style-name="P7"><text:span text:style-name="T8">Initialisation</text:span></text:p>
          </draw:text-box>
        </draw:frame>
        <draw:g>
          <draw:custom-shape draw:style-name="gr7" draw:text-style-name="P9" draw:layer="layout" svg:width="5cm" svg:height="19.6cm" svg:x="8.329cm" svg:y="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 draw:text-style-name="P9" draw:layer="layout" svg:x1="10.929cm" svg:y1="4.98cm" svg:x2="10.929cm" svg:y2="22.34cm">
            <text:p/>
          </draw:line>
          <draw:line draw:style-name="gr8" draw:text-style-name="P9" draw:layer="layout" svg:x1="11cm" svg:y1="5.381cm" svg:x2="15.929cm" svg:y2="5.381cm">
            <text:p/>
          </draw:line>
          <draw:line draw:style-name="gr8" draw:text-style-name="P9" draw:layer="layout" svg:x1="11cm" svg:y1="5.191cm" svg:x2="16cm" svg:y2="5.185cm">
            <text:p/>
          </draw:line>
          <draw:line draw:style-name="gr8" draw:text-style-name="P9" draw:layer="layout" svg:x1="5cm" svg:y1="5.79cm" svg:x2="10.9cm" svg:y2="5.79cm">
            <text:p/>
          </draw:line>
          <draw:line draw:style-name="gr8" draw:text-style-name="P9" draw:layer="layout" svg:x1="11.001cm" svg:y1="18.681cm" svg:x2="15.93cm" svg:y2="18.681cm">
            <text:p/>
          </draw:line>
          <draw:line draw:style-name="gr8" draw:text-style-name="P9" draw:layer="layout" svg:x1="11.002cm" svg:y1="18.981cm" svg:x2="15.931cm" svg:y2="18.981cm">
            <text:p/>
          </draw:line>
        </draw:g>
        <draw:frame draw:style-name="gr9" draw:text-style-name="P10" draw:layer="layout" svg:width="1.5cm" svg:height="0.725cm" svg:x="10.1cm" svg:y="2.9cm">
          <draw:text-box draw:corner-radius="0.3cm">
            <text:p><text:span text:style-name="T9">Mère</text:span></text:p>
          </draw:text-box>
        </draw:frame>
        <draw:g>
          <draw:custom-shape draw:style-name="gr10" draw:text-style-name="P9" draw:layer="layout" svg:width="0.449cm" svg:height="0.341cm" svg:x="15.2cm" svg:y="4.642cm">
            <text:p text:style-name="P9"><text:span text:style-name="T10">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9" draw:layer="layout" svg:width="0.629cm" svg:height="1.148cm" svg:x="15.963cm" svg:y="4.952cm">
            <text:p/>
            <draw:enhanced-geometry svg:viewBox="0 0 21600 21600" draw:mirror-horizontal="false" draw:mirror-vertical="false" draw:type="rectangle" draw:enhanced-path="M 0 0 L 21600 0 21600 21600 0 21600 0 0 Z N"/>
          </draw:custom-shape>
          <draw:polyline draw:style-name="gr8" draw:text-style-name="P9" draw:layer="layout" svg:width="0.627cm" svg:height="1.209cm" svg:x="15.604cm" svg:y="4.797cm" svg:viewBox="0 0 628 1210" draw:points="57,0 571,0 0,217 628,217 628,1210">
            <text:p/>
          </draw:polyline>
        </draw:g>
        <draw:frame draw:style-name="gr11" draw:text-style-name="P11" draw:layer="layout" svg:width="3.237cm" svg:height="0.963cm" svg:x="16.763cm" svg:y="4.8cm">
          <draw:text-box draw:corner-radius="0.3cm">
            <text:p><text:span text:style-name="T11">Masquer SIGUSR2</text:span></text:p>
            <text:p><text:span text:style-name="T11">Masquer SIGCHLD</text:span></text:p>
          </draw:text-box>
        </draw:frame>
        <draw:custom-shape draw:style-name="gr7" draw:text-style-name="P9" draw:layer="layout" svg:width="0.199cm" svg:height="0.166cm" draw:transform="skewX (-0.0120427718387609) rotate (-1.04021623418862) translate (13.642cm 5.24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2" draw:text-style-name="P12" draw:layer="layout" svg:width="1.912cm" svg:height="0.963cm" svg:x="12.9cm" svg:y="5.6cm">
          <draw:text-box draw:corner-radius="0.3cm">
            <text:p><text:span text:style-name="T11">SIGUSR2</text:span></text:p>
            <text:p><text:span text:style-name="T11">SIGCHLD</text:span></text:p>
          </draw:text-box>
        </draw:frame>
        <draw:g>
          <draw:custom-shape draw:style-name="gr7" draw:text-style-name="P13" draw:layer="layout" svg:width="1.799cm" svg:height="1.6cm" svg:x="4.001cm" svg:y="8.9cm">
            <text:p/>
            <draw:enhanced-geometry svg:viewBox="0 0 21600 21600" draw:mirror-horizontal="false" draw:mirror-vertical="false" draw:type="rectangle" draw:enhanced-path="M 0 0 L 21600 0 21600 21600 0 21600 0 0 Z N"/>
          </draw:custom-shape>
          <draw:custom-shape draw:style-name="gr7" draw:text-style-name="P7" draw:layer="layout" svg:width="1.8cm" svg:height="0.4cm" svg:x="4cm" svg:y="8.9cm">
            <text:p/>
            <draw:enhanced-geometry svg:viewBox="0 0 21600 21600" draw:type="rectangle" draw:enhanced-path="M 0 0 L 21600 0 21600 21600 0 21600 0 0 Z N"/>
          </draw:custom-shape>
          <draw:custom-shape draw:style-name="gr7" draw:text-style-name="P7" draw:layer="layout" svg:width="1.8cm" svg:height="0.4cm" svg:x="4cm" svg:y="9.3cm">
            <text:p/>
            <draw:enhanced-geometry svg:viewBox="0 0 21600 21600" draw:type="rectangle" draw:enhanced-path="M 0 0 L 21600 0 21600 21600 0 21600 0 0 Z N"/>
          </draw:custom-shape>
          <draw:custom-shape draw:style-name="gr7" draw:text-style-name="P7" draw:layer="layout" svg:width="1.8cm" svg:height="0.4cm" svg:x="4cm" svg:y="9.7cm">
            <text:p/>
            <draw:enhanced-geometry svg:viewBox="0 0 21600 21600" draw:type="rectangle" draw:enhanced-path="M 0 0 L 21600 0 21600 21600 0 21600 0 0 Z N"/>
          </draw:custom-shape>
          <draw:custom-shape draw:style-name="gr7" draw:text-style-name="P7" draw:layer="layout" svg:width="1.8cm" svg:height="0.4cm" svg:x="4cm" svg:y="10.1cm">
            <text:p/>
            <draw:enhanced-geometry svg:viewBox="0 0 21600 21600" draw:type="rectangle" draw:enhanced-path="M 0 0 L 21600 0 21600 21600 0 21600 0 0 Z N"/>
          </draw:custom-shape>
        </draw:g>
        <draw:frame draw:style-name="gr13" draw:text-style-name="P11" draw:layer="layout" svg:width="2.572cm" svg:height="0.8cm" svg:x="1.524cm" svg:y="8.8cm">
          <draw:text-box draw:corner-radius="0.3cm">
            <text:p><text:span text:style-name="T11">TempoCouleur</text:span></text:p>
          </draw:text-box>
        </draw:frame>
        <draw:custom-shape draw:style-name="gr14" draw:text-style-name="P9" draw:layer="layout" svg:width="0.344cm" svg:height="0.264cm" draw:transform="skewX (0.00383972435438753) rotate (1.5378096039322) translate (7.3cm 5.94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 draw:text-style-name="P9" draw:layer="layout" svg:width="0.619cm" svg:height="0.619cm" svg:x="6.781cm" svg:y="8.4cm">
          <text:p text:style-name="P7"><text:span text:style-name="T10">RW</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9" draw:layer="layout" svg:width="0.273cm" svg:height="0.21cm" draw:transform="rotate (1.5378096039322) translate (7cm 8.37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polyline draw:style-name="gr8" draw:text-style-name="P9" draw:layer="layout" svg:width="1.199cm" svg:height="1.099cm" svg:x="3.8cm" svg:y="5cm" svg:viewBox="0 0 1200 1100" draw:points="0,0 0,1100 1200,1100 1200,0">
            <text:p/>
          </draw:polyline>
          <draw:line draw:style-name="gr8" draw:text-style-name="P9" draw:layer="layout" svg:x1="3.8cm" svg:y1="5.917cm" svg:x2="5cm" svg:y2="5.917cm">
            <text:p/>
          </draw:line>
          <draw:line draw:style-name="gr8" draw:text-style-name="P9" draw:layer="layout" svg:x1="3.8cm" svg:y1="5.733cm" svg:x2="5cm" svg:y2="5.733cm">
            <text:p/>
          </draw:line>
          <draw:line draw:style-name="gr8" draw:text-style-name="P9" draw:layer="layout" svg:x1="3.8cm" svg:y1="5.55cm" svg:x2="5cm" svg:y2="5.55cm">
            <text:p/>
          </draw:line>
          <draw:line draw:style-name="gr8" draw:text-style-name="P9" draw:layer="layout" svg:x1="3.8cm" svg:y1="5.367cm" svg:x2="5cm" svg:y2="5.367cm">
            <text:p/>
          </draw:line>
        </draw:g>
        <draw:line draw:style-name="gr8" draw:text-style-name="P9" draw:layer="layout" svg:x1="10.9cm" svg:y1="8.6cm" svg:x2="5cm" svg:y2="8.6cm">
          <text:p/>
        </draw:line>
        <draw:frame draw:style-name="gr16" draw:text-style-name="P11" draw:layer="layout" svg:width="2.898cm" svg:height="0.7cm" svg:x="1.4cm" svg:y="4.5cm">
          <draw:text-box draw:corner-radius="0.3cm">
            <text:p><text:span text:style-name="T11">ArrivéeVéhicules</text:span></text:p>
          </draw:text-box>
        </draw:frame>
        <draw:custom-shape draw:style-name="gr14" draw:text-style-name="P9" draw:layer="layout" svg:width="0.239cm" svg:height="0.184cm" draw:transform="rotate (-1.52698856256984) translate (16.09cm 6.65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polyline draw:style-name="gr8" draw:text-style-name="P9" draw:layer="layout" svg:width="0.899cm" svg:height="0.839cm" svg:x="18.1cm" svg:y="6.4cm" svg:viewBox="0 0 900 840" draw:points="0,840 0,0 900,840 900,0">
            <text:p/>
          </draw:polyline>
          <draw:line draw:style-name="gr8" draw:text-style-name="P9" draw:layer="layout" svg:x1="18.1cm" svg:y1="7.03cm" svg:x2="18.75cm" svg:y2="7.03cm">
            <text:p/>
          </draw:line>
          <draw:line draw:style-name="gr8" draw:text-style-name="P9" draw:layer="layout" svg:x1="18.35cm" svg:y1="6.61cm" svg:x2="19cm" svg:y2="6.61cm">
            <text:p/>
          </draw:line>
        </draw:g>
        <draw:frame draw:style-name="gr17" draw:text-style-name="P11" draw:layer="layout" svg:width="3.106cm" svg:height="0.607cm" svg:x="15cm" svg:y="6.193cm">
          <draw:text-box>
            <text:p><text:span text:style-name="T11">SempahoreTempo</text:span></text:p>
          </draw:text-box>
        </draw:frame>
        <draw:frame draw:style-name="gr18" draw:text-style-name="P11" draw:layer="layout" svg:width="1.576cm" svg:height="0.607cm" svg:x="18.9cm" svg:y="6.3cm">
          <draw:text-box draw:corner-radius="0.3cm">
            <text:p><text:span text:style-name="T11">1</text:span></text:p>
          </draw:text-box>
        </draw:frame>
        <draw:frame draw:style-name="gr18" draw:text-style-name="P11" draw:layer="layout" svg:width="1.576cm" svg:height="0.607cm" svg:x="18.9cm" svg:y="6.301cm">
          <draw:text-box draw:corner-radius="0.3cm">
            <text:p><text:span text:style-name="T11">1</text:span></text:p>
          </draw:text-box>
        </draw:frame>
        <draw:frame draw:style-name="gr18" draw:text-style-name="P11" draw:layer="layout" svg:width="1.576cm" svg:height="0.607cm" svg:x="18.9cm" svg:y="6.811cm">
          <draw:text-box draw:corner-radius="0.3cm">
            <text:p><text:span text:style-name="T11">0</text:span></text:p>
          </draw:text-box>
        </draw:frame>
        <draw:g>
          <draw:polyline draw:style-name="gr8" draw:text-style-name="P9" draw:layer="layout" svg:width="0.899cm" svg:height="0.839cm" svg:x="18.1cm" svg:y="7.5cm" svg:viewBox="0 0 900 840" draw:points="0,840 0,0 900,840 900,0">
            <text:p/>
          </draw:polyline>
          <draw:line draw:style-name="gr8" draw:text-style-name="P9" draw:layer="layout" svg:x1="18.1cm" svg:y1="8.13cm" svg:x2="18.75cm" svg:y2="8.13cm">
            <text:p/>
          </draw:line>
          <draw:line draw:style-name="gr8" draw:text-style-name="P9" draw:layer="layout" svg:x1="18.35cm" svg:y1="7.71cm" svg:x2="19cm" svg:y2="7.71cm">
            <text:p/>
          </draw:line>
        </draw:g>
        <draw:frame draw:style-name="gr19" draw:text-style-name="P11" draw:layer="layout" svg:width="3.271cm" svg:height="0.607cm" svg:x="14.9cm" svg:y="7.3cm">
          <draw:text-box draw:corner-radius="0.3cm">
            <text:p><text:span text:style-name="T11">SemaphoreCouleur</text:span></text:p>
          </draw:text-box>
        </draw:frame>
        <draw:frame draw:style-name="gr18" draw:text-style-name="P11" draw:layer="layout" svg:width="1.576cm" svg:height="0.607cm" svg:x="18.9cm" svg:y="7.4cm">
          <draw:text-box draw:corner-radius="0.3cm">
            <text:p><text:span text:style-name="T11">4</text:span></text:p>
          </draw:text-box>
        </draw:frame>
        <draw:frame draw:style-name="gr18" draw:text-style-name="P11" draw:layer="layout" svg:width="1.576cm" svg:height="0.607cm" svg:x="18.9cm" svg:y="7.911cm">
          <draw:text-box draw:corner-radius="0.3cm">
            <text:p><text:span text:style-name="T11">0</text:span></text:p>
          </draw:text-box>
        </draw:frame>
        <draw:line draw:style-name="gr8" draw:text-style-name="P9" draw:layer="layout" svg:x1="10.9cm" svg:y1="7.9cm" svg:x2="18.1cm" svg:y2="7.9cm">
          <text:p/>
        </draw:line>
        <draw:custom-shape draw:style-name="gr14" draw:text-style-name="P9" draw:layer="layout" svg:width="0.239cm" svg:height="0.184cm" draw:transform="rotate (-1.52698856256984) translate (16.09cm 7.75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7" draw:text-style-name="P9" draw:layer="layout" svg:width="1.3cm" svg:height="2.6cm" svg:x="18.2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9" draw:layer="layout" svg:x1="18.876cm" svg:y1="14.97cm" svg:x2="18.876cm" svg:y2="17.272cm">
            <text:p/>
          </draw:line>
          <draw:line draw:style-name="gr8" draw:text-style-name="P9" draw:layer="layout" svg:x1="18.46cm" svg:y1="15.554cm" svg:x2="19.292cm" svg:y2="15.554cm">
            <text:p/>
          </draw:line>
        </draw:g>
        <draw:line draw:style-name="gr8" draw:text-style-name="P9" draw:layer="layout" svg:x1="4.5cm" svg:y1="12.8cm" svg:x2="10.9cm" svg:y2="12.8cm">
          <text:p/>
        </draw:line>
        <draw:g>
          <draw:custom-shape draw:style-name="gr7" draw:text-style-name="P9" draw:layer="layout" svg:width="0.8cm" svg:height="1.3cm" svg:x="4.1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9" draw:layer="layout" svg:x1="4.516cm" svg:y1="12.785cm" svg:x2="4.516cm" svg:y2="13.936cm">
            <text:p/>
          </draw:line>
          <draw:line draw:style-name="gr8" draw:text-style-name="P9" draw:layer="layout" svg:x1="4.26cm" svg:y1="13.077cm" svg:x2="4.772cm" svg:y2="13.077cm">
            <text:p/>
          </draw:line>
        </draw:g>
        <draw:custom-shape draw:style-name="gr14" draw:text-style-name="P9" draw:layer="layout" svg:width="0.344cm" svg:height="0.264cm" draw:transform="skewX (0.00383972435438753) rotate (1.5378096039322) translate (7.425cm 12.94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 draw:text-style-name="P9" draw:layer="layout" svg:width="0.344cm" svg:height="0.264cm" draw:transform="skewX (0.00383972435438753) rotate (1.5378096039322) translate (7.8cm 17.7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8" draw:text-style-name="P9" draw:layer="layout" svg:x1="10.9cm" svg:y1="11.4cm" svg:x2="17.4cm" svg:y2="11.4cm">
          <text:p/>
        </draw:line>
        <draw:g>
          <draw:custom-shape draw:style-name="gr7" draw:text-style-name="P9" draw:layer="layout" svg:width="0.8cm" svg:height="1.3cm" svg:x="17.4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9" draw:layer="layout" svg:x1="17.816cm" svg:y1="11.085cm" svg:x2="17.816cm" svg:y2="12.236cm">
            <text:p/>
          </draw:line>
          <draw:line draw:style-name="gr8" draw:text-style-name="P9" draw:layer="layout" svg:x1="17.56cm" svg:y1="11.377cm" svg:x2="18.072cm" svg:y2="11.377cm">
            <text:p/>
          </draw:line>
        </draw:g>
        <draw:line draw:style-name="gr8" draw:text-style-name="P9" draw:layer="layout" svg:x1="10.9cm" svg:y1="13.199cm" svg:x2="18.6cm" svg:y2="13.2cm">
          <text:p/>
        </draw:line>
        <draw:g>
          <draw:custom-shape draw:style-name="gr7" draw:text-style-name="P9" draw:layer="layout" svg:width="0.8cm" svg:height="1.3cm" svg:x="18.636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9" draw:layer="layout" svg:x1="19.052cm" svg:y1="12.885cm" svg:x2="19.052cm" svg:y2="14.036cm">
            <text:p/>
          </draw:line>
          <draw:line draw:style-name="gr8" draw:text-style-name="P9" draw:layer="layout" svg:x1="18.796cm" svg:y1="13.177cm" svg:x2="19.308cm" svg:y2="13.177cm">
            <text:p/>
          </draw:line>
        </draw:g>
        <draw:line draw:style-name="gr8" draw:text-style-name="P9" draw:layer="layout" svg:x1="10.9cm" svg:y1="15.099cm" svg:x2="18.4cm" svg:y2="15.1cm">
          <text:p/>
        </draw:line>
        <draw:custom-shape draw:style-name="gr14" draw:text-style-name="P9" draw:layer="layout" svg:width="0.239cm" svg:height="0.184cm" draw:transform="rotate (-1.52698856256984) translate (15.184cm 13.05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 draw:text-style-name="P9" draw:layer="layout" svg:width="0.239cm" svg:height="0.184cm" draw:transform="rotate (-1.52698856256984) translate (14.39cm 14.95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6" draw:text-style-name="P11" draw:layer="layout" svg:width="1.37cm" svg:height="0.7cm" svg:x="3.63cm" svg:y="12.2cm">
          <draw:text-box draw:corner-radius="0.3cm">
            <text:p><text:span text:style-name="T11">Heure</text:span></text:p>
          </draw:text-box>
        </draw:frame>
        <draw:frame draw:style-name="gr20" draw:text-style-name="P11" draw:layer="layout" svg:width="2.115cm" svg:height="0.7cm" svg:x="17.1cm" svg:y="10.5cm">
          <draw:text-box draw:corner-radius="0.3cm">
            <text:p><text:span text:style-name="T11">Generateur</text:span></text:p>
          </draw:text-box>
        </draw:frame>
        <draw:frame draw:style-name="gr21" draw:text-style-name="P11" draw:layer="layout" svg:width="1.207cm" svg:height="0.7cm" svg:x="3.493cm" svg:y="16.7cm">
          <draw:text-box draw:corner-radius="0.3cm">
            <text:p><text:span text:style-name="T11">Feu</text:span></text:p>
          </draw:text-box>
        </draw:frame>
        <draw:frame draw:style-name="gr16" draw:text-style-name="P11" draw:layer="layout" svg:width="1.336cm" svg:height="0.7cm" svg:x="18.6cm" svg:y="12.3cm">
          <draw:text-box draw:corner-radius="0.3cm">
            <text:p><text:span text:style-name="T11">Menu</text:span></text:p>
          </draw:text-box>
        </draw:frame>
        <draw:frame draw:style-name="gr22" draw:text-style-name="P11" draw:layer="layout" svg:width="1.336cm" svg:height="0.607cm" svg:x="18.2cm" svg:y="14.293cm">
          <draw:text-box draw:corner-radius="0.336cm">
            <text:p><text:span text:style-name="T11">Voie</text:span></text:p>
          </draw:text-box>
        </draw:frame>
        <draw:g>
          <draw:custom-shape draw:style-name="gr7" draw:text-style-name="P9" draw:layer="layout" svg:width="1.3cm" svg:height="2.2cm" svg:x="3.6cm" svg:y="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9" draw:layer="layout" svg:x1="4.276cm" svg:y1="17.444cm" svg:x2="4.276cm" svg:y2="19.392cm">
            <text:p/>
          </draw:line>
          <draw:line draw:style-name="gr8" draw:text-style-name="P9" draw:layer="layout" svg:x1="3.86cm" svg:y1="17.938cm" svg:x2="4.692cm" svg:y2="17.938cm">
            <text:p/>
          </draw:line>
        </draw:g>
        <draw:line draw:style-name="gr8" draw:text-style-name="P9" draw:layer="layout" svg:x1="4.8cm" svg:y1="17.6cm" svg:x2="10.9cm" svg:y2="17.599cm">
          <text:p/>
        </draw:line>
        <draw:custom-shape draw:style-name="gr23" draw:text-style-name="P9" draw:layer="layout" svg:width="0.2cm" svg:height="0.2cm" svg:x="10.8cm" svg:y="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14" draw:layer="layout" svg:width="4.866cm" svg:height="0.7cm" svg:x="11.1cm" svg:y="20.5cm">
          <draw:text-box draw:corner-radius="0.3cm">
            <text:p><text:span text:style-name="T12">InitialiserApplication(XTERM)</text:span></text:p>
          </draw:text-box>
        </draw:frame>
        <draw:frame draw:style-name="gr25" draw:text-style-name="P15" draw:layer="layout" svg:width="1.747cm" svg:height="0.7cm" svg:x="4.1cm" svg:y="8.9cm">
          <draw:text-box draw:corner-radius="0.3cm">
            <text:p text:style-name="P15"><text:span text:style-name="T13">TempoEO</text:span></text:p>
          </draw:text-box>
        </draw:frame>
        <draw:line draw:style-name="gr8" draw:text-style-name="P9" draw:layer="layout" svg:x1="10.9cm" svg:y1="6.8cm" svg:x2="18.1cm" svg:y2="6.8cm">
          <text:p/>
        </draw:line>
        <draw:line draw:style-name="gr8" draw:text-style-name="P9" draw:layer="layout" svg:x1="5cm" svg:y1="8.6cm" svg:x2="5cm" svg:y2="8.9cm">
          <text:p/>
        </draw:line>
        <draw:frame draw:style-name="gr25" draw:text-style-name="P15" draw:layer="layout" svg:width="1.747cm" svg:height="0.7cm" svg:x="4.1cm" svg:y="9.3cm">
          <draw:text-box draw:corner-radius="0.3cm">
            <text:p text:style-name="P15"><text:span text:style-name="T13">TempoNS</text:span></text:p>
          </draw:text-box>
        </draw:frame>
        <draw:frame draw:style-name="gr25" draw:text-style-name="P15" draw:layer="layout" svg:width="2.064cm" svg:height="0.7cm" svg:x="3.9cm" svg:y="9.7cm">
          <draw:text-box draw:corner-radius="0.3cm">
            <text:p text:style-name="P15"><text:span text:style-name="T13">couleurAxeNS</text:span></text:p>
          </draw:text-box>
        </draw:frame>
        <draw:frame draw:style-name="gr25" draw:text-style-name="P15" draw:layer="layout" svg:width="2.077cm" svg:height="0.7cm" svg:x="3.9cm" svg:y="10.1cm">
          <draw:text-box draw:corner-radius="0.3cm">
            <text:p text:style-name="P15"><text:span text:style-name="T13">couleurAxeEO</text:span></text:p>
          </draw:text-box>
        </draw:frame>
        <draw:line draw:style-name="gr8" draw:text-style-name="P9" draw:layer="layout" svg:x1="10.9cm" svg:y1="8.3cm" svg:x2="4.6cm" svg:y2="8.3cm">
          <text:p/>
        </draw:line>
        <draw:line draw:style-name="gr8" draw:text-style-name="P9" draw:layer="layout" svg:x1="4.6cm" svg:y1="8.3cm" svg:x2="4.6cm" svg:y2="8.9cm">
          <text:p/>
        </draw:line>
        <draw:custom-shape draw:style-name="gr14" draw:text-style-name="P9" draw:layer="layout" svg:width="0.239cm" svg:height="0.184cm" draw:transform="rotate (-1.52698856256984) translate (15.184cm 11.25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8" draw:text-style-name="P9" draw:layer="layout" svg:x1="10.9cm" svg:y1="15.8cm" svg:x2="18.5cm" svg:y2="15.8cm">
          <text:p/>
        </draw:line>
        <draw:custom-shape draw:style-name="gr14" draw:text-style-name="P9" draw:layer="layout" svg:width="0.239cm" svg:height="0.184cm" draw:transform="rotate (-1.52698856256984) translate (14.59cm 15.65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8" draw:text-style-name="P9" draw:layer="layout" svg:x1="10.9cm" svg:y1="16.4cm" svg:x2="18.2cm" svg:y2="16.4cm">
          <text:p/>
        </draw:line>
        <draw:custom-shape draw:style-name="gr14" draw:text-style-name="P9" draw:layer="layout" svg:width="0.239cm" svg:height="0.184cm" draw:transform="rotate (-1.52698856256984) translate (14.39cm 16.25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8" draw:text-style-name="P9" draw:layer="layout" svg:x1="10.9cm" svg:y1="17.201cm" svg:x2="18.2cm" svg:y2="17.2cm">
          <text:p/>
        </draw:line>
        <draw:custom-shape draw:style-name="gr14" draw:text-style-name="P9" draw:layer="layout" svg:width="0.239cm" svg:height="0.184cm" draw:transform="rotate (-1.52698856256984) translate (14.39cm 17.05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8" draw:text-style-name="P9" draw:layer="layout" svg:x1="6.8cm" svg:y1="10.981cm" svg:x2="7.2cm" svg:y2="10.581cm">
          <text:p/>
        </draw:line>
        <draw:line draw:style-name="gr8" draw:text-style-name="P9" draw:layer="layout" svg:x1="6.8cm" svg:y1="10.581cm" svg:x2="7.2cm" svg:y2="10.981cm">
          <text:p/>
        </draw:line>
        <draw:line draw:style-name="gr8" draw:text-style-name="P9" draw:layer="layout" svg:x1="10.9cm" svg:y1="10.8cm" svg:x2="5.1cm" svg:y2="10.8cm">
          <text:p/>
        </draw:line>
        <draw:line draw:style-name="gr8" draw:text-style-name="P9" draw:layer="layout" svg:x1="5.1cm" svg:y1="10.5cm" svg:x2="5.1cm" svg:y2="10.8cm">
          <text:p/>
        </draw:line>
        <draw:g>
          <draw:custom-shape draw:style-name="gr10" draw:text-style-name="P9" draw:layer="layout" svg:width="0.449cm" svg:height="0.341cm" svg:x="15.2cm" svg:y="17.942cm">
            <text:p text:style-name="P9"><text:span text:style-name="T10">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9" draw:layer="layout" svg:width="0.629cm" svg:height="1.148cm" svg:x="15.963cm" svg:y="18.252cm">
            <text:p/>
            <draw:enhanced-geometry svg:viewBox="0 0 21600 21600" draw:mirror-horizontal="false" draw:mirror-vertical="false" draw:type="rectangle" draw:enhanced-path="M 0 0 L 21600 0 21600 21600 0 21600 0 0 Z N"/>
          </draw:custom-shape>
          <draw:polyline draw:style-name="gr8" draw:text-style-name="P9" draw:layer="layout" svg:width="0.627cm" svg:height="1.209cm" svg:x="15.604cm" svg:y="18.097cm" svg:viewBox="0 0 628 1210" draw:points="57,0 571,0 0,217 628,217 628,1210">
            <text:p/>
          </draw:polyline>
        </draw:g>
        <draw:frame draw:style-name="gr26" draw:text-style-name="P11" draw:layer="layout" svg:width="2.94cm" svg:height="0.963cm" svg:x="16.8cm" svg:y="18.3cm">
          <draw:text-box draw:corner-radius="0.3cm">
            <text:p><text:span text:style-name="T11">Défaut SIGUSR2</text:span></text:p>
            <text:p><text:span text:style-name="T11">Défaut SIGCHLD</text:span></text:p>
          </draw:text-box>
        </draw:frame>
        <draw:custom-shape draw:style-name="gr7" draw:text-style-name="P9" draw:layer="layout" svg:width="0.199cm" svg:height="0.166cm" draw:transform="skewX (-0.0120427718387609) rotate (-1.04021623418862) translate (13.642cm 18.84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2" draw:text-style-name="P12" draw:layer="layout" svg:width="1.912cm" svg:height="0.963cm" svg:x="12.888cm" svg:y="19.1cm">
          <draw:text-box draw:corner-radius="0.3cm">
            <text:p><text:span text:style-name="T11">SIGUSR2</text:span></text:p>
            <text:p><text:span text:style-name="T11">SIGCHLD</text:span></text:p>
          </draw:text-box>
        </draw:frame>
        <draw:frame draw:style-name="gr27" draw:text-style-name="P16" draw:layer="layout" svg:width="1.844cm" svg:height="0.569cm" svg:x="14.7cm" svg:y="10.8cm">
          <draw:text-box>
            <text:p><text:span text:style-name="T14">(0, idBAL)</text:span></text:p>
          </draw:text-box>
        </draw:frame>
        <draw:frame draw:style-name="gr1" draw:text-style-name="P16" draw:layer="layout" svg:width="5.349cm" svg:height="0.569cm" svg:x="13.6cm" svg:y="12.531cm">
          <draw:text-box>
            <text:p><text:span text:style-name="T14">(idSem, idBAL, idShm, pidGenerateur)</text:span></text:p>
          </draw:text-box>
        </draw:frame>
        <draw:frame draw:style-name="gr28" draw:text-style-name="P16" draw:layer="layout" svg:width="4.376cm" svg:height="0.569cm" svg:x="13.251cm" svg:y="14.5cm">
          <draw:text-box>
            <text:p><text:span text:style-name="T14">(NORD, idSem, idBAL, idShm)</text:span></text:p>
          </draw:text-box>
        </draw:frame>
        <draw:frame draw:style-name="gr28" draw:text-style-name="P16" draw:layer="layout" svg:width="4.376cm" svg:height="0.569cm" svg:x="13.224cm" svg:y="15.2cm">
          <draw:text-box>
            <text:p><text:span text:style-name="T14">(SUD, idSem, idBAL, idShm)</text:span></text:p>
          </draw:text-box>
        </draw:frame>
        <draw:frame draw:style-name="gr28" draw:text-style-name="P16" draw:layer="layout" svg:width="4.376cm" svg:height="0.569cm" svg:x="13.2cm" svg:y="15.831cm">
          <draw:text-box>
            <text:p><text:span text:style-name="T14">(EST, idSem, idBAL, idShm)</text:span></text:p>
          </draw:text-box>
        </draw:frame>
        <draw:frame draw:style-name="gr29" draw:text-style-name="P16" draw:layer="layout" svg:width="4.876cm" svg:height="0.887cm" svg:x="13.224cm" svg:y="16.531cm">
          <draw:text-box>
            <text:p><text:span text:style-name="T14">(OUEST, idSem, idBAL, idShm)</text:span></text:p>
          </draw:text-box>
        </draw:frame>
        <draw:frame draw:style-name="gr1" draw:text-style-name="P17" draw:layer="layout" svg:width="2.466cm" svg:height="0.569cm" svg:x="5.3cm" svg:y="17cm">
          <draw:text-box>
            <text:p><text:span text:style-name="T15">(idSem, idShm)</text:span></text:p>
          </draw:text-box>
        </draw:frame>
        <draw:frame draw:style-name="gr30" draw:text-style-name="P18" draw:layer="layout" svg:width="27.09cm" svg:height="8.5cm" svg:x="1cm" svg:y="22.8cm">
          <draw:text-box>
            <text:p text:style-name="P18"><text:span text:style-name="T16">-Boite aux lettres </text:span><text:span text:style-name="T17">ArrivéeVéhicules </text:span><text:span text:style-name="T18">: </text:span></text:p>
            <text:p text:style-name="P18"><text:span text:style-name="T18"><text:tab/></text:span><text:span text:style-name="T18">Stocke des messages </text:span><text:span text:style-name="T17">msgVoiture </text:span><text:span text:style-name="T18">indiquant au générateur quel type de voiture il faut créer</text:span></text:p>
            <text:p text:style-name="P18"><text:span text:style-name="T18">-Mémoire partagée </text:span><text:span text:style-name="T17">TempoCouleur </text:span><text:span text:style-name="T18">: </text:span></text:p>
            <text:p text:style-name="P18"><text:span text:style-name="T18"><text:tab/></text:span><text:span text:style-name="T18">Stocke les durées(zones tempo) et les couleurs(zones couleurs) </text:span></text:p>
            <text:p text:style-name="P18"><text:span text:style-name="T18"><text:tab/></text:span><text:span text:style-name="T18">actuelles des feux pour les deux axes (NS et EO)</text:span></text:p>
            <text:p text:style-name="P18"><text:span text:style-name="T19">-Sémaphore </text:span><text:span text:style-name="T20">SémaphoreTempo </text:span><text:span text:style-name="T19">: </text:span></text:p>
            <text:p text:style-name="P18"><text:span text:style-name="T19"><text:tab/></text:span><text:span text:style-name="T19">Sémaphore associé aux deux zones tempos de la </text:span></text:p>
            <text:p text:style-name="P18"><text:span text:style-name="T19"><text:tab/></text:span><text:span text:style-name="T19">mémoire partagée </text:span><text:span text:style-name="T20">TempoCouleur (1 Jeton max)</text:span></text:p>
            <text:p text:style-name="P18"><text:span text:style-name="T19">-Sémaphore </text:span><text:span text:style-name="T20">SémaphoreCouleur </text:span><text:span text:style-name="T19">: </text:span></text:p>
            <text:p text:style-name="P18"><text:span text:style-name="T19"><text:tab/></text:span><text:span text:style-name="T19">Sémaphore associé aux deux zones couleurs de la </text:span></text:p>
            <text:p text:style-name="P18"><text:span text:style-name="T19"><text:tab/></text:span><text:span text:style-name="T19">mémoire partagée </text:span><text:span text:style-name="T20">TempoCouleur (4 Jetons max car 4 instances de Voie </text:span></text:p>
            <text:p text:style-name="P18"><text:span text:style-name="T20"><text:tab/></text:span><text:span text:style-name="T20">qui peuvent potentiellement effectuer une lecture en même temps)</text:span></text:p>
          </draw:text-box>
        </draw:frame>
        <draw:line draw:style-name="gr8" draw:text-style-name="P9" draw:layer="layout" svg:x1="10.9cm" svg:y1="9.2cm" svg:x2="5.8cm" svg:y2="9.2cm">
          <text:p/>
        </draw:line>
        <draw:line draw:style-name="gr8" draw:text-style-name="P9" draw:layer="layout" svg:x1="10.9cm" svg:y1="9.6cm" svg:x2="5.8cm" svg:y2="9.6cm">
          <text:p/>
        </draw:line>
        <draw:line draw:style-name="gr8" draw:text-style-name="P9" draw:layer="layout" svg:x1="10.9cm" svg:y1="10cm" svg:x2="5.8cm" svg:y2="10cm">
          <text:p/>
        </draw:line>
        <draw:line draw:style-name="gr8" draw:text-style-name="P9" draw:layer="layout" svg:x1="10.9cm" svg:y1="10.4cm" svg:x2="5.8cm" svg:y2="10.4cm">
          <text:p/>
        </draw:line>
        <draw:custom-shape draw:style-name="gr15" draw:text-style-name="P9" draw:layer="layout" svg:width="0.273cm" svg:height="0.21cm" draw:transform="rotate (1.5378096039322) translate (7.001cm 9.37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 draw:text-style-name="P9" draw:layer="layout" svg:width="0.273cm" svg:height="0.21cm" draw:transform="rotate (1.5378096039322) translate (7.202cm 9.38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 draw:text-style-name="P9" draw:layer="layout" svg:width="0.273cm" svg:height="0.21cm" draw:transform="rotate (1.5378096039322) translate (7.001cm 9.68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 draw:text-style-name="P9" draw:layer="layout" svg:width="0.273cm" svg:height="0.21cm" draw:transform="rotate (1.5378096039322) translate (7.202cm 9.68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 draw:text-style-name="P9" draw:layer="layout" svg:width="0.273cm" svg:height="0.21cm" draw:transform="rotate (1.5378096039322) translate (7.001cm 10.08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 draw:text-style-name="P9" draw:layer="layout" svg:width="0.273cm" svg:height="0.21cm" draw:transform="rotate (1.5378096039322) translate (7.202cm 10.08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 draw:text-style-name="P9" draw:layer="layout" svg:width="0.273cm" svg:height="0.21cm" draw:transform="rotate (1.5378096039322) translate (7.001cm 10.48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 draw:text-style-name="P9" draw:layer="layout" svg:width="0.273cm" svg:height="0.21cm" draw:transform="rotate (1.5378096039322) translate (7.202cm 10.49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5" draw:text-style-name="P19" draw:layer="layout" svg:width="0.8cm" svg:height="0.489cm" svg:x="7.3cm" svg:y="9.2cm">
          <draw:text-box>
            <text:p><text:span text:style-name="T21">10</text:span></text:p>
          </draw:text-box>
        </draw:frame>
        <draw:frame draw:style-name="gr5" draw:text-style-name="P19" draw:layer="layout" svg:width="0.8cm" svg:height="0.489cm" svg:x="7.3cm" svg:y="9.201cm">
          <draw:text-box>
            <text:p><text:span text:style-name="T21">10</text:span></text:p>
          </draw:text-box>
        </draw:frame>
        <draw:frame draw:style-name="gr5" draw:text-style-name="P19" draw:layer="layout" svg:width="0.8cm" svg:height="0.489cm" svg:x="7.3cm" svg:y="9.602cm">
          <draw:text-box>
            <text:p><text:span text:style-name="T21">20</text:span></text:p>
          </draw:text-box>
        </draw:frame>
        <draw:frame draw:style-name="gr5" draw:text-style-name="P19" draw:layer="layout" svg:width="1.7cm" svg:height="0.489cm" svg:x="7.3cm" svg:y="10.003cm">
          <draw:text-box>
            <text:p><text:span text:style-name="T21">ROUGE</text:span></text:p>
          </draw:text-box>
        </draw:frame>
        <draw:frame draw:style-name="gr5" draw:text-style-name="P19" draw:layer="layout" svg:width="1.7cm" svg:height="0.489cm" svg:x="7.3cm" svg:y="10.4cm">
          <draw:text-box>
            <text:p><text:span text:style-name="T21">ROUGE</text:span></text:p>
          </draw:text-box>
        </draw:frame>
        <draw:custom-shape draw:style-name="gr14" draw:text-style-name="P9" draw:layer="layout" svg:width="0.239cm" svg:height="0.184cm" draw:transform="rotate (-1.52698856256984) translate (13.787cm 5.05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1" draw:text-style-name="P11" draw:layer="layout" svg:width="2.699cm" svg:height="0.663cm" svg:x="15.301cm" svg:y="4.037cm">
          <draw:text-box draw:corner-radius="0.3cm">
            <text:p><text:span text:style-name="T11">handlerMasque</text:span></text:p>
          </draw:text-box>
        </draw:frame>
        <draw:frame draw:style-name="gr11" draw:text-style-name="P11" draw:layer="layout" svg:width="2.509cm" svg:height="0.663cm" svg:x="15.4cm" svg:y="17.5cm">
          <draw:text-box draw:corner-radius="0.3cm">
            <text:p><text:span text:style-name="T11">handlerDefaut</text:span></text:p>
          </draw:text-box>
        </draw:frame>
      </draw:page>
      <draw:page draw:name="page5" draw:style-name="dp1" draw:master-page-name="Standard">
        <draw:frame draw:style-name="gr31" draw:text-style-name="P8" draw:layer="layout" svg:width="15.1cm" svg:height="3.85cm" svg:x="2.7cm" svg:y="1.15cm">
          <draw:text-box>
            <text:p text:style-name="P7"><text:span text:style-name="T8">Mère </text:span></text:p>
            <text:p text:style-name="P7"><text:span text:style-name="T8">Moteur</text:span></text:p>
          </draw:text-box>
        </draw:frame>
        <draw:g>
          <draw:g>
            <draw:custom-shape draw:style-name="gr7" draw:text-style-name="P7" draw:layer="layout" svg:width="6.4cm" svg:height="19.6cm" svg:x="6.8cm" svg:y="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2" draw:text-style-name="P7" draw:layer="layout" svg:x1="10.128cm" svg:y1="5.681cm" svg:x2="10.128cm" svg:y2="23.042cm">
              <text:p/>
            </draw:line>
          </draw:g>
        </draw:g>
        <draw:g>
          <draw:g>
            <draw:custom-shape draw:style-name="gr7" draw:text-style-name="P7" draw:layer="layout" svg:width="6.4cm" svg:height="19.6cm" svg:x="6.8cm" svg:y="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2" draw:text-style-name="P7" draw:layer="layout" svg:x1="10.128cm" svg:y1="5.681cm" svg:x2="10.128cm" svg:y2="23.042cm">
              <text:p/>
            </draw:line>
          </draw:g>
          <draw:line draw:style-name="gr33" draw:text-style-name="P7" draw:layer="layout" svg:x1="17.7cm" svg:y1="13.3cm" svg:x2="10.1cm" svg:y2="13.3cm">
            <text:p/>
          </draw:line>
        </draw:g>
        <draw:frame draw:style-name="gr9" draw:text-style-name="P20" draw:layer="layout" svg:width="1.5cm" svg:height="0.725cm" svg:x="9.3cm" svg:y="3.475cm">
          <draw:text-box draw:corner-radius="0.3cm">
            <text:p><text:span text:style-name="T16">Mère</text:span></text:p>
          </draw:text-box>
        </draw:frame>
        <draw:frame draw:style-name="gr34" draw:text-style-name="P21" draw:layer="layout" svg:width="1.6cm" svg:height="0.725cm" svg:x="17.6cm" svg:y="10.675cm">
          <draw:text-box draw:corner-radius="0.3cm">
            <text:p text:style-name="P7"><text:span text:style-name="T22">Menu</text:span></text:p>
          </draw:text-box>
        </draw:frame>
        <draw:frame draw:style-name="gr35" draw:text-style-name="P22" draw:layer="layout" svg:width="7.2cm" svg:height="0.725cm" svg:x="7.5cm" svg:y="12.3cm">
          <draw:text-box>
            <text:p text:style-name="P7"><text:span text:style-name="T22">waitpid()</text:span></text:p>
          </draw:text-box>
        </draw:frame>
        <draw:g>
          <draw:custom-shape draw:style-name="gr7" draw:text-style-name="P9" draw:layer="layout" svg:width="1.7cm" svg:height="3.2cm" svg:x="17.7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2" draw:text-style-name="P9" draw:layer="layout" svg:x1="18.584cm" svg:y1="11.809cm" svg:x2="18.584cm" svg:y2="14.642cm">
            <text:p/>
          </draw:line>
          <draw:line draw:style-name="gr32" draw:text-style-name="P9" draw:layer="layout" svg:x1="18.04cm" svg:y1="12.528cm" svg:x2="19.128cm" svg:y2="12.528cm">
            <text:p/>
          </draw:line>
        </draw:g>
        <draw:frame draw:style-name="gr1" draw:layer="layout" svg:width="15.856cm" svg:height="1.673cm" svg:x="2.9cm" svg:y="26.2cm">
          <draw:text-box>
            <text:p>La phase moteur de la tâche Mère consiste à attendre </text:p>
            <text:p>le signal SIGCHLD de la part de la tâche Menu </text:p>
          </draw:text-box>
        </draw:frame>
        <draw:line draw:style-name="gr8" draw:text-style-name="P7" draw:layer="layout" svg:x1="8.7cm" svg:y1="9.7cm" svg:x2="11.7cm" svg:y2="9.7cm">
          <text:p/>
        </draw:line>
      </draw:page>
      <draw:page draw:name="page6" draw:style-name="dp1" draw:master-page-name="Standard">
        <draw:frame draw:style-name="gr36" draw:text-style-name="P23" draw:layer="layout" svg:width="12.309cm" svg:height="1.825cm" svg:x="3.3cm" svg:y="1.2cm">
          <draw:text-box>
            <text:p text:style-name="P7"><text:span text:style-name="T23">Mère</text:span></text:p>
            <text:p text:style-name="P7"><text:span text:style-name="T23">Destruction</text:span></text:p>
          </draw:text-box>
        </draw:frame>
        <draw:g>
          <draw:g>
            <draw:custom-shape draw:style-name="gr7" draw:text-style-name="P9" draw:layer="layout" svg:width="6.5cm" svg:height="21.2cm" svg:x="6cm" svg:y="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2" draw:text-style-name="P9" draw:layer="layout" svg:x1="9.38cm" svg:y1="5.286cm" svg:x2="9.4cm" svg:y2="24.9cm">
              <text:p/>
            </draw:line>
          </draw:g>
        </draw:g>
        <draw:frame draw:style-name="gr37" draw:text-style-name="P13" draw:layer="layout" svg:width="1.5cm" svg:height="0.7cm" svg:x="1.3cm" svg:y="10.8cm">
          <draw:text-box draw:corner-radius="0.3cm">
            <text:p text:style-name="P7"><text:span text:style-name="T24">VoieE</text:span></text:p>
          </draw:text-box>
        </draw:frame>
        <draw:frame draw:style-name="gr37" draw:text-style-name="P13" draw:layer="layout" svg:width="1.5cm" svg:height="0.7cm" svg:x="1.2cm" svg:y="4.9cm">
          <draw:text-box draw:corner-radius="0.3cm">
            <text:p text:style-name="P7"><text:span text:style-name="T24">Heure</text:span></text:p>
          </draw:text-box>
        </draw:frame>
        <draw:frame draw:style-name="gr38" draw:text-style-name="P13" draw:layer="layout" svg:width="1.5cm" svg:height="0.645cm" svg:x="1.2cm" svg:y="7.655cm">
          <draw:text-box draw:corner-radius="0.3cm">
            <text:p text:style-name="P7"><text:span text:style-name="T24">VoieN</text:span></text:p>
          </draw:text-box>
        </draw:frame>
        <draw:frame draw:style-name="gr39" draw:text-style-name="P13" draw:layer="layout" svg:width="2.28cm" svg:height="0.645cm" svg:x="15.12cm" svg:y="6.255cm">
          <draw:text-box draw:corner-radius="0.3cm">
            <text:p text:style-name="P7"><text:span text:style-name="T24">Génerateur</text:span></text:p>
          </draw:text-box>
        </draw:frame>
        <draw:frame draw:style-name="gr37" draw:text-style-name="P13" draw:layer="layout" svg:width="1.5cm" svg:height="0.7cm" svg:x="14cm" svg:y="9.1cm">
          <draw:text-box draw:corner-radius="0.3cm">
            <text:p text:style-name="P7"><text:span text:style-name="T24">VoieS</text:span></text:p>
          </draw:text-box>
        </draw:frame>
        <draw:line draw:style-name="gr40" draw:text-style-name="P9" draw:layer="layout" svg:x1="9.3cm" svg:y1="5.9cm" svg:x2="3.7cm" svg:y2="5.9cm">
          <text:p/>
        </draw:line>
        <draw:g>
          <draw:polyline draw:style-name="gr32" draw:text-style-name="P9" draw:layer="layout" svg:width="0.506cm" svg:height="0.408cm" svg:x="4.985cm" svg:y="5.699cm" svg:viewBox="0 0 507 409" draw:points="500,0 0,9 507,400 7,409">
            <text:p/>
          </draw:polyline>
          <draw:polyline draw:style-name="gr32" draw:text-style-name="P9" draw:layer="layout" svg:width="0.202cm" svg:height="0.199cm" svg:x="4.992cm" svg:y="6.004cm" svg:viewBox="0 0 203 200" draw:points="198,0 0,103 203,200">
            <text:p/>
          </draw:polyline>
        </draw:g>
        <draw:frame draw:style-name="gr41" draw:text-style-name="P24" draw:layer="layout" svg:width="3.358cm" svg:height="0.607cm" svg:x="4.442cm" svg:y="5.231cm">
          <draw:text-box draw:corner-radius="0.3cm">
            <text:p text:style-name="P7"><text:span text:style-name="T25">SIGUSR2</text:span></text:p>
          </draw:text-box>
        </draw:frame>
        <draw:frame draw:style-name="gr42" draw:text-style-name="P25" draw:layer="layout" svg:width="7.2cm" svg:height="0.607cm" svg:x="5.1cm" svg:y="6.1cm">
          <draw:text-box>
            <text:p text:style-name="P7"><text:span text:style-name="T25">waitpid()</text:span></text:p>
          </draw:text-box>
        </draw:frame>
        <draw:line draw:style-name="gr40" draw:text-style-name="P9" draw:layer="layout" svg:x1="9.3cm" svg:y1="6.9cm" svg:x2="13.8cm" svg:y2="6.9cm">
          <text:p/>
        </draw:line>
        <draw:g>
          <draw:polyline draw:style-name="gr32" draw:text-style-name="P9" draw:layer="layout" svg:width="0.499cm" svg:height="0.399cm" svg:x="11.8cm" svg:y="6.7cm" svg:viewBox="0 0 500 400" draw:points="0,0 500,0 0,400 500,400">
            <text:p/>
          </draw:polyline>
          <draw:polyline draw:style-name="gr32" draw:text-style-name="P9" draw:layer="layout" svg:width="0.2cm" svg:height="0.199cm" svg:x="12.1cm" svg:y="7cm" svg:viewBox="0 0 201 200" draw:points="0,0 201,100 0,200">
            <text:p/>
          </draw:polyline>
        </draw:g>
        <draw:frame draw:style-name="gr41" draw:text-style-name="P24" draw:layer="layout" svg:width="3.358cm" svg:height="0.607cm" svg:x="11.242cm" svg:y="6.231cm">
          <draw:text-box draw:corner-radius="0.3cm">
            <text:p text:style-name="P7"><text:span text:style-name="T25">SIGCONT</text:span></text:p>
          </draw:text-box>
        </draw:frame>
        <draw:frame draw:style-name="gr43" draw:text-style-name="P25" draw:layer="layout" svg:width="7.2cm" svg:height="0.7cm" svg:x="6.3cm" svg:y="7.9cm">
          <draw:text-box>
            <text:p text:style-name="P7"><text:span text:style-name="T25">waitpid()</text:span></text:p>
          </draw:text-box>
        </draw:frame>
        <draw:line draw:style-name="gr40" draw:text-style-name="P9" draw:layer="layout" svg:x1="9.3cm" svg:y1="7.8cm" svg:x2="13.8cm" svg:y2="7.8cm">
          <text:p/>
        </draw:line>
        <draw:g>
          <draw:polyline draw:style-name="gr32" draw:text-style-name="P9" draw:layer="layout" svg:width="0.499cm" svg:height="0.399cm" svg:x="11.999cm" svg:y="7.6cm" svg:viewBox="0 0 500 400" draw:points="0,0 500,0 0,400 500,400">
            <text:p/>
          </draw:polyline>
          <draw:polyline draw:style-name="gr32" draw:text-style-name="P9" draw:layer="layout" svg:width="0.2cm" svg:height="0.199cm" svg:x="12.299cm" svg:y="7.9cm" svg:viewBox="0 0 201 200" draw:points="0,0 201,100 0,200">
            <text:p/>
          </draw:polyline>
        </draw:g>
        <draw:frame draw:style-name="gr44" draw:text-style-name="P24" draw:layer="layout" svg:width="3.358cm" svg:height="0.669cm" svg:x="11.542cm" svg:y="7.2cm">
          <draw:text-box draw:corner-radius="0.3cm">
            <text:p text:style-name="P7"><text:span text:style-name="T25">SIGUSR2</text:span></text:p>
          </draw:text-box>
        </draw:frame>
        <draw:line draw:style-name="gr45" draw:text-style-name="P9" draw:layer="layout" svg:x1="9.4cm" svg:y1="9cm" svg:x2="3.3cm" svg:y2="8.9cm">
          <text:p/>
        </draw:line>
        <draw:g>
          <draw:polyline draw:style-name="gr32" draw:text-style-name="P9" draw:layer="layout" svg:width="0.499cm" svg:height="0.399cm" svg:x="5cm" svg:y="8.7cm" svg:viewBox="0 0 500 400" draw:points="500,0 0,0 500,400 0,400">
            <text:p/>
          </draw:polyline>
          <draw:polyline draw:style-name="gr32" draw:text-style-name="P9" draw:layer="layout" svg:width="0.2cm" svg:height="0.199cm" svg:x="5cm" svg:y="9cm" svg:viewBox="0 0 201 200" draw:points="200,0 0,100 201,200">
            <text:p/>
          </draw:polyline>
        </draw:g>
        <draw:frame draw:style-name="gr41" draw:text-style-name="P24" draw:layer="layout" svg:width="3.358cm" svg:height="0.607cm" svg:x="4.4cm" svg:y="8.2cm">
          <draw:text-box draw:corner-radius="0.3cm">
            <text:p text:style-name="P7"><text:span text:style-name="T25">SIGUSR2</text:span></text:p>
          </draw:text-box>
        </draw:frame>
        <draw:line draw:style-name="gr45" draw:text-style-name="P9" draw:layer="layout" svg:x1="9.3cm" svg:y1="10.2cm" svg:x2="14.1cm" svg:y2="10.2cm">
          <text:p/>
        </draw:line>
        <draw:g>
          <draw:polyline draw:style-name="gr32" draw:text-style-name="P9" draw:layer="layout" svg:width="0.499cm" svg:height="0.399cm" svg:x="12.499cm" svg:y="10cm" svg:viewBox="0 0 500 400" draw:points="0,0 500,0 0,400 500,400">
            <text:p/>
          </draw:polyline>
          <draw:polyline draw:style-name="gr32" draw:text-style-name="P9" draw:layer="layout" svg:width="0.2cm" svg:height="0.199cm" svg:x="12.799cm" svg:y="10.3cm" svg:viewBox="0 0 201 200" draw:points="0,0 201,100 0,200">
            <text:p/>
          </draw:polyline>
        </draw:g>
        <draw:frame draw:style-name="gr41" draw:text-style-name="P24" draw:layer="layout" svg:width="3.358cm" svg:height="0.607cm" svg:x="12.142cm" svg:y="9.4cm">
          <draw:text-box draw:corner-radius="0.3cm">
            <text:p text:style-name="P7"><text:span text:style-name="T25">SIGUSR2</text:span></text:p>
          </draw:text-box>
        </draw:frame>
        <draw:frame draw:style-name="gr43" draw:text-style-name="P25" draw:layer="layout" svg:width="2.2cm" svg:height="0.7cm" svg:x="9.2cm" svg:y="10.6cm">
          <draw:text-box>
            <text:p text:style-name="P7"><text:span text:style-name="T25">waitpid()</text:span></text:p>
          </draw:text-box>
        </draw:frame>
        <draw:line draw:style-name="gr45" draw:text-style-name="P9" draw:layer="layout" svg:x1="9.3cm" svg:y1="11.7cm" svg:x2="4cm" svg:y2="11.7cm">
          <text:p/>
        </draw:line>
        <draw:g>
          <draw:polyline draw:style-name="gr32" draw:text-style-name="P9" draw:layer="layout" svg:width="0.499cm" svg:height="0.399cm" svg:x="5.2cm" svg:y="11.5cm" svg:viewBox="0 0 500 400" draw:points="500,0 0,0 500,400 0,400">
            <text:p/>
          </draw:polyline>
          <draw:polyline draw:style-name="gr32" draw:text-style-name="P9" draw:layer="layout" svg:width="0.2cm" svg:height="0.199cm" svg:x="5.2cm" svg:y="11.8cm" svg:viewBox="0 0 201 200" draw:points="200,0 0,100 201,200">
            <text:p/>
          </draw:polyline>
        </draw:g>
        <draw:frame draw:style-name="gr41" draw:text-style-name="P24" draw:layer="layout" svg:width="3.358cm" svg:height="0.607cm" svg:x="4.4cm" svg:y="10.9cm">
          <draw:text-box draw:corner-radius="0.3cm">
            <text:p text:style-name="P7"><text:span text:style-name="T25">SIGUSR2</text:span></text:p>
          </draw:text-box>
        </draw:frame>
        <draw:g>
          <draw:polyline draw:style-name="gr32" draw:text-style-name="P9" draw:layer="layout" svg:width="1.199cm" svg:height="1.099cm" svg:x="16.2cm" svg:y="21.3cm" svg:viewBox="0 0 1200 1100" draw:points="0,0 0,1100 1200,1100 1200,0">
            <text:p/>
          </draw:polyline>
          <draw:line draw:style-name="gr32" draw:text-style-name="P9" draw:layer="layout" svg:x1="16.2cm" svg:y1="22.217cm" svg:x2="17.4cm" svg:y2="22.217cm">
            <text:p/>
          </draw:line>
          <draw:line draw:style-name="gr32" draw:text-style-name="P9" draw:layer="layout" svg:x1="16.2cm" svg:y1="22.033cm" svg:x2="17.4cm" svg:y2="22.033cm">
            <text:p/>
          </draw:line>
          <draw:line draw:style-name="gr32" draw:text-style-name="P9" draw:layer="layout" svg:x1="16.2cm" svg:y1="21.85cm" svg:x2="17.4cm" svg:y2="21.85cm">
            <text:p/>
          </draw:line>
          <draw:line draw:style-name="gr32" draw:text-style-name="P9" draw:layer="layout" svg:x1="16.2cm" svg:y1="21.667cm" svg:x2="17.4cm" svg:y2="21.667cm">
            <text:p/>
          </draw:line>
        </draw:g>
        <draw:g>
          <draw:polyline draw:style-name="gr32" draw:text-style-name="P9" draw:layer="layout" svg:width="0.899cm" svg:height="0.839cm" svg:x="16.2cm" svg:y="18.4cm" svg:viewBox="0 0 900 840" draw:points="0,840 0,0 900,840 900,0">
            <text:p/>
          </draw:polyline>
          <draw:line draw:style-name="gr32" draw:text-style-name="P9" draw:layer="layout" svg:x1="16.2cm" svg:y1="19.03cm" svg:x2="16.85cm" svg:y2="19.03cm">
            <text:p/>
          </draw:line>
          <draw:line draw:style-name="gr32" draw:text-style-name="P9" draw:layer="layout" svg:x1="16.45cm" svg:y1="18.61cm" svg:x2="17.1cm" svg:y2="18.61cm">
            <text:p/>
          </draw:line>
        </draw:g>
        <draw:g>
          <draw:polyline draw:style-name="gr32" draw:text-style-name="P9" draw:layer="layout" svg:width="0.899cm" svg:height="0.839cm" svg:x="16.2cm" svg:y="19.56cm" svg:viewBox="0 0 900 840" draw:points="0,840 0,0 900,840 900,0">
            <text:p/>
          </draw:polyline>
          <draw:line draw:style-name="gr32" draw:text-style-name="P9" draw:layer="layout" svg:x1="16.2cm" svg:y1="20.19cm" svg:x2="16.85cm" svg:y2="20.19cm">
            <text:p/>
          </draw:line>
          <draw:line draw:style-name="gr32" draw:text-style-name="P9" draw:layer="layout" svg:x1="16.45cm" svg:y1="19.77cm" svg:x2="17.1cm" svg:y2="19.77cm">
            <text:p/>
          </draw:line>
        </draw:g>
        <draw:line draw:style-name="gr45" draw:text-style-name="P9" draw:layer="layout" svg:x1="16.2cm" svg:y1="21.9cm" svg:x2="9.3cm" svg:y2="21.9cm">
          <text:p/>
        </draw:line>
        <draw:line draw:style-name="gr45" draw:text-style-name="P9" draw:layer="layout" svg:x1="16.2cm" svg:y1="18.7cm" svg:x2="9.3cm" svg:y2="18.7cm">
          <text:p/>
        </draw:line>
        <draw:line draw:style-name="gr45" draw:text-style-name="P9" draw:layer="layout" svg:x1="16.2cm" svg:y1="19.9cm" svg:x2="9.3cm" svg:y2="19.9cm">
          <text:p/>
        </draw:line>
        <draw:frame draw:style-name="gr46" draw:text-style-name="P13" draw:layer="layout" svg:width="2.898cm" svg:height="0.7cm" svg:x="13.402cm" svg:y="21cm">
          <draw:text-box draw:corner-radius="0.3cm">
            <text:p><text:span text:style-name="T24">ArrivéeVéhicules</text:span></text:p>
          </draw:text-box>
        </draw:frame>
        <draw:frame draw:style-name="gr47" draw:text-style-name="P13" draw:layer="layout" svg:width="3.106cm" svg:height="0.7cm" svg:x="16.694cm" svg:y="17.9cm">
          <draw:text-box draw:corner-radius="0.3cm">
            <text:p><text:span text:style-name="T26">SempahoreTempo</text:span></text:p>
          </draw:text-box>
        </draw:frame>
        <draw:g>
          <draw:line draw:style-name="gr32" draw:text-style-name="P9" draw:layer="layout" svg:x1="13.7cm" svg:y1="17.376cm" svg:x2="14.199cm" svg:y2="17.8cm">
            <text:p/>
          </draw:line>
          <draw:line draw:style-name="gr32" draw:text-style-name="P9" draw:layer="layout" svg:x1="13.7cm" svg:y1="17.8cm" svg:x2="14.199cm" svg:y2="17.376cm">
            <text:p/>
          </draw:line>
        </draw:g>
        <draw:g>
          <draw:line draw:style-name="gr32" draw:text-style-name="P9" draw:layer="layout" svg:x1="13.201cm" svg:y1="21.7cm" svg:x2="13.7cm" svg:y2="22.124cm">
            <text:p/>
          </draw:line>
          <draw:line draw:style-name="gr32" draw:text-style-name="P9" draw:layer="layout" svg:x1="13.201cm" svg:y1="22.124cm" svg:x2="13.7cm" svg:y2="21.7cm">
            <text:p/>
          </draw:line>
        </draw:g>
        <draw:g>
          <draw:line draw:style-name="gr32" draw:text-style-name="P9" draw:layer="layout" svg:x1="13.001cm" svg:y1="18.5cm" svg:x2="13.5cm" svg:y2="18.924cm">
            <text:p/>
          </draw:line>
          <draw:line draw:style-name="gr32" draw:text-style-name="P9" draw:layer="layout" svg:x1="13.001cm" svg:y1="18.924cm" svg:x2="13.5cm" svg:y2="18.5cm">
            <text:p/>
          </draw:line>
        </draw:g>
        <draw:g>
          <draw:line draw:style-name="gr32" draw:text-style-name="P9" draw:layer="layout" svg:x1="13.001cm" svg:y1="19.676cm" svg:x2="13.5cm" svg:y2="20.1cm">
            <text:p/>
          </draw:line>
          <draw:line draw:style-name="gr32" draw:text-style-name="P9" draw:layer="layout" svg:x1="13.001cm" svg:y1="20.1cm" svg:x2="13.5cm" svg:y2="19.676cm">
            <text:p/>
          </draw:line>
        </draw:g>
        <draw:frame draw:style-name="gr48" draw:text-style-name="P13" draw:layer="layout" svg:width="3.271cm" svg:height="0.7cm" svg:x="16.9cm" svg:y="19.2cm">
          <draw:text-box draw:corner-radius="0.3cm">
            <text:p><text:span text:style-name="T26">SemaphoreCouleur</text:span></text:p>
          </draw:text-box>
        </draw:frame>
        <draw:frame draw:style-name="gr42" draw:text-style-name="P25" draw:layer="layout" svg:width="4.1cm" svg:height="0.607cm" svg:x="5.4cm" svg:y="23.1cm">
          <draw:text-box>
            <text:p text:style-name="P7"><text:span text:style-name="T25">TerminerApplication(true)</text:span></text:p>
          </draw:text-box>
        </draw:frame>
        <draw:line draw:style-name="gr32" draw:text-style-name="P9" draw:layer="layout" svg:x1="9.3cm" svg:y1="17.5cm" svg:x2="16.1cm" svg:y2="17.6cm">
          <text:p/>
        </draw:line>
        <draw:frame draw:style-name="gr42" draw:text-style-name="P25" draw:layer="layout" svg:width="3.3cm" svg:height="0.607cm" svg:x="6cm" svg:y="9.2cm">
          <draw:text-box>
            <text:p text:style-name="P7"><text:span text:style-name="T25">waitpid()</text:span></text:p>
          </draw:text-box>
        </draw:frame>
        <draw:frame draw:style-name="gr43" draw:text-style-name="P25" draw:layer="layout" svg:width="2.2cm" svg:height="0.7cm" svg:x="6.9cm" svg:y="11.9cm">
          <draw:text-box>
            <text:p text:style-name="P7"><text:span text:style-name="T25">waitpid()</text:span></text:p>
          </draw:text-box>
        </draw:frame>
        <draw:frame draw:style-name="gr37" draw:text-style-name="P13" draw:layer="layout" svg:width="1.5cm" svg:height="0.7cm" svg:x="14cm" svg:y="12.401cm">
          <draw:text-box draw:corner-radius="0.3cm">
            <text:p text:style-name="P7"><text:span text:style-name="T24">VoieO</text:span></text:p>
          </draw:text-box>
        </draw:frame>
        <draw:line draw:style-name="gr45" draw:text-style-name="P9" draw:layer="layout" svg:x1="9.3cm" svg:y1="13.501cm" svg:x2="14.1cm" svg:y2="13.501cm">
          <text:p/>
        </draw:line>
        <draw:g>
          <draw:polyline draw:style-name="gr32" draw:text-style-name="P9" draw:layer="layout" svg:width="0.499cm" svg:height="0.399cm" svg:x="12.499cm" svg:y="13.301cm" svg:viewBox="0 0 500 400" draw:points="0,0 500,0 0,400 500,400">
            <text:p/>
          </draw:polyline>
          <draw:polyline draw:style-name="gr32" draw:text-style-name="P9" draw:layer="layout" svg:width="0.2cm" svg:height="0.199cm" svg:x="12.799cm" svg:y="13.601cm" svg:viewBox="0 0 201 200" draw:points="0,0 201,100 0,200">
            <text:p/>
          </draw:polyline>
        </draw:g>
        <draw:frame draw:style-name="gr41" draw:text-style-name="P24" draw:layer="layout" svg:width="3.358cm" svg:height="0.607cm" svg:x="12.142cm" svg:y="12.701cm">
          <draw:text-box draw:corner-radius="0.3cm">
            <text:p text:style-name="P7"><text:span text:style-name="T25">SIGUSR2</text:span></text:p>
          </draw:text-box>
        </draw:frame>
        <draw:frame draw:style-name="gr43" draw:text-style-name="P25" draw:layer="layout" svg:width="2.2cm" svg:height="0.7cm" svg:x="9.2cm" svg:y="13.901cm">
          <draw:text-box>
            <text:p text:style-name="P7"><text:span text:style-name="T25">waitpid()</text:span></text:p>
          </draw:text-box>
        </draw:frame>
        <draw:frame draw:style-name="gr38" draw:text-style-name="P13" draw:layer="layout" svg:width="1.5cm" svg:height="0.645cm" svg:x="1.1cm" svg:y="14.055cm">
          <draw:text-box draw:corner-radius="0.3cm">
            <text:p text:style-name="P7"><text:span text:style-name="T24">Feu</text:span></text:p>
          </draw:text-box>
        </draw:frame>
        <draw:line draw:style-name="gr45" draw:text-style-name="P9" draw:layer="layout" svg:x1="9.4cm" svg:y1="15.401cm" svg:x2="2.2cm" svg:y2="15.301cm">
          <text:p/>
        </draw:line>
        <draw:g>
          <draw:polyline draw:style-name="gr32" draw:text-style-name="P9" draw:layer="layout" svg:width="0.499cm" svg:height="0.399cm" svg:x="5cm" svg:y="15.101cm" svg:viewBox="0 0 500 400" draw:points="500,0 0,0 500,400 0,400">
            <text:p/>
          </draw:polyline>
          <draw:polyline draw:style-name="gr32" draw:text-style-name="P9" draw:layer="layout" svg:width="0.2cm" svg:height="0.199cm" svg:x="5cm" svg:y="15.401cm" svg:viewBox="0 0 201 200" draw:points="200,0 0,100 201,200">
            <text:p/>
          </draw:polyline>
        </draw:g>
        <draw:frame draw:style-name="gr41" draw:text-style-name="P24" draw:layer="layout" svg:width="3.358cm" svg:height="0.607cm" svg:x="4.4cm" svg:y="14.601cm">
          <draw:text-box draw:corner-radius="0.3cm">
            <text:p text:style-name="P7"><text:span text:style-name="T25">SIGUSR2</text:span></text:p>
          </draw:text-box>
        </draw:frame>
        <draw:frame draw:style-name="gr42" draw:text-style-name="P25" draw:layer="layout" svg:width="3.3cm" svg:height="0.607cm" svg:x="6cm" svg:y="15.601cm">
          <draw:text-box>
            <text:p text:style-name="P7"><text:span text:style-name="T25">waitpid()</text:span></text:p>
          </draw:text-box>
        </draw:frame>
        <draw:line draw:style-name="gr32" draw:text-style-name="P9" draw:layer="layout" svg:x1="16.1cm" svg:y1="17.6cm" svg:x2="16.1cm" svg:y2="17.4cm">
          <text:p/>
        </draw:line>
        <draw:custom-shape draw:style-name="gr23" draw:text-style-name="P9" draw:layer="layout" svg:width="0.2cm" svg:height="0.2cm" svg:x="9.3cm" svg:y="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2" draw:text-style-name="P26" draw:layer="layout" svg:x1="9.4cm" svg:y1="23.755cm" svg:x2="12.4cm" svg:y2="23.755cm">
          <text:p/>
        </draw:line>
        <draw:g>
          <draw:line draw:style-name="gr32" draw:text-style-name="P7" draw:layer="layout" svg:x1="12.3cm" svg:y1="24.055cm" svg:x2="12.5cm" svg:y2="24.255cm">
            <text:p/>
          </draw:line>
          <draw:line draw:style-name="gr32" draw:text-style-name="P7" draw:layer="layout" svg:x1="12.3cm" svg:y1="24.255cm" svg:x2="12.5cm" svg:y2="24.055cm">
            <text:p/>
          </draw:line>
        </draw:g>
        <draw:line draw:style-name="gr32" draw:text-style-name="P26" draw:layer="layout" svg:x1="12.4cm" svg:y1="23.8cm" svg:x2="12.4cm" svg:y2="24.6cm">
          <text:p/>
        </draw:line>
        <draw:line draw:style-name="gr32" draw:text-style-name="P26" draw:layer="layout" svg:x1="9.4cm" svg:y1="24.6cm" svg:x2="12.4cm" svg:y2="24.6cm">
          <text:p/>
        </draw:line>
        <draw:line draw:style-name="gr33" draw:text-style-name="P7" draw:layer="layout" svg:x1="14.2cm" svg:y1="8.5cm" svg:x2="9.3cm" svg:y2="8.5cm">
          <text:p/>
        </draw:line>
        <draw:line draw:style-name="gr33" draw:text-style-name="P7" draw:layer="layout" svg:x1="14.2cm" svg:y1="11.3cm" svg:x2="9.3cm" svg:y2="11.3cm">
          <text:p/>
        </draw:line>
        <draw:line draw:style-name="gr33" draw:text-style-name="P7" draw:layer="layout" svg:x1="14.2cm" svg:y1="14.5cm" svg:x2="9.3cm" svg:y2="14.5cm">
          <text:p/>
        </draw:line>
        <draw:line draw:style-name="gr33" draw:text-style-name="P7" draw:layer="layout" svg:x1="2.3cm" svg:y1="16.2cm" svg:x2="9.4cm" svg:y2="16.2cm">
          <text:p/>
        </draw:line>
        <draw:line draw:style-name="gr33" draw:text-style-name="P7" draw:layer="layout" svg:x1="3.9cm" svg:y1="12.6cm" svg:x2="9.5cm" svg:y2="12.6cm">
          <text:p/>
        </draw:line>
        <draw:line draw:style-name="gr33" draw:text-style-name="P7" draw:layer="layout" svg:x1="3.3cm" svg:y1="9.8cm" svg:x2="9.4cm" svg:y2="9.8cm">
          <text:p/>
        </draw:line>
        <draw:line draw:style-name="gr33" draw:text-style-name="P7" draw:layer="layout" svg:x1="3.7cm" svg:y1="6.7cm" svg:x2="9.5cm" svg:y2="6.7cm">
          <text:p/>
        </draw:line>
        <draw:g>
          <draw:custom-shape draw:style-name="gr7" draw:text-style-name="P9" draw:layer="layout" svg:width="1.6cm" svg:height="2.4cm" svg:x="13.7cm" svg:y="6.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2" draw:text-style-name="P9" draw:layer="layout" svg:x1="14.532cm" svg:y1="6.457cm" svg:x2="14.532cm" svg:y2="8.582cm">
            <text:p/>
          </draw:line>
          <draw:line draw:style-name="gr32" draw:text-style-name="P9" draw:layer="layout" svg:x1="14.02cm" svg:y1="6.996cm" svg:x2="15.044cm" svg:y2="6.996cm">
            <text:p/>
          </draw:line>
        </draw:g>
        <draw:g>
          <draw:custom-shape draw:style-name="gr7" draw:text-style-name="P9" draw:layer="layout" svg:width="1.6cm" svg:height="2.4cm" svg:x="13.9cm" svg:y="9.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2" draw:text-style-name="P9" draw:layer="layout" svg:x1="14.732cm" svg:y1="9.757cm" svg:x2="14.732cm" svg:y2="11.882cm">
            <text:p/>
          </draw:line>
          <draw:line draw:style-name="gr32" draw:text-style-name="P9" draw:layer="layout" svg:x1="14.22cm" svg:y1="10.296cm" svg:x2="15.244cm" svg:y2="10.296cm">
            <text:p/>
          </draw:line>
        </draw:g>
        <draw:g>
          <draw:custom-shape draw:style-name="gr7" draw:text-style-name="P9" draw:layer="layout" svg:width="1.6cm" svg:height="2.4cm" svg:x="13.9cm" svg:y="12.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2" draw:text-style-name="P9" draw:layer="layout" svg:x1="14.732cm" svg:y1="13.057cm" svg:x2="14.732cm" svg:y2="15.182cm">
            <text:p/>
          </draw:line>
          <draw:line draw:style-name="gr32" draw:text-style-name="P9" draw:layer="layout" svg:x1="14.22cm" svg:y1="13.596cm" svg:x2="15.244cm" svg:y2="13.596cm">
            <text:p/>
          </draw:line>
        </draw:g>
        <draw:g>
          <draw:custom-shape draw:style-name="gr7" draw:text-style-name="P9" draw:layer="layout" svg:width="1.3cm" svg:height="2.4cm" svg:x="1.1cm" svg:y="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2" draw:text-style-name="P9" draw:layer="layout" svg:x1="1.776cm" svg:y1="14.757cm" svg:x2="1.776cm" svg:y2="16.882cm">
            <text:p/>
          </draw:line>
          <draw:line draw:style-name="gr32" draw:text-style-name="P9" draw:layer="layout" svg:x1="1.36cm" svg:y1="15.296cm" svg:x2="2.192cm" svg:y2="15.296cm">
            <text:p/>
          </draw:line>
        </draw:g>
        <draw:g>
          <draw:custom-shape draw:style-name="gr7" draw:text-style-name="P9" draw:layer="layout" svg:width="1.5cm" svg:height="2.5cm" svg:x="2.6cm" svg:y="10.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2" draw:text-style-name="P9" draw:layer="layout" svg:x1="3.38cm" svg:y1="11.063cm" svg:x2="3.38cm" svg:y2="13.276cm">
            <text:p/>
          </draw:line>
          <draw:line draw:style-name="gr32" draw:text-style-name="P9" draw:layer="layout" svg:x1="2.9cm" svg:y1="11.625cm" svg:x2="3.86cm" svg:y2="11.625cm">
            <text:p/>
          </draw:line>
        </draw:g>
        <draw:g>
          <draw:custom-shape draw:style-name="gr7" draw:text-style-name="P9" draw:layer="layout" svg:width="1.5cm" svg:height="2.5cm" svg:x="1.9cm" svg:y="8.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2" draw:text-style-name="P9" draw:layer="layout" svg:x1="2.68cm" svg:y1="8.363cm" svg:x2="2.68cm" svg:y2="10.576cm">
            <text:p/>
          </draw:line>
          <draw:line draw:style-name="gr32" draw:text-style-name="P9" draw:layer="layout" svg:x1="2.2cm" svg:y1="8.925cm" svg:x2="3.16cm" svg:y2="8.925cm">
            <text:p/>
          </draw:line>
        </draw:g>
        <draw:g>
          <draw:custom-shape draw:style-name="gr7" draw:text-style-name="P9" draw:layer="layout" svg:width="1.5cm" svg:height="2.5cm" svg:x="2.3cm" svg:y="5.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2" draw:text-style-name="P9" draw:layer="layout" svg:x1="3.08cm" svg:y1="5.263cm" svg:x2="3.08cm" svg:y2="7.476cm">
            <text:p/>
          </draw:line>
          <draw:line draw:style-name="gr32" draw:text-style-name="P9" draw:layer="layout" svg:x1="2.6cm" svg:y1="5.825cm" svg:x2="3.56cm" svg:y2="5.825cm">
            <text:p/>
          </draw:line>
        </draw:g>
        <draw:frame draw:style-name="gr1" draw:text-style-name="P27" draw:layer="layout" svg:width="17.935cm" svg:height="2.015cm" svg:x="1.1cm" svg:y="25.905cm">
          <draw:text-box>
            <text:p text:style-name="P27"><text:span text:style-name="T27">Pour chaque tâche fille : </text:span><text:span text:style-name="T27"><text:tab/></text:span><text:span text:style-name="T27">On envoie le signal de fin SIGUSR2</text:span></text:p>
            <text:p text:style-name="P27"><text:span text:style-name="T27"><text:tab/></text:span><text:span text:style-name="T27"><text:tab/></text:span><text:span text:style-name="T27"><text:tab/></text:span><text:span text:style-name="T27"><text:tab/></text:span><text:span text:style-name="T27"><text:tab/></text:span><text:span text:style-name="T27">On attend la réception du signal SIGCHLD</text:span></text:p>
            <text:p text:style-name="P27"><text:span text:style-name="T27">Puis on détruit les IPCs avant de terminer l'application et de s'autodétruire</text:span></text:p>
          </draw:text-box>
        </draw:frame>
        <draw:frame draw:style-name="gr9" draw:text-style-name="P20" draw:layer="layout" svg:width="1.5cm" svg:height="0.725cm" svg:x="8.5cm" svg:y="3.075cm">
          <draw:text-box draw:corner-radius="0.3cm">
            <text:p><text:span text:style-name="T16">Mère</text:span></text:p>
          </draw:text-box>
        </draw:frame>
        <draw:g>
          <draw:custom-shape draw:style-name="gr7" draw:text-style-name="P13" draw:layer="layout" svg:width="1.799cm" svg:height="1.6cm" svg:x="15.102cm" svg:y="15.8cm">
            <text:p/>
            <draw:enhanced-geometry svg:viewBox="0 0 21600 21600" draw:mirror-horizontal="false" draw:mirror-vertical="false" draw:type="rectangle" draw:enhanced-path="M 0 0 L 21600 0 21600 21600 0 21600 0 0 Z N"/>
          </draw:custom-shape>
          <draw:custom-shape draw:style-name="gr7" draw:text-style-name="P7" draw:layer="layout" svg:width="1.8cm" svg:height="0.4cm" svg:x="15.101cm" svg:y="15.8cm">
            <text:p/>
            <draw:enhanced-geometry svg:viewBox="0 0 21600 21600" draw:type="rectangle" draw:enhanced-path="M 0 0 L 21600 0 21600 21600 0 21600 0 0 Z N"/>
          </draw:custom-shape>
          <draw:custom-shape draw:style-name="gr7" draw:text-style-name="P7" draw:layer="layout" svg:width="1.8cm" svg:height="0.4cm" svg:x="15.101cm" svg:y="16.2cm">
            <text:p/>
            <draw:enhanced-geometry svg:viewBox="0 0 21600 21600" draw:type="rectangle" draw:enhanced-path="M 0 0 L 21600 0 21600 21600 0 21600 0 0 Z N"/>
          </draw:custom-shape>
          <draw:custom-shape draw:style-name="gr7" draw:text-style-name="P7" draw:layer="layout" svg:width="1.8cm" svg:height="0.4cm" svg:x="15.101cm" svg:y="16.6cm">
            <text:p/>
            <draw:enhanced-geometry svg:viewBox="0 0 21600 21600" draw:type="rectangle" draw:enhanced-path="M 0 0 L 21600 0 21600 21600 0 21600 0 0 Z N"/>
          </draw:custom-shape>
          <draw:custom-shape draw:style-name="gr7" draw:text-style-name="P7" draw:layer="layout" svg:width="1.8cm" svg:height="0.4cm" svg:x="15.101cm" svg:y="17cm">
            <text:p/>
            <draw:enhanced-geometry svg:viewBox="0 0 21600 21600" draw:type="rectangle" draw:enhanced-path="M 0 0 L 21600 0 21600 21600 0 21600 0 0 Z N"/>
          </draw:custom-shape>
        </draw:g>
        <draw:frame draw:style-name="gr13" draw:text-style-name="P11" draw:layer="layout" svg:width="2.572cm" svg:height="0.8cm" svg:x="12.625cm" svg:y="15.7cm">
          <draw:text-box draw:corner-radius="0.3cm">
            <text:p><text:span text:style-name="T11">TempoCouleur</text:span></text:p>
          </draw:text-box>
        </draw:frame>
        <draw:frame draw:style-name="gr25" draw:text-style-name="P15" draw:layer="layout" svg:width="1.747cm" svg:height="0.7cm" svg:x="15.201cm" svg:y="15.8cm">
          <draw:text-box draw:corner-radius="0.3cm">
            <text:p text:style-name="P15"><text:span text:style-name="T13">TempoEO</text:span></text:p>
          </draw:text-box>
        </draw:frame>
        <draw:frame draw:style-name="gr25" draw:text-style-name="P15" draw:layer="layout" svg:width="1.747cm" svg:height="0.7cm" svg:x="15.201cm" svg:y="16.2cm">
          <draw:text-box draw:corner-radius="0.3cm">
            <text:p text:style-name="P15"><text:span text:style-name="T13">TempoNS</text:span></text:p>
          </draw:text-box>
        </draw:frame>
        <draw:frame draw:style-name="gr25" draw:text-style-name="P15" draw:layer="layout" svg:width="2.064cm" svg:height="0.7cm" svg:x="15.001cm" svg:y="16.6cm">
          <draw:text-box draw:corner-radius="0.3cm">
            <text:p text:style-name="P15"><text:span text:style-name="T13">couleurAxeNS</text:span></text:p>
          </draw:text-box>
        </draw:frame>
        <draw:frame draw:style-name="gr25" draw:text-style-name="P15" draw:layer="layout" svg:width="2.077cm" svg:height="0.7cm" svg:x="15.001cm" svg:y="17cm">
          <draw:text-box draw:corner-radius="0.3cm">
            <text:p text:style-name="P15"><text:span text:style-name="T13">couleurAxeEO</text:span></text:p>
          </draw:text-box>
        </draw:frame>
        <draw:frame draw:style-name="gr1" draw:text-style-name="P29" draw:layer="layout" svg:width="0.637cm" svg:height="0.801cm" svg:x="17cm" svg:y="18.4cm">
          <draw:text-box>
            <text:p text:style-name="P28"><text:span text:style-name="T13">1</text:span></text:p>
            <text:p text:style-name="P28"><text:span text:style-name="T13">0</text:span></text:p>
          </draw:text-box>
        </draw:frame>
        <draw:frame draw:style-name="gr1" draw:text-style-name="P29" draw:layer="layout" svg:width="0.637cm" svg:height="0.801cm" svg:x="17.1cm" svg:y="19.7cm">
          <draw:text-box>
            <text:p text:style-name="P28"><text:span text:style-name="T13">4</text:span></text:p>
            <text:p text:style-name="P28"><text:span text:style-name="T13">0</text:span></text:p>
          </draw:text-box>
        </draw:frame>
        <draw:line draw:style-name="gr32" draw:text-style-name="P28" draw:layer="layout" svg:x1="9.4cm" svg:y1="22.2cm" svg:x2="4.3cm" svg:y2="22.2cm">
          <text:p/>
        </draw:line>
        <draw:g>
          <draw:custom-shape draw:style-name="gr10" draw:text-style-name="P9" draw:layer="layout" svg:width="0.449cm" svg:height="0.341cm" svg:x="3.299cm" svg:y="19.743cm">
            <text:p text:style-name="P9"><text:span text:style-name="T10">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9" draw:layer="layout" svg:width="0.629cm" svg:height="1.148cm" svg:x="4.062cm" svg:y="20.053cm">
            <text:p/>
            <draw:enhanced-geometry svg:viewBox="0 0 21600 21600" draw:mirror-horizontal="false" draw:mirror-vertical="false" draw:type="rectangle" draw:enhanced-path="M 0 0 L 21600 0 21600 21600 0 21600 0 0 Z N"/>
          </draw:custom-shape>
          <draw:polyline draw:style-name="gr8" draw:text-style-name="P9" draw:layer="layout" svg:width="0.627cm" svg:height="1.209cm" svg:x="3.703cm" svg:y="19.898cm" svg:viewBox="0 0 628 1210" draw:points="57,0 571,0 0,217 628,217 628,1210">
            <text:p/>
          </draw:polyline>
        </draw:g>
        <draw:frame draw:style-name="gr11" draw:text-style-name="P11" draw:layer="layout" svg:width="2.699cm" svg:height="0.663cm" svg:x="3.4cm" svg:y="19.138cm">
          <draw:text-box draw:corner-radius="0.3cm">
            <text:p><text:span text:style-name="T11">handlerMasque</text:span></text:p>
          </draw:text-box>
        </draw:frame>
        <draw:g>
          <draw:line draw:style-name="gr32" draw:text-style-name="P7" draw:layer="layout" svg:x1="6.3cm" svg:y1="22.055cm" svg:x2="6.5cm" svg:y2="22.255cm">
            <text:p/>
          </draw:line>
          <draw:line draw:style-name="gr32" draw:text-style-name="P7" draw:layer="layout" svg:x1="6.3cm" svg:y1="22.255cm" svg:x2="6.5cm" svg:y2="22.055cm">
            <text:p/>
          </draw:line>
        </draw:g>
        <draw:g>
          <draw:custom-shape draw:style-name="gr10" draw:text-style-name="P9" draw:layer="layout" svg:width="0.449cm" svg:height="0.341cm" svg:x="3.299cm" svg:y="22.142cm">
            <text:p text:style-name="P9"><text:span text:style-name="T10">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9" draw:layer="layout" svg:width="0.629cm" svg:height="1.148cm" svg:x="4.062cm" svg:y="22.452cm">
            <text:p/>
            <draw:enhanced-geometry svg:viewBox="0 0 21600 21600" draw:mirror-horizontal="false" draw:mirror-vertical="false" draw:type="rectangle" draw:enhanced-path="M 0 0 L 21600 0 21600 21600 0 21600 0 0 Z N"/>
          </draw:custom-shape>
          <draw:polyline draw:style-name="gr8" draw:text-style-name="P9" draw:layer="layout" svg:width="0.627cm" svg:height="1.209cm" svg:x="3.703cm" svg:y="22.297cm" svg:viewBox="0 0 628 1210" draw:points="57,0 571,0 0,217 628,217 628,1210">
            <text:p/>
          </draw:polyline>
        </draw:g>
        <draw:line draw:style-name="gr32" draw:text-style-name="P28" draw:layer="layout" svg:x1="9.4cm" svg:y1="22.8cm" svg:x2="4.7cm" svg:y2="22.8cm">
          <text:p/>
        </draw:line>
        <draw:line draw:style-name="gr32" draw:text-style-name="P28" draw:layer="layout" svg:x1="4.3cm" svg:y1="22.2cm" svg:x2="4.3cm" svg:y2="21.2cm">
          <text:p/>
        </draw:line>
      </draw:page>
      <draw:page draw:name="page7" draw:style-name="dp1" draw:master-page-name="Standard">
        <draw:frame draw:style-name="gr36" draw:text-style-name="P8" draw:layer="layout" svg:width="12.309cm" svg:height="1.825cm" svg:x="3.8cm" svg:y="1.9cm">
          <draw:text-box>
            <text:p text:style-name="P7"><text:span text:style-name="T8">Feu</text:span></text:p>
            <text:p text:style-name="P7"><text:span text:style-name="T8">Initialisation</text:span></text:p>
          </draw:text-box>
        </draw:frame>
        <draw:g>
          <draw:custom-shape draw:style-name="gr7" draw:text-style-name="P7" draw:layer="layout" svg:width="5cm" svg:height="20.6cm" svg:x="7.3cm" svg:y="4.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32" draw:text-style-name="P7" draw:layer="layout" svg:x1="9.9cm" svg:y1="5.946cm" svg:x2="9.9cm" svg:y2="24.192cm">
            <text:p/>
          </draw:line>
        </draw:g>
        <draw:g>
          <draw:custom-shape draw:style-name="gr10" draw:text-style-name="P7" draw:layer="layout" svg:width="0.806cm" svg:height="0.594cm" svg:x="14.7cm" svg:y="6.69cm">
            <text:p text:style-name="P7">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7" draw:layer="layout" svg:width="1.129cm" svg:height="1.998cm" svg:x="16.071cm" svg:y="7.229cm">
            <text:p/>
            <draw:enhanced-geometry svg:viewBox="0 0 21600 21600" draw:mirror-horizontal="false" draw:mirror-vertical="false" draw:type="rectangle" draw:enhanced-path="M 0 0 L 21600 0 21600 21600 0 21600 0 0 Z N"/>
          </draw:custom-shape>
          <draw:polyline draw:style-name="gr32" draw:text-style-name="P7" draw:layer="layout" svg:width="1.127cm" svg:height="2.105cm" svg:x="15.426cm" svg:y="6.96cm" svg:viewBox="0 0 1128 2106" draw:points="102,0 1025,0 0,378 1128,378 1128,2106">
            <text:p/>
          </draw:polyline>
        </draw:g>
        <draw:line draw:style-name="gr45" draw:text-style-name="P7" draw:layer="layout" svg:x1="16.1cm" svg:y1="7.89cm" svg:x2="9.9cm" svg:y2="7.89cm">
          <text:p/>
        </draw:line>
        <draw:line draw:style-name="gr45" draw:text-style-name="P7" draw:layer="layout" svg:x1="16.1cm" svg:y1="8.89cm" svg:x2="9.9cm" svg:y2="8.89cm">
          <text:p/>
        </draw:line>
        <draw:custom-shape draw:style-name="gr7" draw:text-style-name="P7" draw:layer="layout" svg:width="0.224cm" svg:height="0.186cm" draw:transform="skewX (-0.0160570291183479) rotate (-1.04021623418862) translate (13.459cm 8.7cm)">
          <text:p/>
          <draw:enhanced-geometry svg:viewBox="0 0 21600 21600" draw:mirror-horizontal="false" draw:mirror-vertical="false" draw:glue-points="?f0 0 ?f1 10800 0 21600 10800 21600 21600 21600 ?f7 10800" draw:text-areas="?f1 10800 ?f2 18000 ?f3 7200 ?f4 21600" draw:type="isosceles-triangle" draw:modifiers="10464"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49" draw:text-style-name="P16" draw:layer="layout" svg:width="1.827cm" svg:height="0.61cm" svg:x="12.8cm" svg:y="8.99cm">
          <draw:text-box draw:corner-radius="0.3cm">
            <text:p><text:span text:style-name="T14"><text:s/></text:span><text:span text:style-name="T28">SIGUSR2</text:span></text:p>
          </draw:text-box>
        </draw:frame>
        <draw:frame draw:style-name="gr50" draw:text-style-name="P30" draw:layer="layout" svg:width="2.491cm" svg:height="0.645cm" svg:x="16.109cm" svg:y="6.455cm">
          <draw:text-box draw:corner-radius="0.3cm">
            <text:p><text:span text:style-name="T29">finTache</text:span></text:p>
          </draw:text-box>
        </draw:frame>
        <draw:frame draw:style-name="gr51" draw:text-style-name="P20" draw:layer="layout" svg:width="1.234cm" svg:height="0.727cm" svg:x="9.3cm" svg:y="3.8cm">
          <draw:text-box>
            <text:p><text:span text:style-name="T16">Feu</text:span></text:p>
          </draw:text-box>
        </draw:frame>
        <draw:g>
          <draw:custom-shape draw:style-name="gr10" draw:text-style-name="P9" draw:layer="layout" svg:width="0.419cm" svg:height="0.341cm" svg:x="2.998cm" svg:y="6.399cm">
            <text:p text:style-name="P7"><text:span text:style-name="T10">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9" draw:layer="layout" svg:width="0.587cm" svg:height="1.148cm" svg:x="3.711cm" svg:y="6.71cm">
            <text:p/>
            <draw:enhanced-geometry svg:viewBox="0 0 21600 21600" draw:mirror-horizontal="false" draw:mirror-vertical="false" draw:type="rectangle" draw:enhanced-path="M 0 0 L 21600 0 21600 21600 0 21600 0 0 Z N"/>
          </draw:custom-shape>
          <draw:polyline draw:style-name="gr32" draw:text-style-name="P9" draw:layer="layout" svg:width="0.585cm" svg:height="1.209cm" svg:x="3.375cm" svg:y="6.555cm" svg:viewBox="0 0 586 1210" draw:points="53,0 533,0 0,217 586,217 586,1210">
            <text:p/>
          </draw:polyline>
        </draw:g>
        <draw:frame draw:style-name="gr52" draw:text-style-name="P11" draw:layer="layout" svg:width="2.94cm" svg:height="1.045cm" svg:x="3.06cm" svg:y="5.6cm">
          <draw:text-box draw:corner-radius="0.3cm">
            <text:p><text:span text:style-name="T11">Défaut SIGUSR2</text:span></text:p>
            <text:p><text:span text:style-name="T11">Défaut SIGCHLD</text:span></text:p>
          </draw:text-box>
        </draw:frame>
        <draw:custom-shape draw:style-name="gr7" draw:text-style-name="P9" draw:layer="layout" svg:width="0.199cm" svg:height="0.166cm" draw:transform="skewX (-0.0120427718387609) rotate (-1.04021623418862) translate (6.142cm 7.34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2" draw:text-style-name="P12" draw:layer="layout" svg:width="1.912cm" svg:height="0.963cm" svg:x="5cm" svg:y="7.937cm">
          <draw:text-box draw:corner-radius="0.3cm">
            <text:p><text:span text:style-name="T11">SIGUSR2</text:span></text:p>
            <text:p><text:span text:style-name="T11">SIGCHLD</text:span></text:p>
          </draw:text-box>
        </draw:frame>
        <draw:line draw:style-name="gr32" draw:text-style-name="P7" draw:layer="layout" svg:x1="4.3cm" svg:y1="7.5cm" svg:x2="9.9cm" svg:y2="7.5cm">
          <text:p/>
        </draw:line>
        <draw:line draw:style-name="gr32" draw:text-style-name="P7" draw:layer="layout" svg:x1="4.3cm" svg:y1="7.1cm" svg:x2="9.9cm" svg:y2="7.1cm">
          <text:p/>
        </draw:line>
        <draw:line draw:style-name="gr32" draw:text-style-name="P9" draw:layer="layout" svg:x1="9.901cm" svg:y1="9.601cm" svg:x2="18cm" svg:y2="9.6cm">
          <text:p/>
        </draw:line>
        <draw:ellipse draw:style-name="gr53" draw:text-style-name="P31" draw:layer="layout" svg:width="0.9cm" svg:height="0.8cm" svg:x="14.7cm" svg:y="9.2cm">
          <text:p text:style-name="P7"><text:span text:style-name="T29">RW</text:span></text:p>
        </draw:ellipse>
        <draw:line draw:style-name="gr32" draw:text-style-name="P9" draw:layer="layout" svg:x1="17.9cm" svg:y1="9.6cm" svg:x2="17.9cm" svg:y2="18.8cm">
          <text:p/>
        </draw:line>
        <draw:rect draw:style-name="gr54" draw:text-style-name="P7" draw:layer="layout" svg:width="1.9cm" svg:height="9.1cm" svg:x="13.5cm" svg:y="14.3cm">
          <text:p/>
        </draw:rect>
        <draw:line draw:style-name="gr32" draw:text-style-name="P7" draw:layer="layout" svg:x1="9.9cm" svg:y1="15cm" svg:x2="14.5cm" svg:y2="15cm">
          <text:p/>
        </draw:line>
        <draw:line draw:style-name="gr32" draw:text-style-name="P7" draw:layer="layout" svg:x1="14.5cm" svg:y1="15cm" svg:x2="14.5cm" svg:y2="23cm">
          <text:p/>
        </draw:line>
        <draw:frame draw:style-name="gr1" draw:text-style-name="P30" draw:layer="layout" svg:width="3.233cm" svg:height="0.645cm" svg:x="12.9cm" svg:y="13.5cm">
          <draw:text-box>
            <text:p><text:span text:style-name="T29">MAJTempoShm()</text:span></text:p>
          </draw:text-box>
        </draw:frame>
        <draw:g>
          <draw:polyline draw:style-name="gr32" draw:text-style-name="P9" draw:layer="layout" svg:width="0.899cm" svg:height="0.839cm" svg:x="19.106cm" svg:y="16.582cm" svg:viewBox="0 0 900 840" draw:points="0,840 0,0 900,840 900,0">
            <text:p/>
          </draw:polyline>
          <draw:line draw:style-name="gr32" draw:text-style-name="P9" draw:layer="layout" svg:x1="19.106cm" svg:y1="17.212cm" svg:x2="19.756cm" svg:y2="17.212cm">
            <text:p/>
          </draw:line>
          <draw:line draw:style-name="gr32" draw:text-style-name="P9" draw:layer="layout" svg:x1="19.356cm" svg:y1="16.792cm" svg:x2="20.006cm" svg:y2="16.792cm">
            <text:p/>
          </draw:line>
        </draw:g>
        <draw:frame draw:style-name="gr17" draw:text-style-name="P15" draw:layer="layout" svg:width="2.606cm" svg:height="0.6cm" svg:x="17.694cm" svg:y="16.1cm">
          <draw:text-box>
            <text:p text:style-name="P15"><text:span text:style-name="T13">SempahoreTempo</text:span></text:p>
          </draw:text-box>
        </draw:frame>
        <draw:line draw:style-name="gr32" draw:text-style-name="P7" draw:layer="layout" svg:x1="14.5cm" svg:y1="15.6cm" svg:x2="19.5cm" svg:y2="15.6cm">
          <text:p/>
        </draw:line>
        <draw:line draw:style-name="gr32" draw:text-style-name="P7" draw:layer="layout" svg:x1="14.5cm" svg:y1="22.7cm" svg:x2="19.5cm" svg:y2="22.7cm">
          <text:p/>
        </draw:line>
        <draw:line draw:style-name="gr32" draw:text-style-name="P7" draw:layer="layout" svg:x1="19.5cm" svg:y1="22.7cm" svg:x2="19.5cm" svg:y2="17.2cm">
          <text:p/>
        </draw:line>
        <draw:line draw:style-name="gr32" draw:text-style-name="P7" draw:layer="layout" svg:x1="19.5cm" svg:y1="16.8cm" svg:x2="19.5cm" svg:y2="15.6cm">
          <text:p/>
        </draw:line>
        <draw:line draw:style-name="gr32" draw:text-style-name="P7" draw:layer="layout" svg:x1="14.5cm" svg:y1="19.1cm" svg:x2="17cm" svg:y2="19.1cm">
          <text:p/>
        </draw:line>
        <draw:line draw:style-name="gr32" draw:text-style-name="P7" draw:layer="layout" svg:x1="14.4cm" svg:y1="20cm" svg:x2="17cm" svg:y2="20cm">
          <text:p/>
        </draw:line>
        <draw:custom-shape draw:style-name="gr23" draw:text-style-name="P9" draw:layer="layout" svg:width="0.2cm" svg:height="0.2cm" svg:x="9.8cm" svg:y="19.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14" draw:layer="layout" svg:width="4.866cm" svg:height="0.7cm" svg:x="5.5cm" svg:y="19.1cm">
          <draw:text-box draw:corner-radius="0.3cm">
            <text:p><text:span text:style-name="T12">Effacer(TEMPS_AXE_NS)</text:span></text:p>
          </draw:text-box>
        </draw:frame>
        <draw:frame draw:style-name="gr24" draw:text-style-name="P14" draw:layer="layout" svg:width="4.866cm" svg:height="0.7cm" svg:x="5.534cm" svg:y="20.3cm">
          <draw:text-box draw:corner-radius="0.3cm">
            <text:p><text:span text:style-name="T12">Effacer(TEMPS_AXE_EO)</text:span></text:p>
          </draw:text-box>
        </draw:frame>
        <draw:custom-shape draw:style-name="gr23" draw:text-style-name="P9" draw:layer="layout" svg:width="0.2cm" svg:height="0.2cm" svg:x="9.801cm" svg:y="20.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layer="layout" svg:width="17.902cm" svg:height="3.902cm" svg:x="1.3cm" svg:y="25.3cm">
          <draw:text-box>
            <text:p><text:span text:style-name="T27">On réactive les signaux qui étaient déactivés dans la mère et on crée un handler finTache sur SIGUSR2</text:span></text:p>
            <text:p><text:span text:style-name="T27">On s'attache à la mémoire partagée puis on récupère les temporisations stockées dans celle-ci</text:span></text:p>
            <text:p><text:span text:style-name="T27">On met à blanc les zones où l'on s’apprête à écrire</text:span></text:p>
            <text:p/>
          </draw:text-box>
        </draw:frame>
        <draw:g>
          <draw:custom-shape draw:style-name="gr7" draw:text-style-name="P13" draw:layer="layout" svg:width="2.264cm" svg:height="2.7cm" svg:x="16.977cm" svg:y="18.8cm">
            <text:p/>
            <draw:enhanced-geometry svg:viewBox="0 0 21600 21600" draw:mirror-horizontal="false" draw:mirror-vertical="false" draw:type="rectangle" draw:enhanced-path="M 0 0 L 21600 0 21600 21600 0 21600 0 0 Z N"/>
          </draw:custom-shape>
          <draw:custom-shape draw:style-name="gr7" draw:text-style-name="P7" draw:layer="layout" svg:width="2.265cm" svg:height="0.675cm" svg:x="16.976cm" svg:y="18.8cm">
            <text:p/>
            <draw:enhanced-geometry svg:viewBox="0 0 21600 21600" draw:type="rectangle" draw:enhanced-path="M 0 0 L 21600 0 21600 21600 0 21600 0 0 Z N"/>
          </draw:custom-shape>
          <draw:custom-shape draw:style-name="gr7" draw:text-style-name="P7" draw:layer="layout" svg:width="2.265cm" svg:height="0.675cm" svg:x="16.976cm" svg:y="19.475cm">
            <text:p/>
            <draw:enhanced-geometry svg:viewBox="0 0 21600 21600" draw:type="rectangle" draw:enhanced-path="M 0 0 L 21600 0 21600 21600 0 21600 0 0 Z N"/>
          </draw:custom-shape>
          <draw:custom-shape draw:style-name="gr7" draw:text-style-name="P7" draw:layer="layout" svg:width="2.265cm" svg:height="0.675cm" svg:x="16.976cm" svg:y="20.15cm">
            <text:p/>
            <draw:enhanced-geometry svg:viewBox="0 0 21600 21600" draw:type="rectangle" draw:enhanced-path="M 0 0 L 21600 0 21600 21600 0 21600 0 0 Z N"/>
          </draw:custom-shape>
          <draw:custom-shape draw:style-name="gr7" draw:text-style-name="P7" draw:layer="layout" svg:width="2.265cm" svg:height="0.675cm" svg:x="16.976cm" svg:y="20.825cm">
            <text:p/>
            <draw:enhanced-geometry svg:viewBox="0 0 21600 21600" draw:type="rectangle" draw:enhanced-path="M 0 0 L 21600 0 21600 21600 0 21600 0 0 Z N"/>
          </draw:custom-shape>
        </draw:g>
        <draw:frame draw:style-name="gr13" draw:text-style-name="P11" draw:layer="layout" svg:width="2.572cm" svg:height="0.8cm" svg:x="15.3cm" svg:y="18.1cm">
          <draw:text-box draw:corner-radius="0.3cm">
            <text:p><text:span text:style-name="T11">TempoCouleur</text:span></text:p>
          </draw:text-box>
        </draw:frame>
        <draw:frame draw:style-name="gr55" draw:text-style-name="P15" draw:layer="layout" svg:width="2.198cm" svg:height="1.181cm" svg:x="17.102cm" svg:y="18.8cm">
          <draw:text-box draw:corner-radius="0.3cm">
            <text:p text:style-name="P15"><text:span text:style-name="T13">TempoEO</text:span></text:p>
          </draw:text-box>
        </draw:frame>
        <draw:frame draw:style-name="gr55" draw:text-style-name="P15" draw:layer="layout" svg:width="2.198cm" svg:height="1.181cm" svg:x="17.102cm" svg:y="19.475cm">
          <draw:text-box draw:corner-radius="0.3cm">
            <text:p text:style-name="P15"><text:span text:style-name="T13">TempoNS</text:span></text:p>
          </draw:text-box>
        </draw:frame>
        <draw:frame draw:style-name="gr25" draw:text-style-name="P15" draw:layer="layout" svg:width="2.064cm" svg:height="0.7cm" svg:x="17.1cm" svg:y="20.3cm">
          <draw:text-box draw:corner-radius="0.3cm">
            <text:p text:style-name="P15"><text:span text:style-name="T13">couleurAxeNS</text:span></text:p>
          </draw:text-box>
        </draw:frame>
        <draw:frame draw:style-name="gr25" draw:text-style-name="P15" draw:layer="layout" svg:width="2.077cm" svg:height="0.7cm" svg:x="17.023cm" svg:y="20.9cm">
          <draw:text-box draw:corner-radius="0.3cm">
            <text:p text:style-name="P15"><text:span text:style-name="T13">couleurAxeEO</text:span></text:p>
          </draw:text-box>
        </draw:frame>
        <draw:custom-shape draw:style-name="gr15" draw:text-style-name="P9" draw:layer="layout" svg:width="0.273cm" svg:height="0.21cm" draw:transform="rotate (1.5378096039322) translate (15.801cm 19.19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 draw:text-style-name="P9" draw:layer="layout" svg:width="0.273cm" svg:height="0.21cm" draw:transform="rotate (1.5378096039322) translate (16.002cm 19.19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 draw:text-style-name="P9" draw:layer="layout" svg:width="0.273cm" svg:height="0.21cm" draw:transform="rotate (1.5378096039322) translate (15.801cm 20.09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 draw:text-style-name="P9" draw:layer="layout" svg:width="0.273cm" svg:height="0.21cm" draw:transform="rotate (1.5378096039322) translate (16.002cm 20.10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 draw:text-style-name="P15" draw:layer="layout" svg:width="2.661cm" svg:height="0.526cm" svg:x="14.5cm" svg:y="19.174cm">
          <draw:text-box>
            <text:p><text:span text:style-name="T13">dureeEO=tempoEO</text:span></text:p>
          </draw:text-box>
        </draw:frame>
        <draw:frame draw:style-name="gr1" draw:text-style-name="P15" draw:layer="layout" svg:width="2.636cm" svg:height="0.526cm" svg:x="14.464cm" svg:y="20.1cm">
          <draw:text-box>
            <text:p><text:span text:style-name="T13">dureeNS=tempoNS</text:span></text:p>
          </draw:text-box>
        </draw:frame>
        <draw:frame draw:style-name="gr5" draw:layer="layout" svg:width="5.855cm" svg:height="3.797cm" svg:x="1.245cm" svg:y="11.785cm">
          <draw:text-box>
            <text:p><text:span text:style-name="T29">La procédure MAJTempo() permet de récupérer les </text:span></text:p>
            <text:p><text:span text:style-name="T29">valeurs des temporisations dans la mémoire partagée </text:span><text:span text:style-name="T30">TempoCouleur e</text:span><text:span text:style-name="T31">t d'affecter ces valeurs aux variables locales (avec dépot et retrait de jeton dans le sémaphore SemaphoreTempo).</text:span></text:p>
          </draw:text-box>
        </draw:frame>
        <draw:custom-shape draw:style-name="gr15" draw:text-style-name="P9" draw:layer="layout" svg:width="0.273cm" svg:height="0.21cm" draw:transform="rotate (1.5378096039322) translate (16.403cm 22.8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 draw:text-style-name="P9" draw:layer="layout" svg:width="0.273cm" svg:height="0.21cm" draw:transform="rotate (-1.55334303427495) translate (16.609cm 15.44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56" draw:text-style-name="P16" draw:layer="layout" svg:width="0.659cm" svg:height="0.569cm" svg:x="19.4cm" svg:y="17.8cm">
          <draw:text-box>
            <text:p><text:span text:style-name="T14">1</text:span></text:p>
          </draw:text-box>
        </draw:frame>
        <draw:frame draw:style-name="gr56" draw:text-style-name="P16" draw:layer="layout" svg:width="0.659cm" svg:height="0.569cm" svg:x="19.777cm" svg:y="16.399cm">
          <draw:text-box>
            <text:p><text:span text:style-name="T14">1</text:span></text:p>
          </draw:text-box>
        </draw:frame>
        <draw:frame draw:style-name="gr56" draw:text-style-name="P16" draw:layer="layout" svg:width="0.659cm" svg:height="0.569cm" svg:x="19.8cm" svg:y="17.1cm">
          <draw:text-box>
            <text:p><text:span text:style-name="T14">0</text:span></text:p>
          </draw:text-box>
        </draw:frame>
        <draw:frame draw:style-name="gr56" draw:text-style-name="P16" draw:layer="layout" svg:width="0.659cm" svg:height="0.569cm" svg:x="19.441cm" svg:y="15.531cm">
          <draw:text-box>
            <text:p><text:span text:style-name="T14">1</text:span></text:p>
          </draw:text-box>
        </draw:frame>
        <draw:custom-shape draw:style-name="gr15" draw:text-style-name="P9" draw:layer="layout" svg:width="0.273cm" svg:height="0.21cm" draw:transform="rotate (-1.55334303427495) translate (13.408cm 7.74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 draw:text-style-name="P9" draw:layer="layout" svg:width="0.273cm" svg:height="0.21cm" draw:transform="rotate (1.5378096039322) translate (6.003cm 7.2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ge>
      <draw:page draw:name="page8" draw:style-name="dp1" draw:master-page-name="Standard">
        <draw:g>
          <draw:custom-shape draw:style-name="gr7" draw:text-style-name="P7" draw:layer="layout" svg:width="5cm" svg:height="26.9cm" svg:x="1.3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2" draw:text-style-name="P7" draw:layer="layout" svg:x1="3.9cm" svg:y1="2cm" svg:x2="3.9cm" svg:y2="28.159cm">
            <text:p/>
          </draw:line>
        </draw:g>
        <draw:frame draw:style-name="gr36" draw:text-style-name="P8" draw:layer="layout" svg:width="12.309cm" svg:height="1.825cm" svg:x="3.191cm" svg:y="0.875cm">
          <draw:text-box>
            <text:p text:style-name="P7"><text:span text:style-name="T8">Feu</text:span></text:p>
            <text:p text:style-name="P7"><text:span text:style-name="T8">Moteur</text:span></text:p>
          </draw:text-box>
        </draw:frame>
        <draw:frame draw:style-name="gr51" draw:text-style-name="P20" draw:layer="layout" svg:width="1.234cm" svg:height="0.727cm" svg:x="3.2cm" svg:y="0.873cm">
          <draw:text-box>
            <text:p><text:span text:style-name="T16">Feu</text:span></text:p>
          </draw:text-box>
        </draw:frame>
        <draw:frame draw:style-name="gr57" draw:text-style-name="P32" draw:layer="layout" svg:width="7.106cm" svg:height="0.586cm" svg:x="12.5cm" svg:y="20.114cm">
          <draw:text-box>
            <text:p text:style-name="P32"><text:span text:style-name="T32">DecompteTempo (temps, &amp;tempoNS, &amp;tempoEO)</text:span></text:p>
          </draw:text-box>
        </draw:frame>
        <draw:custom-shape draw:style-name="gr23" draw:text-style-name="P9" draw:layer="layout" svg:width="0.2cm" svg:height="0.2cm" svg:x="3.8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14" draw:layer="layout" svg:width="5.76cm" svg:height="0.7cm" svg:x="4.2cm" svg:y="3cm">
          <draw:text-box draw:corner-radius="0.3cm">
            <text:p><text:span text:style-name="T12">Afficher(DUREE_AXE_NS, dureeNS)</text:span></text:p>
          </draw:text-box>
        </draw:frame>
        <draw:frame draw:style-name="gr24" draw:text-style-name="P14" draw:layer="layout" svg:width="4.866cm" svg:height="0.7cm" svg:x="4.2cm" svg:y="5.8cm">
          <draw:text-box draw:corner-radius="0.3cm">
            <text:p><text:span text:style-name="T12">Effacer(COULEUR_AXE_NS)</text:span></text:p>
          </draw:text-box>
        </draw:frame>
        <draw:custom-shape draw:style-name="gr23" draw:text-style-name="P9" draw:layer="layout" svg:width="0.2cm" svg:height="0.2cm" svg:x="3.801cm" svg:y="6.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14" draw:layer="layout" svg:width="8.291cm" svg:height="0.7cm" svg:x="4.2cm" svg:y="6.5cm">
          <draw:text-box draw:corner-radius="0.3cm">
            <text:p><text:span text:style-name="T12">Afficher(COULEUR_AXE_NS,"Vert", GRAS, INVERSE)</text:span></text:p>
          </draw:text-box>
        </draw:frame>
        <draw:custom-shape draw:style-name="gr23" draw:text-style-name="P9" draw:layer="layout" svg:width="0.2cm" svg:height="0.2cm" svg:x="3.801cm" svg:y="6.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14" draw:layer="layout" svg:width="4.866cm" svg:height="0.7cm" svg:x="4.2cm" svg:y="8.9cm">
          <draw:text-box draw:corner-radius="0.3cm">
            <text:p><text:span text:style-name="T12">Effacer(COULEUR_AXE_NS)</text:span></text:p>
          </draw:text-box>
        </draw:frame>
        <draw:custom-shape draw:style-name="gr23" draw:text-style-name="P9" draw:layer="layout" svg:width="0.2cm" svg:height="0.2cm" svg:x="3.801cm" svg:y="9.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14" draw:layer="layout" svg:width="8.791cm" svg:height="0.7cm" svg:x="4.2cm" svg:y="9.6cm">
          <draw:text-box draw:corner-radius="0.3cm">
            <text:p><text:span text:style-name="T12">Afficher(COULEUR_AXE_NS,"Orange", GRAS, INVERSE)</text:span></text:p>
          </draw:text-box>
        </draw:frame>
        <draw:custom-shape draw:style-name="gr23" draw:text-style-name="P9" draw:layer="layout" svg:width="0.2cm" svg:height="0.2cm" svg:x="3.801cm" svg:y="9.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14" draw:layer="layout" svg:width="4.866cm" svg:height="0.7cm" svg:x="4.2cm" svg:y="11.8cm">
          <draw:text-box draw:corner-radius="0.3cm">
            <text:p><text:span text:style-name="T12">Effacer(COULEUR_AXE_NS)</text:span></text:p>
          </draw:text-box>
        </draw:frame>
        <draw:custom-shape draw:style-name="gr23" draw:text-style-name="P9" draw:layer="layout" svg:width="0.2cm" svg:height="0.2cm" svg:x="3.801cm" svg:y="12.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14" draw:layer="layout" svg:width="8.668cm" svg:height="0.7cm" svg:x="4.2cm" svg:y="12.5cm">
          <draw:text-box draw:corner-radius="0.3cm">
            <text:p><text:span text:style-name="T12">Afficher(COULEUR_AXE_NS,"Rouge", GRAS, INVERSE)</text:span></text:p>
          </draw:text-box>
        </draw:frame>
        <draw:custom-shape draw:style-name="gr23" draw:text-style-name="P9" draw:layer="layout" svg:width="0.2cm" svg:height="0.2cm" svg:x="3.801cm" svg:y="12.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14" draw:layer="layout" svg:width="4.866cm" svg:height="0.7cm" svg:x="4.2cm" svg:y="17.2cm">
          <draw:text-box draw:corner-radius="0.3cm">
            <text:p><text:span text:style-name="T12">Effacer(COULEUR_AXE_EO)</text:span></text:p>
          </draw:text-box>
        </draw:frame>
        <draw:custom-shape draw:style-name="gr23" draw:text-style-name="P9" draw:layer="layout" svg:width="0.2cm" svg:height="0.2cm" svg:x="3.801cm" svg:y="17.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14" draw:layer="layout" svg:width="8.308cm" svg:height="0.7cm" svg:x="4.2cm" svg:y="17.9cm">
          <draw:text-box draw:corner-radius="0.3cm">
            <text:p><text:span text:style-name="T12">Afficher(COULEUR_AXE_EO,"Vert", GRAS, INVERSE)</text:span></text:p>
          </draw:text-box>
        </draw:frame>
        <draw:custom-shape draw:style-name="gr23" draw:text-style-name="P9" draw:layer="layout" svg:width="0.2cm" svg:height="0.2cm" svg:x="3.801cm" svg:y="18.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14" draw:layer="layout" svg:width="4.866cm" svg:height="0.7cm" svg:x="4.2cm" svg:y="20.3cm">
          <draw:text-box draw:corner-radius="0.3cm">
            <text:p><text:span text:style-name="T12">Effacer(COULEUR_AXE_EO)</text:span></text:p>
          </draw:text-box>
        </draw:frame>
        <draw:custom-shape draw:style-name="gr23" draw:text-style-name="P9" draw:layer="layout" svg:width="0.2cm" svg:height="0.2cm" svg:x="3.801cm" svg:y="20.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14" draw:layer="layout" svg:width="8.808cm" svg:height="0.7cm" svg:x="4.2cm" svg:y="21cm">
          <draw:text-box draw:corner-radius="0.3cm">
            <text:p><text:span text:style-name="T12">Afficher(COULEUR_AXE_EO,"Orange", GRAS, INVERSE)</text:span></text:p>
          </draw:text-box>
        </draw:frame>
        <draw:custom-shape draw:style-name="gr23" draw:text-style-name="P9" draw:layer="layout" svg:width="0.2cm" svg:height="0.2cm" svg:x="3.801cm" svg:y="21.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14" draw:layer="layout" svg:width="4.866cm" svg:height="0.7cm" svg:x="4.2cm" svg:y="23.3cm">
          <draw:text-box draw:corner-radius="0.3cm">
            <text:p><text:span text:style-name="T12">Effacer(COULEUR_AXE_EO)</text:span></text:p>
          </draw:text-box>
        </draw:frame>
        <draw:custom-shape draw:style-name="gr23" draw:text-style-name="P9" draw:layer="layout" svg:width="0.2cm" svg:height="0.2cm" svg:x="3.801cm" svg:y="2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14" draw:layer="layout" svg:width="8.685cm" svg:height="0.7cm" svg:x="4.2cm" svg:y="24cm">
          <draw:text-box draw:corner-radius="0.3cm">
            <text:p><text:span text:style-name="T12">Afficher(COULEUR_AXE_EO,"Rouge", GRAS, INVERSE)</text:span></text:p>
          </draw:text-box>
        </draw:frame>
        <draw:custom-shape draw:style-name="gr23" draw:text-style-name="P9" draw:layer="layout" svg:width="0.2cm" svg:height="0.2cm" svg:x="3.801cm" svg:y="24.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7" draw:layer="layout" svg:x1="3.1cm" svg:y1="2.8cm" svg:x2="4.7cm" svg:y2="2.8cm">
          <text:p/>
        </draw:line>
        <draw:rect draw:style-name="gr54" draw:text-style-name="P7" draw:layer="layout" svg:width="1.325cm" svg:height="3.941cm" svg:x="13.008cm" svg:y="8.877cm">
          <text:p/>
        </draw:rect>
        <draw:line draw:style-name="gr32" draw:text-style-name="P7" draw:layer="layout" svg:x1="13.765cm" svg:y1="9.02cm" svg:x2="13.765cm" svg:y2="12.531cm">
          <text:p/>
        </draw:line>
        <draw:frame draw:style-name="gr58" draw:text-style-name="P30" draw:layer="layout" svg:width="6.094cm" svg:height="0.645cm" svg:x="12.704cm" svg:y="8.374cm">
          <draw:text-box>
            <text:p><text:span text:style-name="T29">EcritureShmAxeEO (couleurDuFeu)</text:span></text:p>
          </draw:text-box>
        </draw:frame>
        <draw:g>
          <draw:polyline draw:style-name="gr32" draw:text-style-name="P9" draw:layer="layout" svg:width="0.567cm" svg:height="0.601cm" svg:x="18.248cm" svg:y="9.867cm" svg:viewBox="0 0 568 602" draw:points="0,602 0,0 568,602 568,0">
            <text:p/>
          </draw:polyline>
          <draw:line draw:style-name="gr32" draw:text-style-name="P9" draw:layer="layout" svg:x1="18.248cm" svg:y1="10.318cm" svg:x2="18.658cm" svg:y2="10.318cm">
            <text:p/>
          </draw:line>
          <draw:line draw:style-name="gr32" draw:text-style-name="P9" draw:layer="layout" svg:x1="18.405cm" svg:y1="10.017cm" svg:x2="18.815cm" svg:y2="10.017cm">
            <text:p/>
          </draw:line>
        </draw:g>
        <draw:frame draw:style-name="gr59" draw:text-style-name="P15" draw:layer="layout" svg:width="2.96cm" svg:height="0.526cm" svg:x="17.1cm" svg:y="9.374cm">
          <draw:text-box>
            <text:p text:style-name="P15"><text:span text:style-name="T13">SempahoreCouleur</text:span></text:p>
          </draw:text-box>
        </draw:frame>
        <draw:line draw:style-name="gr32" draw:text-style-name="P7" draw:layer="layout" svg:x1="13.765cm" svg:y1="9.163cm" svg:x2="18.559cm" svg:y2="9.163cm">
          <text:p/>
        </draw:line>
        <draw:line draw:style-name="gr32" draw:text-style-name="P7" draw:layer="layout" svg:x1="13.765cm" svg:y1="12.316cm" svg:x2="18.496cm" svg:y2="12.316cm">
          <text:p/>
        </draw:line>
        <draw:line draw:style-name="gr32" draw:text-style-name="P7" draw:layer="layout" svg:x1="18.496cm" svg:y1="12.316cm" svg:x2="18.496cm" svg:y2="10.31cm">
          <text:p/>
        </draw:line>
        <draw:line draw:style-name="gr32" draw:text-style-name="P7" draw:layer="layout" svg:x1="18.559cm" svg:y1="10.023cm" svg:x2="18.559cm" svg:y2="9.163cm">
          <text:p/>
        </draw:line>
        <draw:rect draw:style-name="gr54" draw:text-style-name="P7" draw:layer="layout" svg:width="1.325cm" svg:height="5.2cm" svg:x="13.009cm" svg:y="13.8cm">
          <text:p/>
        </draw:rect>
        <draw:line draw:style-name="gr32" draw:text-style-name="P7" draw:layer="layout" svg:x1="13.7cm" svg:y1="14cm" svg:x2="13.7cm" svg:y2="18.8cm">
          <text:p/>
        </draw:line>
        <draw:frame draw:style-name="gr60" draw:text-style-name="P30" draw:layer="layout" svg:width="3.33cm" svg:height="0.645cm" svg:x="12.77cm" svg:y="13.155cm">
          <draw:text-box>
            <text:p><text:span text:style-name="T29">MAJTempoShm ()</text:span></text:p>
          </draw:text-box>
        </draw:frame>
        <draw:g>
          <draw:polyline draw:style-name="gr32" draw:text-style-name="P9" draw:layer="layout" svg:width="0.567cm" svg:height="0.601cm" svg:x="18.248cm" svg:y="15.6cm" svg:viewBox="0 0 568 602" draw:points="0,602 0,0 568,602 568,0">
            <text:p/>
          </draw:polyline>
          <draw:line draw:style-name="gr32" draw:text-style-name="P9" draw:layer="layout" svg:x1="18.248cm" svg:y1="16.052cm" svg:x2="18.658cm" svg:y2="16.052cm">
            <text:p/>
          </draw:line>
          <draw:line draw:style-name="gr32" draw:text-style-name="P9" draw:layer="layout" svg:x1="18.406cm" svg:y1="15.751cm" svg:x2="18.816cm" svg:y2="15.751cm">
            <text:p/>
          </draw:line>
        </draw:g>
        <draw:frame draw:style-name="gr59" draw:text-style-name="P15" draw:layer="layout" svg:width="2.96cm" svg:height="0.526cm" svg:x="16cm" svg:y="15cm">
          <draw:text-box>
            <text:p text:style-name="P15"><text:span text:style-name="T13">SempahoreTempo</text:span></text:p>
          </draw:text-box>
        </draw:frame>
        <draw:line draw:style-name="gr32" draw:text-style-name="P7" draw:layer="layout" svg:x1="13.7cm" svg:y1="14.9cm" svg:x2="18.56cm" svg:y2="14.896cm">
          <text:p/>
        </draw:line>
        <draw:line draw:style-name="gr32" draw:text-style-name="P7" draw:layer="layout" svg:x1="18.5cm" svg:y1="18.6cm" svg:x2="18.497cm" svg:y2="16.043cm">
          <text:p/>
        </draw:line>
        <draw:line draw:style-name="gr32" draw:text-style-name="P7" draw:layer="layout" svg:x1="18.56cm" svg:y1="15.756cm" svg:x2="18.56cm" svg:y2="14.896cm">
          <text:p/>
        </draw:line>
        <draw:rect draw:style-name="gr54" draw:text-style-name="P7" draw:layer="layout" svg:width="1.324cm" svg:height="6.819cm" svg:x="12.987cm" svg:y="20.681cm">
          <text:p/>
        </draw:rect>
        <draw:line draw:style-name="gr32" draw:text-style-name="P7" draw:layer="layout" svg:x1="13.743cm" svg:y1="21.039cm" svg:x2="13.759cm" svg:y2="27.1cm">
          <text:p/>
        </draw:line>
        <draw:frame draw:style-name="gr61" draw:text-style-name="P14" draw:layer="layout" svg:width="4.261cm" svg:height="0.607cm" svg:x="13.932cm" svg:y="22.544cm">
          <draw:text-box draw:corner-radius="0.3cm">
            <text:p><text:span text:style-name="T12">Effacer(TEMPO_AXE_NS)</text:span></text:p>
          </draw:text-box>
        </draw:frame>
        <draw:custom-shape draw:style-name="gr23" draw:text-style-name="P9" draw:layer="layout" svg:width="0.126cm" svg:height="0.144cm" svg:x="13.68cm" svg:y="22.6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2" draw:text-style-name="P14" draw:layer="layout" svg:width="5.806cm" svg:height="0.607cm" svg:x="13.932cm" svg:y="23.26cm">
          <draw:text-box draw:corner-radius="0.3cm">
            <text:p><text:span text:style-name="T12">Afficher(TEMPS_AXE_NS, tempoNS)</text:span></text:p>
          </draw:text-box>
        </draw:frame>
        <draw:custom-shape draw:style-name="gr23" draw:text-style-name="P9" draw:layer="layout" svg:width="0.126cm" svg:height="0.143cm" svg:x="13.68cm" svg:y="23.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3" draw:text-style-name="P14" draw:layer="layout" svg:width="4.244cm" svg:height="0.607cm" svg:x="13.932cm" svg:y="23.977cm">
          <draw:text-box draw:corner-radius="0.3cm">
            <text:p><text:span text:style-name="T12">Effacer(TEMPS_AXE_EO)</text:span></text:p>
          </draw:text-box>
        </draw:frame>
        <draw:custom-shape draw:style-name="gr23" draw:text-style-name="P9" draw:layer="layout" svg:width="0.126cm" svg:height="0.143cm" svg:x="13.68cm" svg:y="24.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4" draw:text-style-name="P14" draw:layer="layout" svg:width="5.84cm" svg:height="0.607cm" svg:x="13.932cm" svg:y="24.693cm">
          <draw:text-box draw:corner-radius="0.3cm">
            <text:p><text:span text:style-name="T12">Afficher(TEMPS_AXE_EO, tempoEO)</text:span></text:p>
          </draw:text-box>
        </draw:frame>
        <draw:custom-shape draw:style-name="gr23" draw:text-style-name="P9" draw:layer="layout" svg:width="0.126cm" svg:height="0.143cm" svg:x="13.68cm" svg:y="24.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7" draw:text-style-name="P7" draw:layer="layout" svg:width="0.315cm" svg:height="0.358cm" svg:x="15.51cm" svg:y="26.48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2" draw:text-style-name="P7" draw:layer="layout" svg:x1="15.608cm" svg:y1="26.728cm" svg:x2="15.734cm" svg:y2="26.585cm">
            <text:p/>
          </draw:line>
        </draw:g>
        <draw:line draw:style-name="gr32" draw:text-style-name="P7" draw:layer="layout" svg:x1="15.509cm" svg:y1="26.698cm" svg:x2="13.743cm" svg:y2="26.698cm">
          <text:p/>
        </draw:line>
        <draw:frame draw:style-name="gr65" draw:text-style-name="P30" draw:layer="layout" svg:width="0.842cm" svg:height="0.67cm" svg:x="15.117cm" svg:y="26.03cm">
          <draw:text-box draw:corner-radius="0.3cm">
            <text:p><text:span text:style-name="T29">1</text:span></text:p>
          </draw:text-box>
        </draw:frame>
        <draw:g>
          <draw:line draw:style-name="gr32" draw:text-style-name="P26" draw:layer="layout" svg:x1="13.441cm" svg:y1="21.613cm" svg:x2="14.045cm" svg:y2="21.613cm">
            <text:p/>
          </draw:line>
          <draw:line draw:style-name="gr32" draw:text-style-name="P26" draw:layer="layout" svg:x1="13.441cm" svg:y1="21.613cm" svg:x2="13.302cm" svg:y2="21.828cm">
            <text:p/>
          </draw:line>
          <draw:line draw:style-name="gr32" draw:text-style-name="P26" draw:layer="layout" svg:x1="14.046cm" svg:y1="21.613cm" svg:x2="14.185cm" svg:y2="21.828cm">
            <text:p/>
          </draw:line>
        </draw:g>
        <draw:frame draw:style-name="gr66" draw:text-style-name="P19" draw:layer="layout" svg:width="1.582cm" svg:height="0.965cm" svg:x="17.651cm" svg:y="25.835cm">
          <draw:text-box draw:corner-radius="0.3cm">
            <text:p><text:span text:style-name="T21">I++</text:span></text:p>
            <text:p><text:span text:style-name="T21">TempoNS--</text:span></text:p>
            <text:p><text:span text:style-name="T21">TempoEO--</text:span></text:p>
          </draw:text-box>
        </draw:frame>
        <draw:custom-shape draw:style-name="gr7" draw:text-style-name="P7" draw:layer="layout" svg:width="0.378cm" svg:height="0.429cm" svg:x="13.554cm" svg:y="21.398cm">
          <text:p/>
          <draw:enhanced-geometry svg:viewBox="0 0 21600 21600" draw:glue-points="10800 0 0 10800 10800 21600 21600 10800" draw:text-areas="5400 5400 16200 16200" draw:type="diamond" draw:enhanced-path="M 10800 0 L 21600 10800 10800 21600 0 10800 10800 0 Z N"/>
        </draw:custom-shape>
        <draw:frame draw:style-name="gr67" draw:text-style-name="P33" draw:layer="layout" svg:width="1.632cm" svg:height="0.607cm" svg:x="12.902cm" svg:y="21.111cm">
          <draw:text-box draw:corner-radius="0.3cm">
            <text:p text:style-name="P33"><text:span text:style-name="T33">i&lt;temps</text:span></text:p>
          </draw:text-box>
        </draw:frame>
        <draw:line draw:style-name="gr32" draw:text-style-name="P7" draw:layer="layout" svg:x1="13.743cm" svg:y1="25.71cm" svg:x2="16.112cm" svg:y2="25.7cm">
          <text:p/>
        </draw:line>
        <draw:frame draw:style-name="gr68" draw:text-style-name="P30" draw:layer="layout" svg:width="3.345cm" svg:height="1.039cm" svg:x="16.116cm" svg:y="25.361cm">
          <draw:text-box>
            <text:p text:style-name="P30"><text:span text:style-name="T29">Mise à jour de variables</text:span></text:p>
          </draw:text-box>
        </draw:frame>
        <draw:frame draw:style-name="gr24" draw:text-style-name="P14" draw:layer="layout" svg:width="6.154cm" svg:height="0.7cm" svg:x="4.2cm" svg:y="5cm">
          <draw:text-box draw:corner-radius="0.3cm">
            <text:p><text:span text:style-name="T12">EcritureShmAxeNS(idSem, shm, VERT)</text:span></text:p>
          </draw:text-box>
        </draw:frame>
        <draw:custom-shape draw:style-name="gr23" draw:text-style-name="P9" draw:layer="layout" svg:width="0.2cm" svg:height="0.2cm" svg:x="3.801cm" svg:y="5.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14" draw:layer="layout" svg:width="7.258cm" svg:height="0.7cm" svg:x="4.2cm" svg:y="7.3cm">
          <draw:text-box draw:corner-radius="0.3cm">
            <text:p><text:span text:style-name="T12">Decomptetempo(dureeNS,tempoNS, tempoEO)</text:span></text:p>
          </draw:text-box>
        </draw:frame>
        <draw:custom-shape draw:style-name="gr23" draw:text-style-name="P9" draw:layer="layout" svg:width="0.2cm" svg:height="0.2cm" svg:x="3.801cm" svg:y="7.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14" draw:layer="layout" svg:width="6.691cm" svg:height="0.7cm" svg:x="4.2cm" svg:y="8.1cm">
          <draw:text-box draw:corner-radius="0.3cm">
            <text:p><text:span text:style-name="T12">EcritureShmAxeNS(idSem, shm, ORANGE)</text:span></text:p>
          </draw:text-box>
        </draw:frame>
        <draw:custom-shape draw:style-name="gr23" draw:text-style-name="P9" draw:layer="layout" svg:width="0.2cm" svg:height="0.2cm" svg:x="3.801cm" svg:y="8.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14" draw:layer="layout" svg:width="8.668cm" svg:height="0.7cm" svg:x="4.2cm" svg:y="10.4cm">
          <draw:text-box draw:corner-radius="0.3cm">
            <text:p><text:span text:style-name="T12">Decomptetempo(TEMPO_ORANGE,tempoNS, tempoEO)</text:span></text:p>
          </draw:text-box>
        </draw:frame>
        <draw:custom-shape draw:style-name="gr23" draw:text-style-name="P9" draw:layer="layout" svg:width="0.2cm" svg:height="0.2cm" svg:x="3.801cm" svg:y="10.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14" draw:layer="layout" svg:width="6.691cm" svg:height="0.7cm" svg:x="4.2cm" svg:y="8.1cm">
          <draw:text-box draw:corner-radius="0.3cm">
            <text:p><text:span text:style-name="T12">EcritureShmAxeNS(idSem, shm, ORANGE)</text:span></text:p>
          </draw:text-box>
        </draw:frame>
        <draw:custom-shape draw:style-name="gr23" draw:text-style-name="P9" draw:layer="layout" svg:width="0.2cm" svg:height="0.2cm" svg:x="3.801cm" svg:y="8.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14" draw:layer="layout" svg:width="6.479cm" svg:height="0.7cm" svg:x="4.2cm" svg:y="11.1cm">
          <draw:text-box draw:corner-radius="0.3cm">
            <text:p><text:span text:style-name="T12">EcritureShmAxeNS(idSem, shm, ROUGE)</text:span></text:p>
          </draw:text-box>
        </draw:frame>
        <draw:custom-shape draw:style-name="gr23" draw:text-style-name="P9" draw:layer="layout" svg:width="0.2cm" svg:height="0.2cm" svg:x="3.801cm" svg:y="11.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14" draw:layer="layout" svg:width="8.456cm" svg:height="0.7cm" svg:x="4.2cm" svg:y="13.3cm">
          <draw:text-box draw:corner-radius="0.3cm">
            <text:p><text:span text:style-name="T12">Decomptetempo(TEMPO_ROUGE,tempoNS, tempoEO)</text:span></text:p>
          </draw:text-box>
        </draw:frame>
        <draw:custom-shape draw:style-name="gr23" draw:text-style-name="P9" draw:layer="layout" svg:width="0.2cm" svg:height="0.2cm" svg:x="3.801cm" svg:y="1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14" draw:layer="layout" svg:width="7.618cm" svg:height="0.7cm" svg:x="4.2cm" svg:y="14cm">
          <draw:text-box draw:corner-radius="0.3cm">
            <text:p><text:span text:style-name="T12">MAJTempoShm(idSem, shm, dureeNS, dureeEO);</text:span></text:p>
          </draw:text-box>
        </draw:frame>
        <draw:custom-shape draw:style-name="gr23" draw:text-style-name="P9" draw:layer="layout" svg:width="0.2cm" svg:height="0.2cm" svg:x="3.801cm" svg:y="14.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9" draw:layer="layout" svg:width="0.2cm" svg:height="0.2cm" svg:x="3.8cm" svg:y="3.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14" draw:layer="layout" svg:width="5.777cm" svg:height="0.7cm" svg:x="4.2cm" svg:y="3.5cm">
          <draw:text-box draw:corner-radius="0.3cm">
            <text:p><text:span text:style-name="T12">Afficher(DUREE_AXE_NS, dureeEO)</text:span></text:p>
          </draw:text-box>
        </draw:frame>
        <draw:frame draw:style-name="gr24" draw:text-style-name="P14" draw:layer="layout" svg:width="5.76cm" svg:height="0.7cm" svg:x="4.2cm" svg:y="14.8cm">
          <draw:text-box draw:corner-radius="0.3cm">
            <text:p><text:span text:style-name="T12">Afficher(DUREE_AXE_NS, dureeNS)</text:span></text:p>
          </draw:text-box>
        </draw:frame>
        <draw:custom-shape draw:style-name="gr23" draw:text-style-name="P9" draw:layer="layout" svg:width="0.2cm" svg:height="0.2cm" svg:x="3.801cm" svg:y="15.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14" draw:layer="layout" svg:width="5.794cm" svg:height="0.7cm" svg:x="4.2cm" svg:y="15.6cm">
          <draw:text-box draw:corner-radius="0.3cm">
            <text:p><text:span text:style-name="T12">Afficher(DUREE_AXE_EO, dureeEO)</text:span></text:p>
          </draw:text-box>
        </draw:frame>
        <draw:custom-shape draw:style-name="gr23" draw:text-style-name="P9" draw:layer="layout" svg:width="0.2cm" svg:height="0.2cm" svg:x="3.801cm" svg:y="15.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14" draw:layer="layout" svg:width="6.17cm" svg:height="0.7cm" svg:x="4.2cm" svg:y="16.4cm">
          <draw:text-box draw:corner-radius="0.3cm">
            <text:p><text:span text:style-name="T12">EcritureShmAxeEO(idSem, shm, VERT)</text:span></text:p>
          </draw:text-box>
        </draw:frame>
        <draw:custom-shape draw:style-name="gr23" draw:text-style-name="P9" draw:layer="layout" svg:width="0.2cm" svg:height="0.2cm" svg:x="3.801cm" svg:y="16.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14" draw:layer="layout" svg:width="7.275cm" svg:height="0.7cm" svg:x="4.2cm" svg:y="18.6cm">
          <draw:text-box draw:corner-radius="0.3cm">
            <text:p><text:span text:style-name="T12">Decomptetempo(dureeEO,tempoNS, tempoEO)</text:span></text:p>
          </draw:text-box>
        </draw:frame>
        <draw:custom-shape draw:style-name="gr23" draw:text-style-name="P9" draw:layer="layout" svg:width="0.2cm" svg:height="0.2cm" svg:x="3.801cm" svg:y="18.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14" draw:layer="layout" svg:width="6.708cm" svg:height="0.7cm" svg:x="4.2cm" svg:y="19.4cm">
          <draw:text-box draw:corner-radius="0.3cm">
            <text:p><text:span text:style-name="T12">EcritureShmAxeEO(idSem, shm, ORANGE)</text:span></text:p>
          </draw:text-box>
        </draw:frame>
        <draw:custom-shape draw:style-name="gr23" draw:text-style-name="P9" draw:layer="layout" svg:width="0.2cm" svg:height="0.2cm" svg:x="3.801cm" svg:y="19.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14" draw:layer="layout" svg:width="8.668cm" svg:height="0.7cm" svg:x="4.2cm" svg:y="21.6cm">
          <draw:text-box draw:corner-radius="0.3cm">
            <text:p><text:span text:style-name="T12">Decomptetempo(TEMPO_ORANGE,tempoNS, tempoEO)</text:span></text:p>
          </draw:text-box>
        </draw:frame>
        <draw:custom-shape draw:style-name="gr23" draw:text-style-name="P9" draw:layer="layout" svg:width="0.2cm" svg:height="0.2cm" svg:x="3.801cm" svg:y="21.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14" draw:layer="layout" svg:width="6.496cm" svg:height="0.7cm" svg:x="4.2cm" svg:y="22.4cm">
          <draw:text-box draw:corner-radius="0.3cm">
            <text:p><text:span text:style-name="T12">EcritureShmAxeEO(idSem, shm, ROUGE)</text:span></text:p>
          </draw:text-box>
        </draw:frame>
        <draw:custom-shape draw:style-name="gr23" draw:text-style-name="P9" draw:layer="layout" svg:width="0.2cm" svg:height="0.2cm" svg:x="3.801cm" svg:y="22.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14" draw:layer="layout" svg:width="8.456cm" svg:height="0.7cm" svg:x="4.2cm" svg:y="24.9cm">
          <draw:text-box draw:corner-radius="0.3cm">
            <text:p><text:span text:style-name="T12">Decomptetempo(TEMPO_ROUGE,tempoNS, tempoEO)</text:span></text:p>
          </draw:text-box>
        </draw:frame>
        <draw:custom-shape draw:style-name="gr23" draw:text-style-name="P9" draw:layer="layout" svg:width="0.2cm" svg:height="0.2cm" svg:x="3.801cm" svg:y="25.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14" draw:layer="layout" svg:width="7.529cm" svg:height="0.7cm" svg:x="4.2cm" svg:y="25.9cm">
          <draw:text-box draw:corner-radius="0.3cm">
            <text:p><text:span text:style-name="T12">MAJTempoShm(idSem, shm, dureeNS, dureeEO)</text:span></text:p>
          </draw:text-box>
        </draw:frame>
        <draw:custom-shape draw:style-name="gr23" draw:text-style-name="P9" draw:layer="layout" svg:width="0.2cm" svg:height="0.2cm" svg:x="3.801cm" svg:y="26.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2" draw:text-style-name="P7" draw:layer="layout" svg:x1="13.7cm" svg:y1="18.6cm" svg:x2="18.494cm" svg:y2="18.6cm">
          <text:p/>
        </draw:line>
        <draw:line draw:style-name="gr32" draw:text-style-name="P7" draw:layer="layout" svg:x1="13.7cm" svg:y1="16.4cm" svg:x2="16.277cm" svg:y2="16.399cm">
          <text:p/>
        </draw:line>
        <draw:line draw:style-name="gr32" draw:text-style-name="P7" draw:layer="layout" svg:x1="13.7cm" svg:y1="17.1cm" svg:x2="16.277cm" svg:y2="17.118cm">
          <text:p/>
        </draw:line>
        <draw:g>
          <draw:custom-shape draw:style-name="gr7" draw:text-style-name="P13" draw:layer="layout" svg:width="1.808cm" svg:height="2.156cm" svg:x="16.259cm" svg:y="16.16cm">
            <text:p/>
            <draw:enhanced-geometry svg:viewBox="0 0 21600 21600" draw:mirror-horizontal="false" draw:mirror-vertical="false" draw:type="rectangle" draw:enhanced-path="M 0 0 L 21600 0 21600 21600 0 21600 0 0 Z N"/>
          </draw:custom-shape>
          <draw:custom-shape draw:style-name="gr7" draw:text-style-name="P7" draw:layer="layout" svg:width="1.809cm" svg:height="0.539cm" svg:x="16.258cm" svg:y="16.16cm">
            <text:p/>
            <draw:enhanced-geometry svg:viewBox="0 0 21600 21600" draw:type="rectangle" draw:enhanced-path="M 0 0 L 21600 0 21600 21600 0 21600 0 0 Z N"/>
          </draw:custom-shape>
          <draw:custom-shape draw:style-name="gr7" draw:text-style-name="P7" draw:layer="layout" svg:width="1.809cm" svg:height="0.539cm" svg:x="16.258cm" svg:y="16.699cm">
            <text:p/>
            <draw:enhanced-geometry svg:viewBox="0 0 21600 21600" draw:type="rectangle" draw:enhanced-path="M 0 0 L 21600 0 21600 21600 0 21600 0 0 Z N"/>
          </draw:custom-shape>
          <draw:custom-shape draw:style-name="gr7" draw:text-style-name="P7" draw:layer="layout" svg:width="1.809cm" svg:height="0.54cm" svg:x="16.258cm" svg:y="17.238cm">
            <text:p/>
            <draw:enhanced-geometry svg:viewBox="0 0 21600 21600" draw:type="rectangle" draw:enhanced-path="M 0 0 L 21600 0 21600 21600 0 21600 0 0 Z N"/>
          </draw:custom-shape>
          <draw:custom-shape draw:style-name="gr7" draw:text-style-name="P7" draw:layer="layout" svg:width="1.809cm" svg:height="0.538cm" svg:x="16.258cm" svg:y="17.778cm">
            <text:p/>
            <draw:enhanced-geometry svg:viewBox="0 0 21600 21600" draw:type="rectangle" draw:enhanced-path="M 0 0 L 21600 0 21600 21600 0 21600 0 0 Z N"/>
          </draw:custom-shape>
        </draw:g>
        <draw:frame draw:style-name="gr69" draw:text-style-name="P11" draw:layer="layout" svg:width="3.73cm" svg:height="0.88cm" svg:x="14.919cm" svg:y="15.6cm">
          <draw:text-box draw:corner-radius="0.3cm">
            <text:p><text:span text:style-name="T11">TempoCouleur</text:span></text:p>
          </draw:text-box>
        </draw:frame>
        <draw:frame draw:style-name="gr70" draw:text-style-name="P15" draw:layer="layout" svg:width="2.311cm" svg:height="0.942cm" svg:x="16.359cm" svg:y="16.16cm">
          <draw:text-box draw:corner-radius="0.3cm">
            <text:p text:style-name="P15"><text:span text:style-name="T13">TempoEO</text:span></text:p>
          </draw:text-box>
        </draw:frame>
        <draw:frame draw:style-name="gr71" draw:text-style-name="P15" draw:layer="layout" svg:width="2.294cm" svg:height="0.943cm" svg:x="16.359cm" svg:y="16.699cm">
          <draw:text-box draw:corner-radius="0.3cm">
            <text:p text:style-name="P15"><text:span text:style-name="T13">TempoNS</text:span></text:p>
          </draw:text-box>
        </draw:frame>
        <draw:frame draw:style-name="gr72" draw:text-style-name="P15" draw:layer="layout" svg:width="2.992cm" svg:height="0.763cm" svg:x="16.208cm" svg:y="17.3cm">
          <draw:text-box draw:corner-radius="0.3cm">
            <text:p text:style-name="P15"><text:span text:style-name="T13">couleurAxeNS</text:span></text:p>
          </draw:text-box>
        </draw:frame>
        <draw:frame draw:style-name="gr73" draw:text-style-name="P15" draw:layer="layout" svg:width="3.012cm" svg:height="0.763cm" svg:x="16.188cm" svg:y="17.8cm">
          <draw:text-box draw:corner-radius="0.3cm">
            <text:p text:style-name="P15"><text:span text:style-name="T13">couleurAxeEO</text:span></text:p>
          </draw:text-box>
        </draw:frame>
        <draw:custom-shape draw:style-name="gr15" draw:text-style-name="P9" draw:layer="layout" svg:width="0.218cm" svg:height="0.169cm" draw:transform="rotate (1.5378096039322) translate (15.319cm 16.47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 draw:text-style-name="P9" draw:layer="layout" svg:width="0.218cm" svg:height="0.167cm" draw:transform="rotate (1.5378096039322) translate (15.48cm 16.47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 draw:text-style-name="P9" draw:layer="layout" svg:width="0.218cm" svg:height="0.169cm" draw:transform="rotate (1.5378096039322) translate (15.319cm 17.1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 draw:text-style-name="P9" draw:layer="layout" svg:width="0.219cm" svg:height="0.167cm" draw:transform="skewX (-0.00593411945678072) rotate (1.5378096039322) translate (15.48cm 17.1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74" draw:text-style-name="P15" draw:layer="layout" svg:width="3.858cm" svg:height="0.663cm" svg:x="13.842cm" svg:y="16.5cm">
          <draw:text-box>
            <text:p><text:span text:style-name="T13">dureeEO=tempoEO</text:span></text:p>
          </draw:text-box>
        </draw:frame>
        <draw:frame draw:style-name="gr75" draw:text-style-name="P15" draw:layer="layout" svg:width="3.822cm" svg:height="0.763cm" svg:x="13.9cm" svg:y="17.2cm">
          <draw:text-box>
            <text:p><text:span text:style-name="T13">dureeNS=tempoNS</text:span></text:p>
          </draw:text-box>
        </draw:frame>
        <draw:g>
          <draw:custom-shape draw:style-name="gr7" draw:text-style-name="P13" draw:layer="layout" svg:width="1.818cm" svg:height="1.865cm" svg:x="16.045cm" svg:y="9.822cm">
            <text:p/>
            <draw:enhanced-geometry svg:viewBox="0 0 21600 21600" draw:mirror-horizontal="false" draw:mirror-vertical="false" draw:type="rectangle" draw:enhanced-path="M 0 0 L 21600 0 21600 21600 0 21600 0 0 Z N"/>
          </draw:custom-shape>
          <draw:custom-shape draw:style-name="gr7" draw:text-style-name="P7" draw:layer="layout" svg:width="1.818cm" svg:height="0.465cm" svg:x="16.045cm" svg:y="9.822cm">
            <text:p/>
            <draw:enhanced-geometry svg:viewBox="0 0 21600 21600" draw:type="rectangle" draw:enhanced-path="M 0 0 L 21600 0 21600 21600 0 21600 0 0 Z N"/>
          </draw:custom-shape>
          <draw:custom-shape draw:style-name="gr7" draw:text-style-name="P7" draw:layer="layout" svg:width="1.818cm" svg:height="0.467cm" svg:x="16.045cm" svg:y="10.287cm">
            <text:p/>
            <draw:enhanced-geometry svg:viewBox="0 0 21600 21600" draw:type="rectangle" draw:enhanced-path="M 0 0 L 21600 0 21600 21600 0 21600 0 0 Z N"/>
          </draw:custom-shape>
          <draw:custom-shape draw:style-name="gr7" draw:text-style-name="P7" draw:layer="layout" svg:width="1.818cm" svg:height="0.467cm" svg:x="16.045cm" svg:y="10.754cm">
            <text:p/>
            <draw:enhanced-geometry svg:viewBox="0 0 21600 21600" draw:type="rectangle" draw:enhanced-path="M 0 0 L 21600 0 21600 21600 0 21600 0 0 Z N"/>
          </draw:custom-shape>
          <draw:custom-shape draw:style-name="gr7" draw:text-style-name="P7" draw:layer="layout" svg:width="1.818cm" svg:height="0.466cm" svg:x="16.045cm" svg:y="11.221cm">
            <text:p/>
            <draw:enhanced-geometry svg:viewBox="0 0 21600 21600" draw:type="rectangle" draw:enhanced-path="M 0 0 L 21600 0 21600 21600 0 21600 0 0 Z N"/>
          </draw:custom-shape>
        </draw:g>
        <draw:frame draw:style-name="gr76" draw:text-style-name="P11" draw:layer="layout" svg:width="3.746cm" svg:height="0.761cm" svg:x="14.3cm" svg:y="9.3cm">
          <draw:text-box draw:corner-radius="0.3cm">
            <text:p><text:span text:style-name="T11">TempoCouleur</text:span></text:p>
          </draw:text-box>
        </draw:frame>
        <draw:frame draw:style-name="gr77" draw:text-style-name="P15" draw:layer="layout" svg:width="2.321cm" svg:height="0.814cm" svg:x="16.147cm" svg:y="9.822cm">
          <draw:text-box draw:corner-radius="0.3cm">
            <text:p text:style-name="P15"><text:span text:style-name="T13">TempoEO</text:span></text:p>
          </draw:text-box>
        </draw:frame>
        <draw:frame draw:style-name="gr78" draw:text-style-name="P15" draw:layer="layout" svg:width="2.304cm" svg:height="0.817cm" svg:x="16.147cm" svg:y="10.287cm">
          <draw:text-box draw:corner-radius="0.3cm">
            <text:p text:style-name="P15"><text:span text:style-name="T13">TempoNS</text:span></text:p>
          </draw:text-box>
        </draw:frame>
        <draw:frame draw:style-name="gr79" draw:text-style-name="P15" draw:layer="layout" svg:width="3.006cm" svg:height="0.661cm" svg:x="15.994cm" svg:y="10.739cm">
          <draw:text-box draw:corner-radius="0.3cm">
            <text:p text:style-name="P15"><text:span text:style-name="T13">couleurAxeNS</text:span></text:p>
          </draw:text-box>
        </draw:frame>
        <draw:frame draw:style-name="gr80" draw:text-style-name="P15" draw:layer="layout" svg:width="3.025cm" svg:height="0.66cm" svg:x="15.9cm" svg:y="11.24cm">
          <draw:text-box draw:corner-radius="0.3cm">
            <text:p text:style-name="P15"><text:span text:style-name="T13">couleurAxeEO</text:span></text:p>
          </draw:text-box>
        </draw:frame>
        <draw:line draw:style-name="gr32" draw:text-style-name="P7" draw:layer="layout" svg:x1="13.723cm" svg:y1="11.501cm" svg:x2="16cm" svg:y2="11.5cm">
          <text:p/>
        </draw:line>
        <draw:custom-shape draw:style-name="gr14" draw:text-style-name="P9" draw:layer="layout" svg:width="0.239cm" svg:height="0.184cm" draw:transform="rotate (-1.52698856256984) translate (15.181cm 11.35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 draw:text-style-name="P9" draw:layer="layout" svg:width="0.239cm" svg:height="0.184cm" draw:transform="rotate (-1.52698856256984) translate (15.378cm 11.35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 draw:text-style-name="P15" draw:layer="layout" svg:width="2.034cm" svg:height="0.526cm" svg:x="14.266cm" svg:y="11.474cm">
          <draw:text-box>
            <text:p text:style-name="P15"><text:span text:style-name="T13">couleurDuFeu</text:span></text:p>
          </draw:text-box>
        </draw:frame>
        <draw:rect draw:style-name="gr54" draw:text-style-name="P7" draw:layer="layout" svg:width="1.325cm" svg:height="3.941cm" svg:x="13.008cm" svg:y="2.678cm">
          <text:p/>
        </draw:rect>
        <draw:line draw:style-name="gr32" draw:text-style-name="P7" draw:layer="layout" svg:x1="13.765cm" svg:y1="2.821cm" svg:x2="13.765cm" svg:y2="6.332cm">
          <text:p/>
        </draw:line>
        <draw:frame draw:style-name="gr58" draw:text-style-name="P30" draw:layer="layout" svg:width="6.073cm" svg:height="0.645cm" svg:x="12.704cm" svg:y="2.175cm">
          <draw:text-box>
            <text:p><text:span text:style-name="T29">EcritureShmAxeNS (couleurDuFeu)</text:span></text:p>
          </draw:text-box>
        </draw:frame>
        <draw:g>
          <draw:polyline draw:style-name="gr32" draw:text-style-name="P9" draw:layer="layout" svg:width="0.567cm" svg:height="0.601cm" svg:x="18.248cm" svg:y="3.668cm" svg:viewBox="0 0 568 602" draw:points="0,602 0,0 568,602 568,0">
            <text:p/>
          </draw:polyline>
          <draw:line draw:style-name="gr32" draw:text-style-name="P9" draw:layer="layout" svg:x1="18.248cm" svg:y1="4.119cm" svg:x2="18.658cm" svg:y2="4.119cm">
            <text:p/>
          </draw:line>
          <draw:line draw:style-name="gr32" draw:text-style-name="P9" draw:layer="layout" svg:x1="18.405cm" svg:y1="3.818cm" svg:x2="18.815cm" svg:y2="3.818cm">
            <text:p/>
          </draw:line>
        </draw:g>
        <draw:frame draw:style-name="gr59" draw:text-style-name="P15" draw:layer="layout" svg:width="2.96cm" svg:height="0.526cm" svg:x="16.54cm" svg:y="3cm">
          <draw:text-box>
            <text:p text:style-name="P15"><text:span text:style-name="T13">SempahoreCouleur</text:span></text:p>
          </draw:text-box>
        </draw:frame>
        <draw:line draw:style-name="gr32" draw:text-style-name="P7" draw:layer="layout" svg:x1="13.765cm" svg:y1="2.964cm" svg:x2="18.559cm" svg:y2="2.964cm">
          <text:p/>
        </draw:line>
        <draw:line draw:style-name="gr32" draw:text-style-name="P7" draw:layer="layout" svg:x1="13.765cm" svg:y1="6.117cm" svg:x2="18.496cm" svg:y2="6.117cm">
          <text:p/>
        </draw:line>
        <draw:line draw:style-name="gr32" draw:text-style-name="P7" draw:layer="layout" svg:x1="18.496cm" svg:y1="6.117cm" svg:x2="18.496cm" svg:y2="4.111cm">
          <text:p/>
        </draw:line>
        <draw:line draw:style-name="gr32" draw:text-style-name="P7" draw:layer="layout" svg:x1="18.559cm" svg:y1="3.824cm" svg:x2="18.559cm" svg:y2="2.964cm">
          <text:p/>
        </draw:line>
        <draw:g>
          <draw:custom-shape draw:style-name="gr7" draw:text-style-name="P13" draw:layer="layout" svg:width="1.818cm" svg:height="1.865cm" svg:x="16.045cm" svg:y="3.623cm">
            <text:p/>
            <draw:enhanced-geometry svg:viewBox="0 0 21600 21600" draw:mirror-horizontal="false" draw:mirror-vertical="false" draw:type="rectangle" draw:enhanced-path="M 0 0 L 21600 0 21600 21600 0 21600 0 0 Z N"/>
          </draw:custom-shape>
          <draw:custom-shape draw:style-name="gr7" draw:text-style-name="P7" draw:layer="layout" svg:width="1.818cm" svg:height="0.465cm" svg:x="16.045cm" svg:y="3.623cm">
            <text:p/>
            <draw:enhanced-geometry svg:viewBox="0 0 21600 21600" draw:type="rectangle" draw:enhanced-path="M 0 0 L 21600 0 21600 21600 0 21600 0 0 Z N"/>
          </draw:custom-shape>
          <draw:custom-shape draw:style-name="gr7" draw:text-style-name="P7" draw:layer="layout" svg:width="1.818cm" svg:height="0.467cm" svg:x="16.045cm" svg:y="4.088cm">
            <text:p/>
            <draw:enhanced-geometry svg:viewBox="0 0 21600 21600" draw:type="rectangle" draw:enhanced-path="M 0 0 L 21600 0 21600 21600 0 21600 0 0 Z N"/>
          </draw:custom-shape>
          <draw:custom-shape draw:style-name="gr7" draw:text-style-name="P7" draw:layer="layout" svg:width="1.818cm" svg:height="0.467cm" svg:x="16.045cm" svg:y="4.555cm">
            <text:p/>
            <draw:enhanced-geometry svg:viewBox="0 0 21600 21600" draw:type="rectangle" draw:enhanced-path="M 0 0 L 21600 0 21600 21600 0 21600 0 0 Z N"/>
          </draw:custom-shape>
          <draw:custom-shape draw:style-name="gr7" draw:text-style-name="P7" draw:layer="layout" svg:width="1.818cm" svg:height="0.466cm" svg:x="16.045cm" svg:y="5.022cm">
            <text:p/>
            <draw:enhanced-geometry svg:viewBox="0 0 21600 21600" draw:type="rectangle" draw:enhanced-path="M 0 0 L 21600 0 21600 21600 0 21600 0 0 Z N"/>
          </draw:custom-shape>
        </draw:g>
        <draw:frame draw:style-name="gr76" draw:text-style-name="P11" draw:layer="layout" svg:width="3.746cm" svg:height="0.761cm" svg:x="14.3cm" svg:y="3.101cm">
          <draw:text-box draw:corner-radius="0.3cm">
            <text:p><text:span text:style-name="T11">TempoCouleur</text:span></text:p>
          </draw:text-box>
        </draw:frame>
        <draw:frame draw:style-name="gr77" draw:text-style-name="P15" draw:layer="layout" svg:width="2.321cm" svg:height="0.814cm" svg:x="16.147cm" svg:y="3.623cm">
          <draw:text-box draw:corner-radius="0.3cm">
            <text:p text:style-name="P15"><text:span text:style-name="T13">TempoEO</text:span></text:p>
          </draw:text-box>
        </draw:frame>
        <draw:frame draw:style-name="gr78" draw:text-style-name="P15" draw:layer="layout" svg:width="2.304cm" svg:height="0.817cm" svg:x="16.147cm" svg:y="4.088cm">
          <draw:text-box draw:corner-radius="0.3cm">
            <text:p text:style-name="P15"><text:span text:style-name="T13">TempoNS</text:span></text:p>
          </draw:text-box>
        </draw:frame>
        <draw:frame draw:style-name="gr79" draw:text-style-name="P15" draw:layer="layout" svg:width="3.006cm" svg:height="0.661cm" svg:x="15.994cm" svg:y="4.54cm">
          <draw:text-box draw:corner-radius="0.3cm">
            <text:p text:style-name="P15"><text:span text:style-name="T13">couleurAxeNS</text:span></text:p>
          </draw:text-box>
        </draw:frame>
        <draw:frame draw:style-name="gr80" draw:text-style-name="P15" draw:layer="layout" svg:width="3.025cm" svg:height="0.66cm" svg:x="15.9cm" svg:y="5.041cm">
          <draw:text-box draw:corner-radius="0.3cm">
            <text:p text:style-name="P15"><text:span text:style-name="T13">couleurAxeEO</text:span></text:p>
          </draw:text-box>
        </draw:frame>
        <draw:line draw:style-name="gr32" draw:text-style-name="P7" draw:layer="layout" svg:x1="13.7cm" svg:y1="4.801cm" svg:x2="15.977cm" svg:y2="4.8cm">
          <text:p/>
        </draw:line>
        <draw:custom-shape draw:style-name="gr14" draw:text-style-name="P9" draw:layer="layout" svg:width="0.239cm" svg:height="0.184cm" draw:transform="rotate (-1.52698856256984) translate (15.181cm 4.65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 draw:text-style-name="P9" draw:layer="layout" svg:width="0.239cm" svg:height="0.184cm" draw:transform="rotate (-1.52698856256984) translate (15.378cm 4.65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 draw:text-style-name="P15" draw:layer="layout" svg:width="2.034cm" svg:height="0.526cm" svg:x="14.1cm" svg:y="4.874cm">
          <draw:text-box>
            <text:p text:style-name="P15"><text:span text:style-name="T13">couleurDuFeu</text:span></text:p>
          </draw:text-box>
        </draw:frame>
        <draw:frame draw:style-name="gr56" draw:text-style-name="P16" draw:layer="layout" svg:width="0.659cm" svg:height="0.569cm" svg:x="18.741cm" svg:y="3.5cm">
          <draw:text-box>
            <text:p><text:span text:style-name="T14">4</text:span></text:p>
          </draw:text-box>
        </draw:frame>
        <draw:frame draw:style-name="gr56" draw:text-style-name="P16" draw:layer="layout" svg:width="0.659cm" svg:height="0.569cm" svg:x="18.741cm" svg:y="4cm">
          <draw:text-box>
            <text:p><text:span text:style-name="T14">0</text:span></text:p>
          </draw:text-box>
        </draw:frame>
        <draw:frame draw:style-name="gr56" draw:text-style-name="P16" draw:layer="layout" svg:width="0.659cm" svg:height="0.569cm" svg:x="18.5cm" svg:y="5.331cm">
          <draw:text-box>
            <text:p><text:span text:style-name="T14">1</text:span></text:p>
          </draw:text-box>
        </draw:frame>
        <draw:frame draw:style-name="gr56" draw:text-style-name="P16" draw:layer="layout" svg:width="0.659cm" svg:height="0.569cm" svg:x="18.441cm" svg:y="2.7cm">
          <draw:text-box>
            <text:p><text:span text:style-name="T14">1</text:span></text:p>
          </draw:text-box>
        </draw:frame>
        <draw:frame draw:style-name="gr56" draw:text-style-name="P16" draw:layer="layout" svg:width="0.659cm" svg:height="0.569cm" svg:x="18.501cm" svg:y="5.332cm">
          <draw:text-box>
            <text:p><text:span text:style-name="T14">1</text:span></text:p>
          </draw:text-box>
        </draw:frame>
        <draw:frame draw:style-name="gr56" draw:text-style-name="P16" draw:layer="layout" svg:width="0.659cm" svg:height="0.569cm" svg:x="18.502cm" svg:y="8.933cm">
          <draw:text-box>
            <text:p><text:span text:style-name="T14">1</text:span></text:p>
          </draw:text-box>
        </draw:frame>
        <draw:frame draw:style-name="gr56" draw:text-style-name="P16" draw:layer="layout" svg:width="0.659cm" svg:height="0.569cm" svg:x="18.503cm" svg:y="11.434cm">
          <draw:text-box>
            <text:p><text:span text:style-name="T14">1</text:span></text:p>
          </draw:text-box>
        </draw:frame>
        <draw:frame draw:style-name="gr56" draw:text-style-name="P16" draw:layer="layout" svg:width="0.659cm" svg:height="0.569cm" svg:x="18.804cm" svg:y="9.735cm">
          <draw:text-box>
            <text:p><text:span text:style-name="T14">4</text:span></text:p>
          </draw:text-box>
        </draw:frame>
        <draw:frame draw:style-name="gr56" draw:text-style-name="P16" draw:layer="layout" svg:width="0.659cm" svg:height="0.569cm" svg:x="18.805cm" svg:y="10.136cm">
          <draw:text-box>
            <text:p><text:span text:style-name="T14">0</text:span></text:p>
          </draw:text-box>
        </draw:frame>
        <draw:frame draw:style-name="gr56" draw:text-style-name="P16" draw:layer="layout" svg:width="0.659cm" svg:height="0.569cm" svg:x="18.504cm" svg:y="14.935cm">
          <draw:text-box>
            <text:p><text:span text:style-name="T14">1</text:span></text:p>
          </draw:text-box>
        </draw:frame>
        <draw:frame draw:style-name="gr56" draw:text-style-name="P16" draw:layer="layout" svg:width="0.659cm" svg:height="0.569cm" svg:x="18.541cm" svg:y="16.931cm">
          <draw:text-box>
            <text:p><text:span text:style-name="T14">1</text:span></text:p>
          </draw:text-box>
        </draw:frame>
        <draw:frame draw:style-name="gr56" draw:text-style-name="P16" draw:layer="layout" svg:width="0.659cm" svg:height="0.569cm" svg:x="18.841cm" svg:y="15.331cm">
          <draw:text-box>
            <text:p><text:span text:style-name="T14">1</text:span></text:p>
          </draw:text-box>
        </draw:frame>
        <draw:frame draw:style-name="gr56" draw:text-style-name="P16" draw:layer="layout" svg:width="0.659cm" svg:height="0.569cm" svg:x="18.841cm" svg:y="16cm">
          <draw:text-box>
            <text:p><text:span text:style-name="T14">0</text:span></text:p>
          </draw:text-box>
        </draw:frame>
      </draw:page>
      <draw:page draw:name="page9" draw:style-name="dp1" draw:master-page-name="Standard">
        <draw:frame draw:style-name="gr81" draw:text-style-name="P18" draw:layer="layout" svg:width="16.9cm" svg:height="6.494cm" svg:x="1.2cm" svg:y="11cm">
          <draw:text-box>
            <text:p text:style-name="P18"><text:span text:style-name="T34">Explications sur les procédures utlisées :</text:span></text:p>
            <text:p text:style-name="P18"><text:span text:style-name="T16"/></text:p>
            <text:p text:style-name="P18"><text:span text:style-name="T16">Les procédures EcritureShmAxeEO() et EcritureShmAxeNS() permettent d'écrire de manière sécurisée (avec dépot et retrait de jeton dans le sémaphore SemaphoreCouleur) dans la mémoire partagée </text:span><text:span text:style-name="T17">TempoCouleur</text:span><text:span text:style-name="T18"> respectivement dans les zones couleurAxeEO et couleurAxeNS.</text:span></text:p>
            <text:p text:style-name="P18"><text:span text:style-name="T18">Ainsi, à chaque changement de couleur, on fait appel à ces méthodes pour mettre à jour les couleurs des feux dans la mémoire partagée </text:span><text:span text:style-name="T17">TempoCouleur</text:span><text:span text:style-name="T18">.</text:span></text:p>
            <text:p text:style-name="P18"><text:span text:style-name="T16"/></text:p>
            <text:p text:style-name="P18"><text:span text:style-name="T16"/></text:p>
            <text:p text:style-name="P18"><text:span text:style-name="T16">La procédure DecompteTempo() permet de « compter » x secondes, d'effectuer les affichages dans les zones TEMPS_AXE_NS et TEMPS_AXE_EO, et de mettre à jour les variables locales tempoNS et tempoEO.</text:span></text:p>
          </draw:text-box>
        </draw:frame>
        <draw:frame draw:style-name="gr1" draw:text-style-name="P34" draw:layer="layout" svg:width="18.722cm" svg:height="6.854cm" svg:x="1.024cm" svg:y="1.801cm">
          <draw:text-box>
            <text:p text:style-name="P34"><text:span text:style-name="T35">Constantes et variables :</text:span></text:p>
            <text:p text:style-name="P34"><text:span text:style-name="T36"/></text:p>
            <text:p text:style-name="P34"><text:span text:style-name="T36">TEMPO_ORANGE = 3 Correspond au temps (en secondes) pendant lequel les feux restent oranges</text:span></text:p>
            <text:p text:style-name="P34"><text:span text:style-name="T36"/></text:p>
            <text:p text:style-name="P34"><text:span text:style-name="T36">TEMPO_ROUGE = 2 Correspond au temps (en secondes) pendant lequel les feux restent rouges</text:span></text:p>
            <text:p text:style-name="P34"><text:span text:style-name="T36"/></text:p>
            <text:p text:style-name="P34"><text:span text:style-name="T36">dureeNS = valeur contenue dans la zone tempoNS dans la mémoire partagée </text:span><text:span text:style-name="T37">TempoCouleur</text:span></text:p>
            <text:p text:style-name="P34"><text:span text:style-name="T37"/></text:p>
            <text:p text:style-name="P34"><text:span text:style-name="T36">dureeEO= valeur contenue dans la zone tempoEO dans la mémoire partagée </text:span><text:span text:style-name="T37">TempoCouleur</text:span></text:p>
            <text:p text:style-name="P34"><text:span text:style-name="T38"/></text:p>
            <text:p text:style-name="P34"><text:span text:style-name="T38">tempoNS = variable que l'on affiche dans la zone TEMPS_AXE_NS et se décrémentant chaque seconde,</text:span></text:p>
            <text:p text:style-name="P34"><text:span text:style-name="T38">indique le temps restant aux feux situés sur l'axe NS avant de changer de couleur</text:span></text:p>
            <text:p text:style-name="P34"><text:span text:style-name="T38"/></text:p>
            <text:p text:style-name="P34"><text:span text:style-name="T38">tempoEO = variable que l'on affiche dans la zone TEMPS_AXE_EO et se décrémentant chaque seconde,</text:span></text:p>
            <text:p text:style-name="P34"><text:span text:style-name="T38">indique le temps restant aux feux situés sur l'axe EO avant de changer de couleur</text:span></text:p>
          </draw:text-box>
        </draw:frame>
      </draw:page>
      <draw:page draw:name="page10" draw:style-name="dp1" draw:master-page-name="Standard">
        <draw:g>
          <draw:custom-shape draw:style-name="gr7" draw:text-style-name="P7" draw:layer="layout" svg:width="5cm" svg:height="18.6cm" svg:x="11.1cm" svg:y="5.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2" draw:text-style-name="P7" draw:layer="layout" svg:x1="13.7cm" svg:y1="7.115cm" svg:x2="13.7cm" svg:y2="23.589cm">
            <text:p/>
          </draw:line>
        </draw:g>
        <draw:frame draw:style-name="gr51" draw:text-style-name="P20" draw:layer="layout" svg:width="1.234cm" svg:height="0.727cm" svg:x="13.066cm" svg:y="4.873cm">
          <draw:text-box>
            <text:p><text:span text:style-name="T16">Feu</text:span></text:p>
          </draw:text-box>
        </draw:frame>
        <draw:g>
          <draw:custom-shape draw:style-name="gr10" draw:text-style-name="P7" draw:layer="layout" svg:width="0.935cm" svg:height="0.913cm" svg:x="4.966cm" svg:y="8.186cm">
            <text:p text:style-name="P7">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7" draw:layer="layout" svg:width="2.799cm" svg:height="9.942cm" svg:x="6.801cm" svg:y="9.557cm">
            <text:p/>
            <draw:enhanced-geometry svg:viewBox="0 0 21600 21600" draw:mirror-horizontal="false" draw:mirror-vertical="false" draw:type="rectangle" draw:enhanced-path="M 0 0 L 21600 0 21600 21600 0 21600 0 0 Z N"/>
          </draw:custom-shape>
          <draw:polyline draw:style-name="gr32" draw:text-style-name="P7" draw:layer="layout" svg:width="2.544cm" svg:height="9.899cm" svg:x="5.656cm" svg:y="8.699cm" svg:viewBox="0 0 2545 9900" draw:points="231,0 2314,0 0,1200 2545,1200 2545,9900">
            <text:p/>
          </draw:polyline>
        </draw:g>
        <draw:frame draw:style-name="gr82" draw:text-style-name="P16" draw:layer="layout" svg:width="2.38cm" svg:height="1.459cm" svg:x="7.82cm" svg:y="8.6cm">
          <draw:text-box>
            <text:p><text:span text:style-name="T16">finTache</text:span></text:p>
          </draw:text-box>
        </draw:frame>
        <draw:frame draw:style-name="gr83" draw:text-style-name="P16" draw:layer="layout" svg:width="2.365cm" svg:height="1.125cm" svg:x="4.501cm" svg:y="9.999cm">
          <draw:text-box>
            <text:p><text:span text:style-name="T16">SIGUSR2</text:span></text:p>
          </draw:text-box>
        </draw:frame>
        <draw:line draw:style-name="gr32" draw:text-style-name="P26" draw:layer="layout" svg:x1="9.601cm" svg:y1="10.499cm" svg:x2="11.401cm" svg:y2="10.499cm">
          <text:p/>
        </draw:line>
        <draw:line draw:style-name="gr32" draw:text-style-name="P26" draw:layer="layout" svg:x1="8.201cm" svg:y1="17.699cm" svg:x2="11.201cm" svg:y2="17.699cm">
          <text:p/>
        </draw:line>
        <draw:g>
          <draw:line draw:style-name="gr32" draw:text-style-name="P7" draw:layer="layout" svg:x1="10.101cm" svg:y1="17.599cm" svg:x2="10.301cm" svg:y2="17.799cm">
            <text:p/>
          </draw:line>
          <draw:line draw:style-name="gr32" draw:text-style-name="P7" draw:layer="layout" svg:x1="10.101cm" svg:y1="17.799cm" svg:x2="10.301cm" svg:y2="17.599cm">
            <text:p/>
          </draw:line>
        </draw:g>
        <draw:frame draw:style-name="gr84" draw:text-style-name="P16" draw:layer="layout" svg:width="1.124cm" svg:height="0.569cm" svg:x="9.676cm" svg:y="17.775cm">
          <draw:text-box>
            <text:p><text:span text:style-name="T14">exit()</text:span></text:p>
          </draw:text-box>
        </draw:frame>
        <draw:frame draw:style-name="gr36" draw:text-style-name="P8" draw:layer="layout" svg:width="12.309cm" svg:height="1.825cm" svg:x="4.103cm" svg:y="1.858cm">
          <draw:text-box>
            <text:p text:style-name="P7"><text:span text:style-name="T8">Feu</text:span></text:p>
            <text:p text:style-name="P7"><text:span text:style-name="T8">Destruction</text:span></text:p>
          </draw:text-box>
        </draw:frame>
        <draw:line draw:style-name="gr32" draw:text-style-name="P7" draw:layer="layout" svg:x1="3.1cm" svg:y1="12.7cm" svg:x2="8.2cm" svg:y2="12.7cm">
          <text:p/>
        </draw:line>
        <draw:custom-shape draw:style-name="gr7" draw:text-style-name="P31" draw:layer="layout" svg:width="0.8cm" svg:height="0.8cm" svg:x="5.4cm" svg:y="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2" draw:text-style-name="P26" draw:layer="layout" svg:x1="5.5cm" svg:y1="12.4cm" svg:x2="6.1cm" svg:y2="13cm">
          <text:p/>
        </draw:line>
        <draw:line draw:style-name="gr32" draw:text-style-name="P26" draw:layer="layout" svg:x1="5.5cm" svg:y1="13cm" svg:x2="6.1cm" svg:y2="12.4cm">
          <text:p/>
        </draw:line>
        <draw:frame draw:style-name="gr1" draw:layer="layout" svg:width="18.663cm" svg:height="1.673cm" svg:x="1.249cm" svg:y="26cm">
          <draw:text-box>
            <text:p>A la réception du signal SIGUSR2,le handler se déclenche :</text:p>
            <text:p>La tâche Feu se détache de la mémoire partagée et s'autodétruit</text:p>
          </draw:text-box>
        </draw:frame>
        <draw:g>
          <draw:custom-shape draw:style-name="gr7" draw:text-style-name="P13" draw:layer="layout" svg:width="1.808cm" svg:height="2.156cm" svg:x="2.259cm" svg:y="9.86cm">
            <text:p/>
            <draw:enhanced-geometry svg:viewBox="0 0 21600 21600" draw:mirror-horizontal="false" draw:mirror-vertical="false" draw:type="rectangle" draw:enhanced-path="M 0 0 L 21600 0 21600 21600 0 21600 0 0 Z N"/>
          </draw:custom-shape>
          <draw:custom-shape draw:style-name="gr7" draw:text-style-name="P7" draw:layer="layout" svg:width="1.809cm" svg:height="0.539cm" svg:x="2.258cm" svg:y="9.86cm">
            <text:p/>
            <draw:enhanced-geometry svg:viewBox="0 0 21600 21600" draw:type="rectangle" draw:enhanced-path="M 0 0 L 21600 0 21600 21600 0 21600 0 0 Z N"/>
          </draw:custom-shape>
          <draw:custom-shape draw:style-name="gr7" draw:text-style-name="P7" draw:layer="layout" svg:width="1.809cm" svg:height="0.539cm" svg:x="2.258cm" svg:y="10.399cm">
            <text:p/>
            <draw:enhanced-geometry svg:viewBox="0 0 21600 21600" draw:type="rectangle" draw:enhanced-path="M 0 0 L 21600 0 21600 21600 0 21600 0 0 Z N"/>
          </draw:custom-shape>
          <draw:custom-shape draw:style-name="gr7" draw:text-style-name="P7" draw:layer="layout" svg:width="1.809cm" svg:height="0.54cm" svg:x="2.258cm" svg:y="10.938cm">
            <text:p/>
            <draw:enhanced-geometry svg:viewBox="0 0 21600 21600" draw:type="rectangle" draw:enhanced-path="M 0 0 L 21600 0 21600 21600 0 21600 0 0 Z N"/>
          </draw:custom-shape>
          <draw:custom-shape draw:style-name="gr7" draw:text-style-name="P7" draw:layer="layout" svg:width="1.809cm" svg:height="0.538cm" svg:x="2.258cm" svg:y="11.478cm">
            <text:p/>
            <draw:enhanced-geometry svg:viewBox="0 0 21600 21600" draw:type="rectangle" draw:enhanced-path="M 0 0 L 21600 0 21600 21600 0 21600 0 0 Z N"/>
          </draw:custom-shape>
        </draw:g>
        <draw:frame draw:style-name="gr85" draw:text-style-name="P11" draw:layer="layout" svg:width="3.681cm" svg:height="0.88cm" svg:x="0.919cm" svg:y="9.3cm">
          <draw:text-box draw:corner-radius="0.3cm">
            <text:p><text:span text:style-name="T11">TempoCouleur</text:span></text:p>
          </draw:text-box>
        </draw:frame>
        <draw:frame draw:style-name="gr70" draw:text-style-name="P15" draw:layer="layout" svg:width="2.311cm" svg:height="0.942cm" svg:x="2.359cm" svg:y="9.86cm">
          <draw:text-box draw:corner-radius="0.3cm">
            <text:p text:style-name="P15"><text:span text:style-name="T13">TempoEO</text:span></text:p>
          </draw:text-box>
        </draw:frame>
        <draw:frame draw:style-name="gr71" draw:text-style-name="P15" draw:layer="layout" svg:width="2.294cm" svg:height="0.943cm" svg:x="2.359cm" svg:y="10.399cm">
          <draw:text-box draw:corner-radius="0.3cm">
            <text:p text:style-name="P15"><text:span text:style-name="T13">TempoNS</text:span></text:p>
          </draw:text-box>
        </draw:frame>
        <draw:frame draw:style-name="gr72" draw:text-style-name="P15" draw:layer="layout" svg:width="2.992cm" svg:height="0.763cm" svg:x="2.208cm" svg:y="11cm">
          <draw:text-box draw:corner-radius="0.3cm">
            <text:p text:style-name="P15"><text:span text:style-name="T13">couleurAxeNS</text:span></text:p>
          </draw:text-box>
        </draw:frame>
        <draw:frame draw:style-name="gr73" draw:text-style-name="P15" draw:layer="layout" svg:width="3.012cm" svg:height="0.763cm" svg:x="2.188cm" svg:y="11.5cm">
          <draw:text-box draw:corner-radius="0.3cm">
            <text:p text:style-name="P15"><text:span text:style-name="T13">couleurAxeEO</text:span></text:p>
          </draw:text-box>
        </draw:frame>
        <draw:line draw:style-name="gr32" draw:text-style-name="P7" draw:layer="layout" svg:x1="3.1cm" svg:y1="12.7cm" svg:x2="3.1cm" svg:y2="12.1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draw:stroke-dash draw:name="Fine_20_Dashed" draw:display-name="Fine Dashed" draw:style="rect" draw:dots1="1" draw:dots1-length="197%" draw:distance="197%"/>
    <draw:stroke-dash draw:name="Ultrafine_20_Dashed" draw:display-name="Ultrafine Dashed" draw:style="rect" draw:dots1="1" draw:distance="5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_20_sans_20_remplissage_20_ni_20_ligne" style:display-name="Objet sans remplissage ni ligne" style:family="graphic" style:parent-style-name="standard">
      <style:graphic-properties draw:stroke="none" draw:fill="none"/>
    </style:style>
  </office:styles>
  <office:automatic-styles>
    <style:page-layout style:name="PM0">
      <style:page-layout-properties fo:margin-top="1cm" fo:margin-bottom="1cm" fo:margin-left="1cm" fo:margin-right="0.589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3-19T17:15:58.727182193</meta:creation-date>
    <dc:date>2015-04-02T16:31:56.118198277</dc:date>
    <meta:editing-duration>PT10H33M48S</meta:editing-duration>
    <meta:editing-cycles>78</meta:editing-cycles>
    <meta:generator>LibreOffice/4.2.6.3$Linux_X86_64 LibreOffice_project/420$Build-3</meta:generator>
    <meta:document-statistic meta:object-count="638"/>
  </office:meta>
</office:document-meta>
</file>